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Abri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01.22" table:style-name="ce2">
            <text:p>1.501,22</text:p>
          </table:table-cell>
          <table:table-cell office:value-type="float" office:value="113638.53" table:style-name="ce2">
            <text:p>113.638,53</text:p>
          </table:table-cell>
          <table:table-cell office:value-type="float" office:value="1" table:style-name="ce1">
            <text:p>1</text:p>
          </table:table-cell>
          <table:table-cell office:value-type="float" office:value="8214.34" table:style-name="ce2">
            <text:p>8.214,34</text:p>
          </table:table-cell>
          <table:table-cell office:value-type="float" office:value="917068.98" table:style-name="ce2">
            <text:p>917.068,98</text:p>
          </table:table-cell>
          <table:table-cell office:value-type="float" office:value="71" table:style-name="ce1">
            <text:p>71</text:p>
          </table:table-cell>
          <table:table-cell office:value-type="float" office:value="3801.19" table:style-name="ce2">
            <text:p>3.801,19</text:p>
          </table:table-cell>
          <table:table-cell office:value-type="float" office:value="363166.5" table:style-name="ce2">
            <text:p>363.166,50</text:p>
          </table:table-cell>
          <table:table-cell office:value-type="float" office:value="1" table:style-name="ce1">
            <text:p>1</text:p>
          </table:table-cell>
          <table:table-cell office:value-type="float" office:value="14357.14" table:style-name="ce2">
            <text:p>14.357,14</text:p>
          </table:table-cell>
          <table:table-cell office:value-type="float" office:value="1472346.72" table:style-name="ce2">
            <text:p>1.472.346,72</text:p>
          </table:table-cell>
          <table:table-cell office:value-type="float" office:value="1" table:style-name="ce1">
            <text:p>1</text:p>
          </table:table-cell>
          <table:table-cell office:value-type="float" office:value="8461.92" table:style-name="ce2">
            <text:p>8.461,92</text:p>
          </table:table-cell>
          <table:table-cell office:value-type="float" office:value="1655828.18" table:style-name="ce2">
            <text:p>1.655.828,18</text:p>
          </table:table-cell>
          <table:table-cell office:value-type="float" office:value="1" table:style-name="ce1">
            <text:p>1</text:p>
          </table:table-cell>
          <table:table-cell office:value-type="float" office:value="2521.3000000000002" table:style-name="ce2">
            <text:p>2.521,30</text:p>
          </table:table-cell>
          <table:table-cell office:value-type="float" office:value="276555.40000000002" table:style-name="ce2">
            <text:p>276.555,40</text:p>
          </table:table-cell>
          <table:table-cell office:value-type="float" office:value="1" table:style-name="ce1">
            <text:p>1</text:p>
          </table:table-cell>
          <table:table-cell office:value-type="float" office:value="10549.98" table:style-name="ce2">
            <text:p>10.549,98</text:p>
          </table:table-cell>
          <table:table-cell office:value-type="float" office:value="825005.17" table:style-name="ce2">
            <text:p>825.005,17</text:p>
          </table:table-cell>
          <table:table-cell office:value-type="float" office:value="1" table:style-name="ce1">
            <text:p>1</text:p>
          </table:table-cell>
          <table:table-cell office:value-type="float" office:value="3225.98" table:style-name="ce2">
            <text:p>3.225,98</text:p>
          </table:table-cell>
          <table:table-cell office:value-type="float" office:value="424568.37" table:style-name="ce2">
            <text:p>424.568,37</text:p>
          </table:table-cell>
          <table:table-cell office:value-type="float" office:value="258" table:style-name="ce1">
            <text:p>258</text:p>
          </table:table-cell>
          <table:table-cell office:value-type="float" office:value="3678.02" table:style-name="ce2">
            <text:p>3.678,02</text:p>
          </table:table-cell>
          <table:table-cell office:value-type="float" office:value="657945.36" table:style-name="ce2">
            <text:p>657.945,36</text:p>
          </table:table-cell>
          <table:table-cell office:value-type="float" office:value="1" table:style-name="ce1">
            <text:p>1</text:p>
          </table:table-cell>
          <table:table-cell office:value-type="float" office:value="6267.55" table:style-name="ce2">
            <text:p>6.267,55</text:p>
          </table:table-cell>
          <table:table-cell office:value-type="float" office:value="725806.01" table:style-name="ce2">
            <text:p>725.806,01</text:p>
          </table:table-cell>
          <table:table-cell office:value-type="float" office:value="1" table:style-name="ce1">
            <text:p>1</text:p>
          </table:table-cell>
          <table:table-cell office:value-type="float" office:value="3140.46" table:style-name="ce2">
            <text:p>3.140,46</text:p>
          </table:table-cell>
          <table:table-cell office:value-type="float" office:value="258842.72" table:style-name="ce2">
            <text:p>258.842,7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24.09" table:style-name="ce2">
            <text:p>2.624,09</text:p>
          </table:table-cell>
          <table:table-cell office:value-type="float" office:value="252032.54" table:style-name="ce2">
            <text:p>252.032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655.3500000000004" table:style-name="ce2">
            <text:p>4.655,35</text:p>
          </table:table-cell>
          <table:table-cell office:value-type="float" office:value="419223.05" table:style-name="ce2">
            <text:p>419.223,05</text:p>
          </table:table-cell>
          <table:table-cell office:value-type="float" office:value="6" table:style-name="ce1">
            <text:p>6</text:p>
          </table:table-cell>
          <table:table-cell office:value-type="float" office:value="4304.51" table:style-name="ce2">
            <text:p>4.304,51</text:p>
          </table:table-cell>
          <table:table-cell office:value-type="float" office:value="423545.8" table:style-name="ce2">
            <text:p>423.545,80</text:p>
          </table:table-cell>
          <table:table-cell office:value-type="float" office:value="1" table:style-name="ce1">
            <text:p>1</text:p>
          </table:table-cell>
          <table:table-cell office:value-type="float" office:value="597.92999999999995" table:style-name="ce1">
            <text:p>597,93</text:p>
          </table:table-cell>
          <table:table-cell office:value-type="float" office:value="58049.279999999999" table:style-name="ce2">
            <text:p>58.049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84" table:style-name="ce1">
            <text:p>384</text:p>
          </table:table-cell>
          <table:table-cell office:value-type="float" office:value="37393.410000000003" table:style-name="ce2">
            <text:p>37.393,41</text:p>
          </table:table-cell>
          <table:table-cell office:value-type="float" office:value="1" table:style-name="ce1">
            <text:p>1</text:p>
          </table:table-cell>
          <table:table-cell office:value-type="float" office:value="449" table:style-name="ce1">
            <text:p>449</text:p>
          </table:table-cell>
          <table:table-cell office:value-type="float" office:value="43589.61" table:style-name="ce2">
            <text:p>43.589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3.72" table:style-name="ce1">
            <text:p>3,72</text:p>
          </table:table-cell>
          <table:table-cell office:value-type="float" office:value="417.55" table:style-name="ce1">
            <text:p>417,55</text:p>
          </table:table-cell>
          <table:table-cell office:value-type="float" office:value="232" table:style-name="ce1">
            <text:p>232</text:p>
          </table:table-cell>
          <table:table-cell office:value-type="float" office:value="126.59" table:style-name="ce1">
            <text:p>126,59</text:p>
          </table:table-cell>
          <table:table-cell office:value-type="float" office:value="12900.2" table:style-name="ce2">
            <text:p>12.900,20</text:p>
          </table:table-cell>
          <table:table-cell office:value-type="float" office:value="20" table:style-name="ce1">
            <text:p>20</text:p>
          </table:table-cell>
          <table:table-cell office:value-type="float" office:value="8.99" table:style-name="ce1">
            <text:p>8,99</text:p>
          </table:table-cell>
          <table:table-cell office:value-type="float" office:value="949.74" table:style-name="ce1">
            <text:p>949,74</text:p>
          </table:table-cell>
          <table:table-cell office:value-type="float" office:value="7" table:style-name="ce1">
            <text:p>7</text:p>
          </table:table-cell>
          <table:table-cell office:value-type="float" office:value="3.41" table:style-name="ce1">
            <text:p>3,41</text:p>
          </table:table-cell>
          <table:table-cell office:value-type="float" office:value="341.11" table:style-name="ce1">
            <text:p>341,11</text:p>
          </table:table-cell>
          <table:table-cell office:value-type="float" office:value="9" table:style-name="ce1">
            <text:p>9</text:p>
          </table:table-cell>
          <table:table-cell office:value-type="float" office:value="3.43" table:style-name="ce1">
            <text:p>3,43</text:p>
          </table:table-cell>
          <table:table-cell office:value-type="float" office:value="343.54" table:style-name="ce1">
            <text:p>343,54</text:p>
          </table:table-cell>
          <table:table-cell office:value-type="float" office:value="27" table:style-name="ce1">
            <text:p>27</text:p>
          </table:table-cell>
          <table:table-cell office:value-type="float" office:value="12.38" table:style-name="ce1">
            <text:p>12,38</text:p>
          </table:table-cell>
          <table:table-cell office:value-type="float" office:value="1253.8800000000001" table:style-name="ce2">
            <text:p>1.253,88</text:p>
          </table:table-cell>
          <table:table-cell office:value-type="float" office:value="56" table:style-name="ce1">
            <text:p>56</text:p>
          </table:table-cell>
          <table:table-cell office:value-type="float" office:value="24.28" table:style-name="ce1">
            <text:p>24,28</text:p>
          </table:table-cell>
          <table:table-cell office:value-type="float" office:value="2502.0100000000002" table:style-name="ce2">
            <text:p>2.502,01</text:p>
          </table:table-cell>
          <table:table-cell office:value-type="float" office:value="4" table:style-name="ce1">
            <text:p>4</text:p>
          </table:table-cell>
          <table:table-cell office:value-type="float" office:value="2.42" table:style-name="ce1">
            <text:p>2,42</text:p>
          </table:table-cell>
          <table:table-cell office:value-type="float" office:value="247.13" table:style-name="ce1">
            <text:p>247,13</text:p>
          </table:table-cell>
          <table:table-cell office:value-type="float" office:value="16" table:style-name="ce1">
            <text:p>16</text:p>
          </table:table-cell>
          <table:table-cell office:value-type="float" office:value="9.91" table:style-name="ce1">
            <text:p>9,91</text:p>
          </table:table-cell>
          <table:table-cell office:value-type="float" office:value="1010.14" table:style-name="ce2">
            <text:p>1.010,14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,41</text:p>
          </table:table-cell>
          <table:table-cell office:value-type="float" office:value="41.76" table:style-name="ce1">
            <text:p>41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39" table:style-name="ce1">
            <text:p>9,39</text:p>
          </table:table-cell>
          <table:table-cell office:value-type="float" office:value="1005.7" table:style-name="ce2">
            <text:p>1.005,70</text:p>
          </table:table-cell>
          <table:table-cell office:value-type="float" office:value="2" table:style-name="ce1">
            <text:p>2</text:p>
          </table:table-cell>
          <table:table-cell office:value-type="float" office:value="23.72" table:style-name="ce1">
            <text:p>23,72</text:p>
          </table:table-cell>
          <table:table-cell office:value-type="float" office:value="2698.31" table:style-name="ce2">
            <text:p>2.698,31</text:p>
          </table:table-cell>
          <table:table-cell office:value-type="float" office:value="3" table:style-name="ce1">
            <text:p>3</text:p>
          </table:table-cell>
          <table:table-cell office:value-type="float" office:value="12.88" table:style-name="ce1">
            <text:p>12,88</text:p>
          </table:table-cell>
          <table:table-cell office:value-type="float" office:value="1637.97" table:style-name="ce2">
            <text:p>1.637,97</text:p>
          </table:table-cell>
          <table:table-cell office:value-type="float" office:value="1" table:style-name="ce1">
            <text:p>1</text:p>
          </table:table-cell>
          <table:table-cell office:value-type="float" office:value="3.13" table:style-name="ce1">
            <text:p>3,13</text:p>
          </table:table-cell>
          <table:table-cell office:value-type="float" office:value="358.76" table:style-name="ce1">
            <text:p>358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.26" table:style-name="ce1">
            <text:p>10,26</text:p>
          </table:table-cell>
          <table:table-cell office:value-type="float" office:value="1080.48" table:style-name="ce2">
            <text:p>1.080,4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51" table:style-name="ce1">
            <text:p>4,51</text:p>
          </table:table-cell>
          <table:table-cell office:value-type="float" office:value="416.99" table:style-name="ce1">
            <text:p>416,9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41" table:style-name="ce3">
            <text:p>3.341</text:p>
          </table:table-cell>
          <table:table-cell office:value-type="float" office:value="865.34" table:style-name="ce1">
            <text:p>865,34</text:p>
          </table:table-cell>
          <table:table-cell office:value-type="float" office:value="88297.69" table:style-name="ce2">
            <text:p>88.297,69</text:p>
          </table:table-cell>
          <table:table-cell office:value-type="float" office:value="19945" table:style-name="ce3">
            <text:p>19.945</text:p>
          </table:table-cell>
          <table:table-cell office:value-type="float" office:value="7558.38" table:style-name="ce2">
            <text:p>7.558,38</text:p>
          </table:table-cell>
          <table:table-cell office:value-type="float" office:value="765904.13" table:style-name="ce2">
            <text:p>765.904,13</text:p>
          </table:table-cell>
          <table:table-cell office:value-type="float" office:value="7654" table:style-name="ce3">
            <text:p>7.654</text:p>
          </table:table-cell>
          <table:table-cell office:value-type="float" office:value="3057.01" table:style-name="ce2">
            <text:p>3.057,01</text:p>
          </table:table-cell>
          <table:table-cell office:value-type="float" office:value="310524.82" table:style-name="ce2">
            <text:p>310.524,82</text:p>
          </table:table-cell>
          <table:table-cell office:value-type="float" office:value="69924" table:style-name="ce3">
            <text:p>69.924</text:p>
          </table:table-cell>
          <table:table-cell office:value-type="float" office:value="32086.35" table:style-name="ce2">
            <text:p>32.086,35</text:p>
          </table:table-cell>
          <table:table-cell office:value-type="float" office:value="3353044.11" table:style-name="ce2">
            <text:p>3.353.044,11</text:p>
          </table:table-cell>
          <table:table-cell office:value-type="float" office:value="16924" table:style-name="ce3">
            <text:p>16.924</text:p>
          </table:table-cell>
          <table:table-cell office:value-type="float" office:value="8899.34" table:style-name="ce2">
            <text:p>8.899,34</text:p>
          </table:table-cell>
          <table:table-cell office:value-type="float" office:value="902166.36" table:style-name="ce2">
            <text:p>902.166,36</text:p>
          </table:table-cell>
          <table:table-cell office:value-type="float" office:value="6901" table:style-name="ce3">
            <text:p>6.901</text:p>
          </table:table-cell>
          <table:table-cell office:value-type="float" office:value="2968.56" table:style-name="ce2">
            <text:p>2.968,56</text:p>
          </table:table-cell>
          <table:table-cell office:value-type="float" office:value="295906.76" table:style-name="ce2">
            <text:p>295.906,76</text:p>
          </table:table-cell>
          <table:table-cell office:value-type="float" office:value="15830" table:style-name="ce3">
            <text:p>15.830</text:p>
          </table:table-cell>
          <table:table-cell office:value-type="float" office:value="8069.67" table:style-name="ce2">
            <text:p>8.069,67</text:p>
          </table:table-cell>
          <table:table-cell office:value-type="float" office:value="815910.67" table:style-name="ce2">
            <text:p>815.910,67</text:p>
          </table:table-cell>
          <table:table-cell office:value-type="float" office:value="11085" table:style-name="ce3">
            <text:p>11.085</text:p>
          </table:table-cell>
          <table:table-cell office:value-type="float" office:value="4580.79" table:style-name="ce2">
            <text:p>4.580,79</text:p>
          </table:table-cell>
          <table:table-cell office:value-type="float" office:value="465072.68" table:style-name="ce2">
            <text:p>465.072,68</text:p>
          </table:table-cell>
          <table:table-cell office:value-type="float" office:value="8897" table:style-name="ce3">
            <text:p>8.897</text:p>
          </table:table-cell>
          <table:table-cell office:value-type="float" office:value="4153.62" table:style-name="ce2">
            <text:p>4.153,62</text:p>
          </table:table-cell>
          <table:table-cell office:value-type="float" office:value="421486.31" table:style-name="ce2">
            <text:p>421.486,31</text:p>
          </table:table-cell>
          <table:table-cell office:value-type="float" office:value="24232" table:style-name="ce3">
            <text:p>24.232</text:p>
          </table:table-cell>
          <table:table-cell office:value-type="float" office:value="7920.49" table:style-name="ce2">
            <text:p>7.920,49</text:p>
          </table:table-cell>
          <table:table-cell office:value-type="float" office:value="803472.64" table:style-name="ce2">
            <text:p>803.472,64</text:p>
          </table:table-cell>
          <table:table-cell office:value-type="float" office:value="11419" table:style-name="ce3">
            <text:p>11.419</text:p>
          </table:table-cell>
          <table:table-cell office:value-type="float" office:value="3742.65" table:style-name="ce2">
            <text:p>3.742,65</text:p>
          </table:table-cell>
          <table:table-cell office:value-type="float" office:value="380357.38" table:style-name="ce2">
            <text:p>380.357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4.27" table:style-name="ce1">
            <text:p>24,27</text:p>
          </table:table-cell>
          <table:table-cell office:value-type="float" office:value="2417.67" table:style-name="ce2">
            <text:p>2.417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98.46" table:style-name="ce1">
            <text:p>98,46</text:p>
          </table:table-cell>
          <table:table-cell office:value-type="float" office:value="13005.79" table:style-name="ce2">
            <text:p>13.005,79</text:p>
          </table:table-cell>
          <table:table-cell office:value-type="float" office:value="4220" table:style-name="ce3">
            <text:p>4.220</text:p>
          </table:table-cell>
          <table:table-cell office:value-type="float" office:value="15191.66" table:style-name="ce2">
            <text:p>15.191,66</text:p>
          </table:table-cell>
          <table:table-cell office:value-type="float" office:value="1700308.55" table:style-name="ce2">
            <text:p>1.700.308,55</text:p>
          </table:table-cell>
          <table:table-cell office:value-type="float" office:value="1069" table:style-name="ce3">
            <text:p>1.069</text:p>
          </table:table-cell>
          <table:table-cell office:value-type="float" office:value="4059.01" table:style-name="ce2">
            <text:p>4.059,01</text:p>
          </table:table-cell>
          <table:table-cell office:value-type="float" office:value="456823.48" table:style-name="ce2">
            <text:p>456.823,48</text:p>
          </table:table-cell>
          <table:table-cell office:value-type="float" office:value="70" table:style-name="ce1">
            <text:p>70</text:p>
          </table:table-cell>
          <table:table-cell office:value-type="float" office:value="183.44" table:style-name="ce1">
            <text:p>183,44</text:p>
          </table:table-cell>
          <table:table-cell office:value-type="float" office:value="20478.3" table:style-name="ce2">
            <text:p>20.478,30</text:p>
          </table:table-cell>
          <table:table-cell office:value-type="float" office:value="127" table:style-name="ce1">
            <text:p>127</text:p>
          </table:table-cell>
          <table:table-cell office:value-type="float" office:value="252.52" table:style-name="ce1">
            <text:p>252,52</text:p>
          </table:table-cell>
          <table:table-cell office:value-type="float" office:value="29468.7" table:style-name="ce2">
            <text:p>29.468,70</text:p>
          </table:table-cell>
          <table:table-cell office:value-type="float" office:value="349" table:style-name="ce1">
            <text:p>349</text:p>
          </table:table-cell>
          <table:table-cell office:value-type="float" office:value="950.44" table:style-name="ce1">
            <text:p>950,44</text:p>
          </table:table-cell>
          <table:table-cell office:value-type="float" office:value="107211.61" table:style-name="ce2">
            <text:p>107.211,61</text:p>
          </table:table-cell>
          <table:table-cell office:value-type="float" office:value="61" table:style-name="ce1">
            <text:p>61</text:p>
          </table:table-cell>
          <table:table-cell office:value-type="float" office:value="228.23" table:style-name="ce1">
            <text:p>228,23</text:p>
          </table:table-cell>
          <table:table-cell office:value-type="float" office:value="24746.09" table:style-name="ce2">
            <text:p>24.746,09</text:p>
          </table:table-cell>
          <table:table-cell office:value-type="float" office:value="35" table:style-name="ce1">
            <text:p>35</text:p>
          </table:table-cell>
          <table:table-cell office:value-type="float" office:value="93.49" table:style-name="ce1">
            <text:p>93,49</text:p>
          </table:table-cell>
          <table:table-cell office:value-type="float" office:value="10330.290000000001" table:style-name="ce2">
            <text:p>10.330,29</text:p>
          </table:table-cell>
          <table:table-cell office:value-type="float" office:value="85" table:style-name="ce1">
            <text:p>85</text:p>
          </table:table-cell>
          <table:table-cell office:value-type="float" office:value="105.88" table:style-name="ce1">
            <text:p>105,88</text:p>
          </table:table-cell>
          <table:table-cell office:value-type="float" office:value="12732.89" table:style-name="ce2">
            <text:p>12.732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93.56" table:style-name="ce1">
            <text:p>493,56</text:p>
          </table:table-cell>
          <table:table-cell office:value-type="float" office:value="50293.5" table:style-name="ce2">
            <text:p>50.293,50</text:p>
          </table:table-cell>
          <table:table-cell office:value-type="float" office:value="106" table:style-name="ce1">
            <text:p>106</text:p>
          </table:table-cell>
          <table:table-cell office:value-type="float" office:value="116.31" table:style-name="ce1">
            <text:p>116,31</text:p>
          </table:table-cell>
          <table:table-cell office:value-type="float" office:value="11854.27" table:style-name="ce2">
            <text:p>11.854,27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4212.9799999999996" table:style-name="ce2">
            <text:p>4.212,98</text:p>
          </table:table-cell>
          <table:table-cell office:value-type="float" office:value="23" table:style-name="ce1">
            <text:p>23</text:p>
          </table:table-cell>
          <table:table-cell office:value-type="float" office:value="153.07" table:style-name="ce1">
            <text:p>153,07</text:p>
          </table:table-cell>
          <table:table-cell office:value-type="float" office:value="16651.37" table:style-name="ce2">
            <text:p>16.651,37</text:p>
          </table:table-cell>
          <table:table-cell office:value-type="float" office:value="2" table:style-name="ce1">
            <text:p>2</text:p>
          </table:table-cell>
          <table:table-cell office:value-type="float" office:value="6.93" table:style-name="ce1">
            <text:p>6,93</text:p>
          </table:table-cell>
          <table:table-cell office:value-type="float" office:value="658.18" table:style-name="ce1">
            <text:p>658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5" table:style-name="ce1">
            <text:p>565</text:p>
          </table:table-cell>
          <table:table-cell office:value-type="float" office:value="2297.39" table:style-name="ce2">
            <text:p>2.297,39</text:p>
          </table:table-cell>
          <table:table-cell office:value-type="float" office:value="242318.67" table:style-name="ce2">
            <text:p>242.318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.91" table:style-name="ce1">
            <text:p>3,91</text:p>
          </table:table-cell>
          <table:table-cell office:value-type="float" office:value="402.18" table:style-name="ce1">
            <text:p>402,18</text:p>
          </table:table-cell>
          <table:table-cell office:value-type="float" office:value="21" table:style-name="ce1">
            <text:p>21</text:p>
          </table:table-cell>
          <table:table-cell office:value-type="float" office:value="103.13" table:style-name="ce1">
            <text:p>103,13</text:p>
          </table:table-cell>
          <table:table-cell office:value-type="float" office:value="11287.25" table:style-name="ce2">
            <text:p>11.287,25</text:p>
          </table:table-cell>
          <table:table-cell office:value-type="float" office:value="3" table:style-name="ce1">
            <text:p>3</text:p>
          </table:table-cell>
          <table:table-cell office:value-type="float" office:value="32.93" table:style-name="ce1">
            <text:p>32,93</text:p>
          </table:table-cell>
          <table:table-cell office:value-type="float" office:value="3556.72" table:style-name="ce2">
            <text:p>3.556,72</text:p>
          </table:table-cell>
          <table:table-cell office:value-type="float" office:value="4" table:style-name="ce1">
            <text:p>4</text:p>
          </table:table-cell>
          <table:table-cell office:value-type="float" office:value="18.8" table:style-name="ce1">
            <text:p>18,8</text:p>
          </table:table-cell>
          <table:table-cell office:value-type="float" office:value="2374.3000000000002" table:style-name="ce2">
            <text:p>2.374,30</text:p>
          </table:table-cell>
          <table:table-cell office:value-type="float" office:value="5" table:style-name="ce1">
            <text:p>5</text:p>
          </table:table-cell>
          <table:table-cell office:value-type="float" office:value="5.4" table:style-name="ce1">
            <text:p>5,4</text:p>
          </table:table-cell>
          <table:table-cell office:value-type="float" office:value="776.05" table:style-name="ce1">
            <text:p>776,05</text:p>
          </table:table-cell>
          <table:table-cell office:value-type="float" office:value="18" table:style-name="ce1">
            <text:p>18</text:p>
          </table:table-cell>
          <table:table-cell office:value-type="float" office:value="35.5" table:style-name="ce1">
            <text:p>35,5</text:p>
          </table:table-cell>
          <table:table-cell office:value-type="float" office:value="4713.53" table:style-name="ce2">
            <text:p>4.713,53</text:p>
          </table:table-cell>
          <table:table-cell office:value-type="float" office:value="6" table:style-name="ce1">
            <text:p>6</text:p>
          </table:table-cell>
          <table:table-cell office:value-type="float" office:value="53.5" table:style-name="ce1">
            <text:p>53,5</text:p>
          </table:table-cell>
          <table:table-cell office:value-type="float" office:value="6049.48" table:style-name="ce2">
            <text:p>6.049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9800000000000004" table:style-name="ce1">
            <text:p>4,98</text:p>
          </table:table-cell>
          <table:table-cell office:value-type="float" office:value="523.73" table:style-name="ce1">
            <text:p>523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.52" table:style-name="ce1">
            <text:p>51,52</text:p>
          </table:table-cell>
          <table:table-cell office:value-type="float" office:value="4973.8" table:style-name="ce2">
            <text:p>4.973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.12" table:style-name="ce1">
            <text:p>26,12</text:p>
          </table:table-cell>
          <table:table-cell office:value-type="float" office:value="8" table:style-name="ce1">
            <text:p>8</text:p>
          </table:table-cell>
          <table:table-cell office:value-type="float" office:value="163.55000000000001" table:style-name="ce1">
            <text:p>163,55</text:p>
          </table:table-cell>
          <table:table-cell office:value-type="float" office:value="16786.830000000002" table:style-name="ce2">
            <text:p>16.786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2" table:style-name="ce1">
            <text:p>182</text:p>
          </table:table-cell>
          <table:table-cell office:value-type="float" office:value="307.64" table:style-name="ce1">
            <text:p>307,64</text:p>
          </table:table-cell>
          <table:table-cell office:value-type="float" office:value="36151.33" table:style-name="ce2">
            <text:p>36.151,33</text:p>
          </table:table-cell>
          <table:table-cell office:value-type="float" office:value="758" table:style-name="ce1">
            <text:p>758</text:p>
          </table:table-cell>
          <table:table-cell office:value-type="float" office:value="865.87" table:style-name="ce1">
            <text:p>865,87</text:p>
          </table:table-cell>
          <table:table-cell office:value-type="float" office:value="94645.13" table:style-name="ce2">
            <text:p>94.645,13</text:p>
          </table:table-cell>
          <table:table-cell office:value-type="float" office:value="452" table:style-name="ce1">
            <text:p>452</text:p>
          </table:table-cell>
          <table:table-cell office:value-type="float" office:value="1582.51" table:style-name="ce2">
            <text:p>1.582,51</text:p>
          </table:table-cell>
          <table:table-cell office:value-type="float" office:value="189829.71" table:style-name="ce2">
            <text:p>189.829,71</text:p>
          </table:table-cell>
          <table:table-cell office:value-type="float" office:value="1337" table:style-name="ce3">
            <text:p>1.337</text:p>
          </table:table-cell>
          <table:table-cell office:value-type="float" office:value="19763.8" table:style-name="ce2">
            <text:p>19.763,80</text:p>
          </table:table-cell>
          <table:table-cell office:value-type="float" office:value="2089780.2" table:style-name="ce2">
            <text:p>2.089.780,20</text:p>
          </table:table-cell>
          <table:table-cell office:value-type="float" office:value="1619" table:style-name="ce3">
            <text:p>1.619</text:p>
          </table:table-cell>
          <table:table-cell office:value-type="float" office:value="9706.35" table:style-name="ce2">
            <text:p>9.706,35</text:p>
          </table:table-cell>
          <table:table-cell office:value-type="float" office:value="1137708.2" table:style-name="ce2">
            <text:p>1.137.708,20</text:p>
          </table:table-cell>
          <table:table-cell office:value-type="float" office:value="619" table:style-name="ce1">
            <text:p>619</text:p>
          </table:table-cell>
          <table:table-cell office:value-type="float" office:value="2623.07" table:style-name="ce2">
            <text:p>2.623,07</text:p>
          </table:table-cell>
          <table:table-cell office:value-type="float" office:value="304473.21000000002" table:style-name="ce2">
            <text:p>304.473,21</text:p>
          </table:table-cell>
          <table:table-cell office:value-type="float" office:value="1927" table:style-name="ce3">
            <text:p>1.927</text:p>
          </table:table-cell>
          <table:table-cell office:value-type="float" office:value="5140.99" table:style-name="ce2">
            <text:p>5.140,99</text:p>
          </table:table-cell>
          <table:table-cell office:value-type="float" office:value="615040.66" table:style-name="ce2">
            <text:p>615.040,66</text:p>
          </table:table-cell>
          <table:table-cell office:value-type="float" office:value="432" table:style-name="ce1">
            <text:p>432</text:p>
          </table:table-cell>
          <table:table-cell office:value-type="float" office:value="2910.3" table:style-name="ce2">
            <text:p>2.910,30</text:p>
          </table:table-cell>
          <table:table-cell office:value-type="float" office:value="337044.86" table:style-name="ce2">
            <text:p>337.044,86</text:p>
          </table:table-cell>
          <table:table-cell office:value-type="float" office:value="627" table:style-name="ce1">
            <text:p>627</text:p>
          </table:table-cell>
          <table:table-cell office:value-type="float" office:value="5569.12" table:style-name="ce2">
            <text:p>5.569,12</text:p>
          </table:table-cell>
          <table:table-cell office:value-type="float" office:value="631636.68999999994" table:style-name="ce2">
            <text:p>631.636,69</text:p>
          </table:table-cell>
          <table:table-cell office:value-type="float" office:value="741" table:style-name="ce1">
            <text:p>741</text:p>
          </table:table-cell>
          <table:table-cell office:value-type="float" office:value="2822.71" table:style-name="ce2">
            <text:p>2.822,71</text:p>
          </table:table-cell>
          <table:table-cell office:value-type="float" office:value="338821.45" table:style-name="ce2">
            <text:p>338.821,45</text:p>
          </table:table-cell>
          <table:table-cell office:value-type="float" office:value="16" table:style-name="ce1">
            <text:p>16</text:p>
          </table:table-cell>
          <table:table-cell office:value-type="float" office:value="11.38" table:style-name="ce1">
            <text:p>11,38</text:p>
          </table:table-cell>
          <table:table-cell office:value-type="float" office:value="1621.26" table:style-name="ce2">
            <text:p>1.621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1" table:style-name="ce1">
            <text:p>551</text:p>
          </table:table-cell>
          <table:table-cell office:value-type="float" office:value="5298.98" table:style-name="ce2">
            <text:p>5.298,98</text:p>
          </table:table-cell>
          <table:table-cell office:value-type="float" office:value="552969.68000000005" table:style-name="ce2">
            <text:p>552.969,68</text:p>
          </table:table-cell>
          <table:table-cell office:value-type="float" office:value="46" table:style-name="ce1">
            <text:p>46</text:p>
          </table:table-cell>
          <table:table-cell office:value-type="float" office:value="865.55" table:style-name="ce1">
            <text:p>865,55</text:p>
          </table:table-cell>
          <table:table-cell office:value-type="float" office:value="90904.02" table:style-name="ce2">
            <text:p>90.904,02</text:p>
          </table:table-cell>
          <table:table-cell office:value-type="float" office:value="578" table:style-name="ce1">
            <text:p>578</text:p>
          </table:table-cell>
          <table:table-cell office:value-type="float" office:value="22556.93" table:style-name="ce2">
            <text:p>22.556,93</text:p>
          </table:table-cell>
          <table:table-cell office:value-type="float" office:value="2168064.2400000002" table:style-name="ce2">
            <text:p>2.168.064,24</text:p>
          </table:table-cell>
          <table:table-cell office:value-type="float" office:value="89" table:style-name="ce1">
            <text:p>89</text:p>
          </table:table-cell>
          <table:table-cell office:value-type="float" office:value="3249.17" table:style-name="ce2">
            <text:p>3.249,17</text:p>
          </table:table-cell>
          <table:table-cell office:value-type="float" office:value="328689.57" table:style-name="ce2">
            <text:p>328.689,57</text:p>
          </table:table-cell>
          <table:table-cell office:value-type="float" office:value="38" table:style-name="ce1">
            <text:p>38</text:p>
          </table:table-cell>
          <table:table-cell office:value-type="float" office:value="678.46" table:style-name="ce1">
            <text:p>678,46</text:p>
          </table:table-cell>
          <table:table-cell office:value-type="float" office:value="69146.78" table:style-name="ce2">
            <text:p>69.146,78</text:p>
          </table:table-cell>
          <table:table-cell office:value-type="float" office:value="395" table:style-name="ce1">
            <text:p>395</text:p>
          </table:table-cell>
          <table:table-cell office:value-type="float" office:value="8078.16" table:style-name="ce2">
            <text:p>8.078,16</text:p>
          </table:table-cell>
          <table:table-cell office:value-type="float" office:value="844286.84" table:style-name="ce2">
            <text:p>844.286,84</text:p>
          </table:table-cell>
          <table:table-cell office:value-type="float" office:value="31" table:style-name="ce1">
            <text:p>31</text:p>
          </table:table-cell>
          <table:table-cell office:value-type="float" office:value="1828.79" table:style-name="ce2">
            <text:p>1.828,79</text:p>
          </table:table-cell>
          <table:table-cell office:value-type="float" office:value="184675.12" table:style-name="ce2">
            <text:p>184.675,12</text:p>
          </table:table-cell>
          <table:table-cell office:value-type="float" office:value="6" table:style-name="ce1">
            <text:p>6</text:p>
          </table:table-cell>
          <table:table-cell office:value-type="float" office:value="533.05999999999995" table:style-name="ce1">
            <text:p>533,06</text:p>
          </table:table-cell>
          <table:table-cell office:value-type="float" office:value="53332.83" table:style-name="ce2">
            <text:p>53.332,83</text:p>
          </table:table-cell>
          <table:table-cell office:value-type="float" office:value="172" table:style-name="ce1">
            <text:p>172</text:p>
          </table:table-cell>
          <table:table-cell office:value-type="float" office:value="3870.95" table:style-name="ce2">
            <text:p>3.870,95</text:p>
          </table:table-cell>
          <table:table-cell office:value-type="float" office:value="397224.48" table:style-name="ce2">
            <text:p>397.224,48</text:p>
          </table:table-cell>
          <table:table-cell office:value-type="float" office:value="10" table:style-name="ce1">
            <text:p>10</text:p>
          </table:table-cell>
          <table:table-cell office:value-type="float" office:value="279.7" table:style-name="ce1">
            <text:p>279,7</text:p>
          </table:table-cell>
          <table:table-cell office:value-type="float" office:value="28274.31" table:style-name="ce2">
            <text:p>28.274,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" table:style-name="ce1">
            <text:p>0,36</text:p>
          </table:table-cell>
          <table:table-cell office:value-type="float" office:value="36.130000000000003" table:style-name="ce1">
            <text:p>36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3.93" table:style-name="ce2">
            <text:p>1.343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.44" table:style-name="ce1">
            <text:p>32,44</text:p>
          </table:table-cell>
          <table:table-cell office:value-type="float" office:value="667.03" table:style-name="ce1">
            <text:p>667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81" table:style-name="ce1">
            <text:p>-23,81</text:p>
          </table:table-cell>
          <table:table-cell office:value-type="float" office:value="6332.34" table:style-name="ce2">
            <text:p>6.332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.28" table:style-name="ce1">
            <text:p>159,28</text:p>
          </table:table-cell>
          <table:table-cell office:value-type="float" office:value="15214.55" table:style-name="ce2">
            <text:p>15.214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6" table:style-name="ce1">
            <text:p>3,66</text:p>
          </table:table-cell>
          <table:table-cell office:value-type="float" office:value="4127.8599999999997" table:style-name="ce2">
            <text:p>4.127,8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2.12" table:style-name="ce1">
            <text:p>112,12</text:p>
          </table:table-cell>
          <table:table-cell office:value-type="float" office:value="14535.52" table:style-name="ce2">
            <text:p>14.535,52</text:p>
          </table:table-cell>
          <table:table-cell office:value-type="float" office:value="2" table:style-name="ce1">
            <text:p>2</text:p>
          </table:table-cell>
          <table:table-cell office:value-type="float" office:value="4259.3999999999996" table:style-name="ce2">
            <text:p>4.259,40</text:p>
          </table:table-cell>
          <table:table-cell office:value-type="float" office:value="419603.55" table:style-name="ce2">
            <text:p>419.603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531.34" table:style-name="ce2">
            <text:p>2.531,34</text:p>
          </table:table-cell>
          <table:table-cell office:value-type="float" office:value="151415.51" table:style-name="ce2">
            <text:p>151.415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4.21" table:style-name="ce1">
            <text:p>34,21</text:p>
          </table:table-cell>
          <table:table-cell office:value-type="float" office:value="431159.71" table:style-name="ce2">
            <text:p>431.159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82.3" table:style-name="ce2">
            <text:p>1.782,30</text:p>
          </table:table-cell>
          <table:table-cell office:value-type="float" office:value="200061.52" table:style-name="ce2">
            <text:p>200.06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68.51" table:style-name="ce2">
            <text:p>1.768,51</text:p>
          </table:table-cell>
          <table:table-cell office:value-type="float" office:value="139796.45000000001" table:style-name="ce2">
            <text:p>139.796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5494.080000000002" table:style-name="ce2">
            <text:p>35.494,08</text:p>
          </table:table-cell>
          <table:table-cell office:value-type="float" office:value="2410360.4900000002" table:style-name="ce2">
            <text:p>2.410.360,4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41" table:style-name="ce1">
            <text:p>1,41</text:p>
          </table:table-cell>
          <table:table-cell office:value-type="float" office:value="290.27999999999997" table:style-name="ce1">
            <text:p>290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376.42" table:style-name="ce2">
            <text:p>2.376,42</text:p>
          </table:table-cell>
          <table:table-cell office:value-type="float" office:value="100256.6" table:style-name="ce2">
            <text:p>100.256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.119999999999997" table:style-name="ce1">
            <text:p>36,12</text:p>
          </table:table-cell>
          <table:table-cell office:value-type="float" office:value="249140.19" table:style-name="ce2">
            <text:p>249.140,1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07.65" table:style-name="ce1">
            <text:p>607,65</text:p>
          </table:table-cell>
          <table:table-cell office:value-type="float" office:value="48328.35" table:style-name="ce2">
            <text:p>48.328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59864.52" table:style-name="ce2">
            <text:p>59.864,52</text:p>
          </table:table-cell>
          <table:table-cell office:value-type="float" office:value="3904493.22" table:style-name="ce2">
            <text:p>3.904.493,22</text:p>
          </table:table-cell>
          <table:table-cell office:value-type="float" office:value="22" table:style-name="ce1">
            <text:p>22</text:p>
          </table:table-cell>
          <table:table-cell office:value-type="float" office:value="27011.81" table:style-name="ce2">
            <text:p>27.011,81</text:p>
          </table:table-cell>
          <table:table-cell office:value-type="float" office:value="2072982.3" table:style-name="ce2">
            <text:p>2.072.982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858.35" table:style-name="ce2">
            <text:p>3.858,35</text:p>
          </table:table-cell>
          <table:table-cell office:value-type="float" office:value="289704.21999999997" table:style-name="ce2">
            <text:p>289.704,22</text:p>
          </table:table-cell>
          <table:table-cell office:value-type="float" office:value="6" table:style-name="ce1">
            <text:p>6</text:p>
          </table:table-cell>
          <table:table-cell office:value-type="float" office:value="14028.46" table:style-name="ce2">
            <text:p>14.028,46</text:p>
          </table:table-cell>
          <table:table-cell office:value-type="float" office:value="1046609.38" table:style-name="ce2">
            <text:p>1.046.609,38</text:p>
          </table:table-cell>
          <table:table-cell office:value-type="float" office:value="4" table:style-name="ce1">
            <text:p>4</text:p>
          </table:table-cell>
          <table:table-cell office:value-type="float" office:value="3030.93" table:style-name="ce2">
            <text:p>3.030,93</text:p>
          </table:table-cell>
          <table:table-cell office:value-type="float" office:value="236839.12" table:style-name="ce2">
            <text:p>236.839,12</text:p>
          </table:table-cell>
          <table:table-cell office:value-type="float" office:value="3" table:style-name="ce1">
            <text:p>3</text:p>
          </table:table-cell>
          <table:table-cell office:value-type="float" office:value="2633" table:style-name="ce2">
            <text:p>2.633,00</text:p>
          </table:table-cell>
          <table:table-cell office:value-type="float" office:value="214272.13" table:style-name="ce2">
            <text:p>214.272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687.7" table:style-name="ce2">
            <text:p>22.687,70</text:p>
          </table:table-cell>
          <table:table-cell office:value-type="float" office:value="1675304.81" table:style-name="ce2">
            <text:p>1.675.304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100" table:style-name="ce1">
            <text:p>100</text:p>
          </table:table-cell>
          <table:table-cell office:value-type="float" office:value="16.72" table:style-name="ce1">
            <text:p>16,72</text:p>
          </table:table-cell>
          <table:table-cell office:value-type="float" office:value="1400.26" table:style-name="ce2">
            <text:p>1.400,26</text:p>
          </table:table-cell>
          <table:table-cell office:value-type="float" office:value="963" table:style-name="ce1">
            <text:p>963</text:p>
          </table:table-cell>
          <table:table-cell office:value-type="float" office:value="332.35" table:style-name="ce1">
            <text:p>332,35</text:p>
          </table:table-cell>
          <table:table-cell office:value-type="float" office:value="28162.86" table:style-name="ce2">
            <text:p>28.162,86</text:p>
          </table:table-cell>
          <table:table-cell office:value-type="float" office:value="255" table:style-name="ce1">
            <text:p>255</text:p>
          </table:table-cell>
          <table:table-cell office:value-type="float" office:value="69.41" table:style-name="ce1">
            <text:p>69,41</text:p>
          </table:table-cell>
          <table:table-cell office:value-type="float" office:value="5834.09" table:style-name="ce2">
            <text:p>5.834,09</text:p>
          </table:table-cell>
          <table:table-cell office:value-type="float" office:value="955" table:style-name="ce1">
            <text:p>955</text:p>
          </table:table-cell>
          <table:table-cell office:value-type="float" office:value="537.13" table:style-name="ce1">
            <text:p>537,13</text:p>
          </table:table-cell>
          <table:table-cell office:value-type="float" office:value="49527.9" table:style-name="ce2">
            <text:p>49.527,90</text:p>
          </table:table-cell>
          <table:table-cell office:value-type="float" office:value="201" table:style-name="ce1">
            <text:p>201</text:p>
          </table:table-cell>
          <table:table-cell office:value-type="float" office:value="96.09" table:style-name="ce1">
            <text:p>96,09</text:p>
          </table:table-cell>
          <table:table-cell office:value-type="float" office:value="8162.76" table:style-name="ce2">
            <text:p>8.162,76</text:p>
          </table:table-cell>
          <table:table-cell office:value-type="float" office:value="200" table:style-name="ce1">
            <text:p>200</text:p>
          </table:table-cell>
          <table:table-cell office:value-type="float" office:value="50.93" table:style-name="ce1">
            <text:p>50,93</text:p>
          </table:table-cell>
          <table:table-cell office:value-type="float" office:value="4293.8599999999997" table:style-name="ce2">
            <text:p>4.293,86</text:p>
          </table:table-cell>
          <table:table-cell office:value-type="float" office:value="330" table:style-name="ce1">
            <text:p>330</text:p>
          </table:table-cell>
          <table:table-cell office:value-type="float" office:value="173.51" table:style-name="ce1">
            <text:p>173,51</text:p>
          </table:table-cell>
          <table:table-cell office:value-type="float" office:value="14931.44" table:style-name="ce2">
            <text:p>14.931,44</text:p>
          </table:table-cell>
          <table:table-cell office:value-type="float" office:value="24" table:style-name="ce1">
            <text:p>24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776.45" table:style-name="ce1">
            <text:p>776,45</text:p>
          </table:table-cell>
          <table:table-cell office:value-type="float" office:value="91" table:style-name="ce1">
            <text:p>91</text:p>
          </table:table-cell>
          <table:table-cell office:value-type="float" office:value="37.51" table:style-name="ce1">
            <text:p>37,51</text:p>
          </table:table-cell>
          <table:table-cell office:value-type="float" office:value="3146.69" table:style-name="ce2">
            <text:p>3.146,69</text:p>
          </table:table-cell>
          <table:table-cell office:value-type="float" office:value="92" table:style-name="ce1">
            <text:p>92</text:p>
          </table:table-cell>
          <table:table-cell office:value-type="float" office:value="29.13" table:style-name="ce1">
            <text:p>29,13</text:p>
          </table:table-cell>
          <table:table-cell office:value-type="float" office:value="2438.75" table:style-name="ce2">
            <text:p>2.438,75</text:p>
          </table:table-cell>
          <table:table-cell office:value-type="float" office:value="246" table:style-name="ce1">
            <text:p>246</text:p>
          </table:table-cell>
          <table:table-cell office:value-type="float" office:value="78.94" table:style-name="ce1">
            <text:p>78,94</text:p>
          </table:table-cell>
          <table:table-cell office:value-type="float" office:value="6608.83" table:style-name="ce2">
            <text:p>6.608,8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1.91" table:style-name="ce1">
            <text:p>1,91</text:p>
          </table:table-cell>
          <table:table-cell office:value-type="float" office:value="374.5" table:style-name="ce1">
            <text:p>374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99" table:style-name="ce1">
            <text:p>3,99</text:p>
          </table:table-cell>
          <table:table-cell office:value-type="float" office:value="610.98" table:style-name="ce1">
            <text:p>610,98</text:p>
          </table:table-cell>
          <table:table-cell office:value-type="float" office:value="518" table:style-name="ce1">
            <text:p>518</text:p>
          </table:table-cell>
          <table:table-cell office:value-type="float" office:value="1269.6199999999999" table:style-name="ce2">
            <text:p>1.269,62</text:p>
          </table:table-cell>
          <table:table-cell office:value-type="float" office:value="144932.53" table:style-name="ce2">
            <text:p>144.932,53</text:p>
          </table:table-cell>
          <table:table-cell office:value-type="float" office:value="16" table:style-name="ce1">
            <text:p>16</text:p>
          </table:table-cell>
          <table:table-cell office:value-type="float" office:value="12.28" table:style-name="ce1">
            <text:p>12,28</text:p>
          </table:table-cell>
          <table:table-cell office:value-type="float" office:value="1599.52" table:style-name="ce2">
            <text:p>1.599,52</text:p>
          </table:table-cell>
          <table:table-cell office:value-type="float" office:value="5" table:style-name="ce1">
            <text:p>5</text:p>
          </table:table-cell>
          <table:table-cell office:value-type="float" office:value="1.72" table:style-name="ce1">
            <text:p>1,72</text:p>
          </table:table-cell>
          <table:table-cell office:value-type="float" office:value="362.49" table:style-name="ce1">
            <text:p>362,49</text:p>
          </table:table-cell>
          <table:table-cell office:value-type="float" office:value="59" table:style-name="ce1">
            <text:p>59</text:p>
          </table:table-cell>
          <table:table-cell office:value-type="float" office:value="76.55" table:style-name="ce1">
            <text:p>76,55</text:p>
          </table:table-cell>
          <table:table-cell office:value-type="float" office:value="10480.280000000001" table:style-name="ce2">
            <text:p>10.480,28</text:p>
          </table:table-cell>
          <table:table-cell office:value-type="float" office:value="52" table:style-name="ce1">
            <text:p>52</text:p>
          </table:table-cell>
          <table:table-cell office:value-type="float" office:value="27.06" table:style-name="ce1">
            <text:p>27,06</text:p>
          </table:table-cell>
          <table:table-cell office:value-type="float" office:value="3467.62" table:style-name="ce2">
            <text:p>3.467,62</text:p>
          </table:table-cell>
          <table:table-cell office:value-type="float" office:value="1" table:style-name="ce1">
            <text:p>1</text:p>
          </table:table-cell>
          <table:table-cell office:value-type="float" office:value="1.62" table:style-name="ce1">
            <text:p>1,62</text:p>
          </table:table-cell>
          <table:table-cell office:value-type="float" office:value="169.25" table:style-name="ce1">
            <text:p>169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.34" table:style-name="ce1">
            <text:p>6,34</text:p>
          </table:table-cell>
          <table:table-cell office:value-type="float" office:value="775.43" table:style-name="ce1">
            <text:p>775,4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92" table:style-name="ce1">
            <text:p>5,92</text:p>
          </table:table-cell>
          <table:table-cell office:value-type="float" office:value="577.54" table:style-name="ce1">
            <text:p>577,54</text:p>
          </table:table-cell>
          <table:table-cell office:value-type="float" office:value="1" table:style-name="ce1">
            <text:p>1</text:p>
          </table:table-cell>
          <table:table-cell office:value-type="float" office:value="30.32" table:style-name="ce1">
            <text:p>30,32</text:p>
          </table:table-cell>
          <table:table-cell office:value-type="float" office:value="2279.21" table:style-name="ce2">
            <text:p>2.279,21</text:p>
          </table:table-cell>
          <table:table-cell office:value-type="float" office:value="6" table:style-name="ce1">
            <text:p>6</text:p>
          </table:table-cell>
          <table:table-cell office:value-type="float" office:value="85.26" table:style-name="ce1">
            <text:p>85,26</text:p>
          </table:table-cell>
          <table:table-cell office:value-type="float" office:value="8146.84" table:style-name="ce2">
            <text:p>8.146,84</text:p>
          </table:table-cell>
          <table:table-cell office:value-type="float" office:value="25" table:style-name="ce1">
            <text:p>25</text:p>
          </table:table-cell>
          <table:table-cell office:value-type="float" office:value="385.59" table:style-name="ce1">
            <text:p>385,59</text:p>
          </table:table-cell>
          <table:table-cell office:value-type="float" office:value="33975.58" table:style-name="ce2">
            <text:p>33.975,58</text:p>
          </table:table-cell>
          <table:table-cell office:value-type="float" office:value="1" table:style-name="ce1">
            <text:p>1</text:p>
          </table:table-cell>
          <table:table-cell office:value-type="float" office:value="5.56" table:style-name="ce1">
            <text:p>5,56</text:p>
          </table:table-cell>
          <table:table-cell office:value-type="float" office:value="489.75" table:style-name="ce1">
            <text:p>489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869.77" table:style-name="ce1">
            <text:p>869,77</text:p>
          </table:table-cell>
          <table:table-cell office:value-type="float" office:value="78509.23" table:style-name="ce2">
            <text:p>78.509,2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5" table:style-name="ce1">
            <text:p>0,45</text:p>
          </table:table-cell>
          <table:table-cell office:value-type="float" office:value="134.47999999999999" table:style-name="ce1">
            <text:p>134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7.49" table:style-name="ce1">
            <text:p>227,49</text:p>
          </table:table-cell>
          <table:table-cell office:value-type="float" office:value="25174.54" table:style-name="ce2">
            <text:p>25.174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6.02000000000001" table:style-name="ce1">
            <text:p>146,02</text:p>
          </table:table-cell>
          <table:table-cell office:value-type="float" office:value="12944.56" table:style-name="ce2">
            <text:p>12.944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.78" table:style-name="ce1">
            <text:p>83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1" table:style-name="ce1">
            <text:p>21</text:p>
          </table:table-cell>
          <table:table-cell office:value-type="float" office:value="33.51" table:style-name="ce1">
            <text:p>33,51</text:p>
          </table:table-cell>
          <table:table-cell office:value-type="float" office:value="3852.7" table:style-name="ce2">
            <text:p>3.852,70</text:p>
          </table:table-cell>
          <table:table-cell office:value-type="float" office:value="160" table:style-name="ce1">
            <text:p>160</text:p>
          </table:table-cell>
          <table:table-cell office:value-type="float" office:value="113.53" table:style-name="ce1">
            <text:p>113,53</text:p>
          </table:table-cell>
          <table:table-cell office:value-type="float" office:value="13245.6" table:style-name="ce2">
            <text:p>13.245,60</text:p>
          </table:table-cell>
          <table:table-cell office:value-type="float" office:value="43" table:style-name="ce1">
            <text:p>43</text:p>
          </table:table-cell>
          <table:table-cell office:value-type="float" office:value="189.37" table:style-name="ce1">
            <text:p>189,37</text:p>
          </table:table-cell>
          <table:table-cell office:value-type="float" office:value="23621.68" table:style-name="ce2">
            <text:p>23.621,68</text:p>
          </table:table-cell>
          <table:table-cell office:value-type="float" office:value="193" table:style-name="ce1">
            <text:p>193</text:p>
          </table:table-cell>
          <table:table-cell office:value-type="float" office:value="2818.88" table:style-name="ce2">
            <text:p>2.818,88</text:p>
          </table:table-cell>
          <table:table-cell office:value-type="float" office:value="261519.01" table:style-name="ce2">
            <text:p>261.519,01</text:p>
          </table:table-cell>
          <table:table-cell office:value-type="float" office:value="375" table:style-name="ce1">
            <text:p>375</text:p>
          </table:table-cell>
          <table:table-cell office:value-type="float" office:value="5781.38" table:style-name="ce2">
            <text:p>5.781,38</text:p>
          </table:table-cell>
          <table:table-cell office:value-type="float" office:value="637418.97" table:style-name="ce2">
            <text:p>637.418,97</text:p>
          </table:table-cell>
          <table:table-cell office:value-type="float" office:value="51" table:style-name="ce1">
            <text:p>51</text:p>
          </table:table-cell>
          <table:table-cell office:value-type="float" office:value="238.94" table:style-name="ce1">
            <text:p>238,94</text:p>
          </table:table-cell>
          <table:table-cell office:value-type="float" office:value="27833.67" table:style-name="ce2">
            <text:p>27.833,67</text:p>
          </table:table-cell>
          <table:table-cell office:value-type="float" office:value="16" table:style-name="ce1">
            <text:p>16</text:p>
          </table:table-cell>
          <table:table-cell office:value-type="float" office:value="38.1" table:style-name="ce1">
            <text:p>38,1</text:p>
          </table:table-cell>
          <table:table-cell office:value-type="float" office:value="4753.49" table:style-name="ce2">
            <text:p>4.753,49</text:p>
          </table:table-cell>
          <table:table-cell office:value-type="float" office:value="49" table:style-name="ce1">
            <text:p>49</text:p>
          </table:table-cell>
          <table:table-cell office:value-type="float" office:value="446.99" table:style-name="ce1">
            <text:p>446,99</text:p>
          </table:table-cell>
          <table:table-cell office:value-type="float" office:value="49619.72" table:style-name="ce2">
            <text:p>49.619,72</text:p>
          </table:table-cell>
          <table:table-cell office:value-type="float" office:value="72" table:style-name="ce1">
            <text:p>72</text:p>
          </table:table-cell>
          <table:table-cell office:value-type="float" office:value="3498.95" table:style-name="ce2">
            <text:p>3.498,95</text:p>
          </table:table-cell>
          <table:table-cell office:value-type="float" office:value="345407.75" table:style-name="ce2">
            <text:p>345.407,75</text:p>
          </table:table-cell>
          <table:table-cell office:value-type="float" office:value="79" table:style-name="ce1">
            <text:p>79</text:p>
          </table:table-cell>
          <table:table-cell office:value-type="float" office:value="311.61" table:style-name="ce1">
            <text:p>311,61</text:p>
          </table:table-cell>
          <table:table-cell office:value-type="float" office:value="38547.019999999997" table:style-name="ce2">
            <text:p>38.547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6" table:style-name="ce1">
            <text:p>516</text:p>
          </table:table-cell>
          <table:table-cell office:value-type="float" office:value="31450.66" table:style-name="ce2">
            <text:p>31.450,66</text:p>
          </table:table-cell>
          <table:table-cell office:value-type="float" office:value="2622803.5499999998" table:style-name="ce2">
            <text:p>2.622.803,55</text:p>
          </table:table-cell>
          <table:table-cell office:value-type="float" office:value="41" table:style-name="ce1">
            <text:p>41</text:p>
          </table:table-cell>
          <table:table-cell office:value-type="float" office:value="3873.02" table:style-name="ce2">
            <text:p>3.873,02</text:p>
          </table:table-cell>
          <table:table-cell office:value-type="float" office:value="329534.8" table:style-name="ce2">
            <text:p>329.534,80</text:p>
          </table:table-cell>
          <table:table-cell office:value-type="float" office:value="529" table:style-name="ce1">
            <text:p>529</text:p>
          </table:table-cell>
          <table:table-cell office:value-type="float" office:value="46412.86" table:style-name="ce2">
            <text:p>46.412,86</text:p>
          </table:table-cell>
          <table:table-cell office:value-type="float" office:value="3528365.05" table:style-name="ce2">
            <text:p>3.528.365,05</text:p>
          </table:table-cell>
          <table:table-cell office:value-type="float" office:value="200" table:style-name="ce1">
            <text:p>200</text:p>
          </table:table-cell>
          <table:table-cell office:value-type="float" office:value="17340.060000000001" table:style-name="ce2">
            <text:p>17.340,06</text:p>
          </table:table-cell>
          <table:table-cell office:value-type="float" office:value="1516229.71" table:style-name="ce2">
            <text:p>1.516.229,71</text:p>
          </table:table-cell>
          <table:table-cell office:value-type="float" office:value="86" table:style-name="ce1">
            <text:p>86</text:p>
          </table:table-cell>
          <table:table-cell office:value-type="float" office:value="3011.76" table:style-name="ce2">
            <text:p>3.011,76</text:p>
          </table:table-cell>
          <table:table-cell office:value-type="float" office:value="277976.34000000003" table:style-name="ce2">
            <text:p>277.976,34</text:p>
          </table:table-cell>
          <table:table-cell office:value-type="float" office:value="109" table:style-name="ce1">
            <text:p>109</text:p>
          </table:table-cell>
          <table:table-cell office:value-type="float" office:value="14413.94" table:style-name="ce2">
            <text:p>14.413,94</text:p>
          </table:table-cell>
          <table:table-cell office:value-type="float" office:value="1204779.8" table:style-name="ce2">
            <text:p>1.204.779,80</text:p>
          </table:table-cell>
          <table:table-cell office:value-type="float" office:value="42" table:style-name="ce1">
            <text:p>42</text:p>
          </table:table-cell>
          <table:table-cell office:value-type="float" office:value="4564.8500000000004" table:style-name="ce2">
            <text:p>4.564,85</text:p>
          </table:table-cell>
          <table:table-cell office:value-type="float" office:value="395454.77" table:style-name="ce2">
            <text:p>395.454,77</text:p>
          </table:table-cell>
          <table:table-cell office:value-type="float" office:value="31" table:style-name="ce1">
            <text:p>31</text:p>
          </table:table-cell>
          <table:table-cell office:value-type="float" office:value="3035.68" table:style-name="ce2">
            <text:p>3.035,68</text:p>
          </table:table-cell>
          <table:table-cell office:value-type="float" office:value="264886.46999999997" table:style-name="ce2">
            <text:p>264.886,47</text:p>
          </table:table-cell>
          <table:table-cell office:value-type="float" office:value="108" table:style-name="ce1">
            <text:p>108</text:p>
          </table:table-cell>
          <table:table-cell office:value-type="float" office:value="6343.59" table:style-name="ce2">
            <text:p>6.343,59</text:p>
          </table:table-cell>
          <table:table-cell office:value-type="float" office:value="537058.98" table:style-name="ce2">
            <text:p>537.058,98</text:p>
          </table:table-cell>
          <table:table-cell office:value-type="float" office:value="40" table:style-name="ce1">
            <text:p>40</text:p>
          </table:table-cell>
          <table:table-cell office:value-type="float" office:value="4178.4399999999996" table:style-name="ce2">
            <text:p>4.178,44</text:p>
          </table:table-cell>
          <table:table-cell office:value-type="float" office:value="341117.91" table:style-name="ce2">
            <text:p>341.117,9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2" table:style-name="ce1">
            <text:p>-7,32</text:p>
          </table:table-cell>
          <table:table-cell office:value-type="float" office:value="-430.41" table:style-name="ce1">
            <text:p>-430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.32" table:style-name="ce1">
            <text:p>-14,32</text:p>
          </table:table-cell>
          <table:table-cell office:value-type="float" office:value="-4806.57" table:style-name="ce2">
            <text:p>-4.806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0500000000000007" table:style-name="ce1">
            <text:p>-8,05</text:p>
          </table:table-cell>
          <table:table-cell office:value-type="float" office:value="45233.32" table:style-name="ce2">
            <text:p>45.23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7.46" table:style-name="ce1">
            <text:p>-97,46</text:p>
          </table:table-cell>
          <table:table-cell office:value-type="float" office:value="74689.27" table:style-name="ce2">
            <text:p>74.689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,03</text:p>
          </table:table-cell>
          <table:table-cell office:value-type="float" office:value="-360.63" table:style-name="ce1">
            <text:p>-360,6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45.6" table:style-name="ce1">
            <text:p>745,6</text:p>
          </table:table-cell>
          <table:table-cell office:value-type="float" office:value="47638.6" table:style-name="ce2">
            <text:p>47.638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1" table:style-name="ce1">
            <text:p>441</text:p>
          </table:table-cell>
          <table:table-cell office:value-type="float" office:value="29289.4" table:style-name="ce2">
            <text:p>29.289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75.64" table:style-name="ce1">
            <text:p>575,64</text:p>
          </table:table-cell>
          <table:table-cell office:value-type="float" office:value="38772.54" table:style-name="ce2">
            <text:p>38.772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285.8500000000004" table:style-name="ce2">
            <text:p>4.285,85</text:p>
          </table:table-cell>
          <table:table-cell office:value-type="float" office:value="314245.76000000001" table:style-name="ce2">
            <text:p>314.245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65.47" table:style-name="ce2">
            <text:p>1.465,47</text:p>
          </table:table-cell>
          <table:table-cell office:value-type="float" office:value="119835.99" table:style-name="ce2">
            <text:p>119.835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449.6" table:style-name="ce2">
            <text:p>2.449,60</text:p>
          </table:table-cell>
          <table:table-cell office:value-type="float" office:value="169242.7" table:style-name="ce2">
            <text:p>169.242,70</text:p>
          </table:table-cell>
          <table:table-cell office:value-type="float" office:value="1" table:style-name="ce1">
            <text:p>1</text:p>
          </table:table-cell>
          <table:table-cell office:value-type="float" office:value="410.67" table:style-name="ce1">
            <text:p>410,67</text:p>
          </table:table-cell>
          <table:table-cell office:value-type="float" office:value="31032.46" table:style-name="ce2">
            <text:p>31.032,46</text:p>
          </table:table-cell>
          <table:table-cell office:value-type="float" office:value="6" table:style-name="ce1">
            <text:p>6</text:p>
          </table:table-cell>
          <table:table-cell office:value-type="float" office:value="3164.91" table:style-name="ce2">
            <text:p>3.164,91</text:p>
          </table:table-cell>
          <table:table-cell office:value-type="float" office:value="200619.17" table:style-name="ce2">
            <text:p>200.619,17</text:p>
          </table:table-cell>
          <table:table-cell office:value-type="float" office:value="2" table:style-name="ce1">
            <text:p>2</text:p>
          </table:table-cell>
          <table:table-cell office:value-type="float" office:value="333.6" table:style-name="ce1">
            <text:p>333,6</text:p>
          </table:table-cell>
          <table:table-cell office:value-type="float" office:value="23524.27" table:style-name="ce2">
            <text:p>23.524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6.39999999999998" table:style-name="ce1">
            <text:p>326,4</text:p>
          </table:table-cell>
          <table:table-cell office:value-type="float" office:value="24327.81" table:style-name="ce2">
            <text:p>24.327,81</text:p>
          </table:table-cell>
          <table:table-cell office:value-type="float" office:value="2" table:style-name="ce1">
            <text:p>2</text:p>
          </table:table-cell>
          <table:table-cell office:value-type="float" office:value="954.28" table:style-name="ce1">
            <text:p>954,28</text:p>
          </table:table-cell>
          <table:table-cell office:value-type="float" office:value="70851.460000000006" table:style-name="ce2">
            <text:p>70.851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56.68" table:style-name="ce2">
            <text:p>2.956,68</text:p>
          </table:table-cell>
          <table:table-cell office:value-type="float" office:value="118816.22" table:style-name="ce2">
            <text:p>118.816,22</text:p>
          </table:table-cell>
          <table:table-cell office:value-type="float" office:value="1" table:style-name="ce1">
            <text:p>1</text:p>
          </table:table-cell>
          <table:table-cell office:value-type="float" office:value="596" table:style-name="ce1">
            <text:p>596</text:p>
          </table:table-cell>
          <table:table-cell office:value-type="float" office:value="24984.81" table:style-name="ce2">
            <text:p>24.984,81</text:p>
          </table:table-cell>
          <table:table-cell office:value-type="float" office:value="1" table:style-name="ce1">
            <text:p>1</text:p>
          </table:table-cell>
          <table:table-cell office:value-type="float" office:value="12129.91" table:style-name="ce2">
            <text:p>12.129,91</text:p>
          </table:table-cell>
          <table:table-cell office:value-type="float" office:value="496251.66" table:style-name="ce2">
            <text:p>496.251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240.72" table:style-name="ce2">
            <text:p>3.240,72</text:p>
          </table:table-cell>
          <table:table-cell office:value-type="float" office:value="151249.17000000001" table:style-name="ce2">
            <text:p>151.249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2.25" table:style-name="ce1">
            <text:p>152,25</text:p>
          </table:table-cell>
          <table:table-cell office:value-type="float" office:value="8129.42" table:style-name="ce2">
            <text:p>8.129,42</text:p>
          </table:table-cell>
          <table:table-cell office:value-type="float" office:value="2" table:style-name="ce1">
            <text:p>2</text:p>
          </table:table-cell>
          <table:table-cell office:value-type="float" office:value="3459.57" table:style-name="ce2">
            <text:p>3.459,57</text:p>
          </table:table-cell>
          <table:table-cell office:value-type="float" office:value="216360.43" table:style-name="ce2">
            <text:p>216.36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71.1300000000001" table:style-name="ce2">
            <text:p>1.271,13</text:p>
          </table:table-cell>
          <table:table-cell office:value-type="float" office:value="77112.42" table:style-name="ce2">
            <text:p>77.112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18.84" table:style-name="ce2">
            <text:p>1.018,84</text:p>
          </table:table-cell>
          <table:table-cell office:value-type="float" office:value="65104.81" table:style-name="ce2">
            <text:p>65.104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3" table:style-name="ce1">
            <text:p>83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2021.1" table:style-name="ce2">
            <text:p>2.021,10</text:p>
          </table:table-cell>
          <table:table-cell office:value-type="float" office:value="161" table:style-name="ce1">
            <text:p>161</text:p>
          </table:table-cell>
          <table:table-cell office:value-type="float" office:value="119.19" table:style-name="ce1">
            <text:p>119,19</text:p>
          </table:table-cell>
          <table:table-cell office:value-type="float" office:value="6786" table:style-name="ce2">
            <text:p>6.786,00</text:p>
          </table:table-cell>
          <table:table-cell office:value-type="float" office:value="115" table:style-name="ce1">
            <text:p>115</text:p>
          </table:table-cell>
          <table:table-cell office:value-type="float" office:value="60.14" table:style-name="ce1">
            <text:p>60,14</text:p>
          </table:table-cell>
          <table:table-cell office:value-type="float" office:value="3321.71" table:style-name="ce2">
            <text:p>3.321,71</text:p>
          </table:table-cell>
          <table:table-cell office:value-type="float" office:value="55" table:style-name="ce1">
            <text:p>55</text:p>
          </table:table-cell>
          <table:table-cell office:value-type="float" office:value="58.28" table:style-name="ce1">
            <text:p>58,28</text:p>
          </table:table-cell>
          <table:table-cell office:value-type="float" office:value="5813.03" table:style-name="ce2">
            <text:p>5.813,03</text:p>
          </table:table-cell>
          <table:table-cell office:value-type="float" office:value="110" table:style-name="ce1">
            <text:p>110</text:p>
          </table:table-cell>
          <table:table-cell office:value-type="float" office:value="109.77" table:style-name="ce1">
            <text:p>109,77</text:p>
          </table:table-cell>
          <table:table-cell office:value-type="float" office:value="6302.16" table:style-name="ce2">
            <text:p>6.302,16</text:p>
          </table:table-cell>
          <table:table-cell office:value-type="float" office:value="62" table:style-name="ce1">
            <text:p>62</text:p>
          </table:table-cell>
          <table:table-cell office:value-type="float" office:value="37.770000000000003" table:style-name="ce1">
            <text:p>37,77</text:p>
          </table:table-cell>
          <table:table-cell office:value-type="float" office:value="2083.73" table:style-name="ce2">
            <text:p>2.083,73</text:p>
          </table:table-cell>
          <table:table-cell office:value-type="float" office:value="168" table:style-name="ce1">
            <text:p>168</text:p>
          </table:table-cell>
          <table:table-cell office:value-type="float" office:value="132.16" table:style-name="ce1">
            <text:p>132,16</text:p>
          </table:table-cell>
          <table:table-cell office:value-type="float" office:value="7482.59" table:style-name="ce2">
            <text:p>7.482,59</text:p>
          </table:table-cell>
          <table:table-cell office:value-type="float" office:value="39" table:style-name="ce1">
            <text:p>39</text:p>
          </table:table-cell>
          <table:table-cell office:value-type="float" office:value="22.84" table:style-name="ce1">
            <text:p>22,84</text:p>
          </table:table-cell>
          <table:table-cell office:value-type="float" office:value="1256.3499999999999" table:style-name="ce2">
            <text:p>1.256,35</text:p>
          </table:table-cell>
          <table:table-cell office:value-type="float" office:value="47" table:style-name="ce1">
            <text:p>47</text:p>
          </table:table-cell>
          <table:table-cell office:value-type="float" office:value="38.14" table:style-name="ce1">
            <text:p>38,14</text:p>
          </table:table-cell>
          <table:table-cell office:value-type="float" office:value="2160.1" table:style-name="ce2">
            <text:p>2.160,10</text:p>
          </table:table-cell>
          <table:table-cell office:value-type="float" office:value="126" table:style-name="ce1">
            <text:p>126</text:p>
          </table:table-cell>
          <table:table-cell office:value-type="float" office:value="110.82" table:style-name="ce1">
            <text:p>110,82</text:p>
          </table:table-cell>
          <table:table-cell office:value-type="float" office:value="6242.59" table:style-name="ce2">
            <text:p>6.242,59</text:p>
          </table:table-cell>
          <table:table-cell office:value-type="float" office:value="133" table:style-name="ce1">
            <text:p>133</text:p>
          </table:table-cell>
          <table:table-cell office:value-type="float" office:value="60.01" table:style-name="ce1">
            <text:p>60,01</text:p>
          </table:table-cell>
          <table:table-cell office:value-type="float" office:value="3443.88" table:style-name="ce2">
            <text:p>3.443,8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4.01" table:style-name="ce1">
            <text:p>4,01</text:p>
          </table:table-cell>
          <table:table-cell office:value-type="float" office:value="334.47" table:style-name="ce1">
            <text:p>334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3.76" table:style-name="ce1">
            <text:p>33,76</text:p>
          </table:table-cell>
          <table:table-cell office:value-type="float" office:value="2489.5100000000002" table:style-name="ce2">
            <text:p>2.489,51</text:p>
          </table:table-cell>
          <table:table-cell office:value-type="float" office:value="33" table:style-name="ce1">
            <text:p>33</text:p>
          </table:table-cell>
          <table:table-cell office:value-type="float" office:value="109.71" table:style-name="ce1">
            <text:p>109,71</text:p>
          </table:table-cell>
          <table:table-cell office:value-type="float" office:value="8301.14" table:style-name="ce2">
            <text:p>8.301,14</text:p>
          </table:table-cell>
          <table:table-cell office:value-type="float" office:value="8" table:style-name="ce1">
            <text:p>8</text:p>
          </table:table-cell>
          <table:table-cell office:value-type="float" office:value="9.99" table:style-name="ce1">
            <text:p>9,99</text:p>
          </table:table-cell>
          <table:table-cell office:value-type="float" office:value="975.37" table:style-name="ce1">
            <text:p>975,37</text:p>
          </table:table-cell>
          <table:table-cell office:value-type="float" office:value="5" table:style-name="ce1">
            <text:p>5</text:p>
          </table:table-cell>
          <table:table-cell office:value-type="float" office:value="11.09" table:style-name="ce1">
            <text:p>11,09</text:p>
          </table:table-cell>
          <table:table-cell office:value-type="float" office:value="911.18" table:style-name="ce1">
            <text:p>911,18</text:p>
          </table:table-cell>
          <table:table-cell office:value-type="float" office:value="1" table:style-name="ce1">
            <text:p>1</text:p>
          </table:table-cell>
          <table:table-cell office:value-type="float" office:value="2.72" table:style-name="ce1">
            <text:p>2,72</text:p>
          </table:table-cell>
          <table:table-cell office:value-type="float" office:value="226.21" table:style-name="ce1">
            <text:p>226,21</text:p>
          </table:table-cell>
          <table:table-cell office:value-type="float" office:value="10" table:style-name="ce1">
            <text:p>10</text:p>
          </table:table-cell>
          <table:table-cell office:value-type="float" office:value="31.19" table:style-name="ce1">
            <text:p>31,19</text:p>
          </table:table-cell>
          <table:table-cell office:value-type="float" office:value="2589" table:style-name="ce2">
            <text:p>2.589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79" table:style-name="ce1">
            <text:p>0,79</text:p>
          </table:table-cell>
          <table:table-cell office:value-type="float" office:value="88.17" table:style-name="ce1">
            <text:p>88,1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75.55" table:style-name="ce1">
            <text:p>175,55</text:p>
          </table:table-cell>
          <table:table-cell office:value-type="float" office:value="13587.14" table:style-name="ce2">
            <text:p>13.587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7" table:style-name="ce1">
            <text:p>517</text:p>
          </table:table-cell>
          <table:table-cell office:value-type="float" office:value="45.59" table:style-name="ce1">
            <text:p>45,59</text:p>
          </table:table-cell>
          <table:table-cell office:value-type="float" office:value="2806.04" table:style-name="ce2">
            <text:p>2.806,04</text:p>
          </table:table-cell>
          <table:table-cell office:value-type="float" office:value="853" table:style-name="ce1">
            <text:p>853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8430.2900000000009" table:style-name="ce2">
            <text:p>8.430,29</text:p>
          </table:table-cell>
          <table:table-cell office:value-type="float" office:value="831" table:style-name="ce1">
            <text:p>831</text:p>
          </table:table-cell>
          <table:table-cell office:value-type="float" office:value="143.83000000000001" table:style-name="ce1">
            <text:p>143,83</text:p>
          </table:table-cell>
          <table:table-cell office:value-type="float" office:value="8035.08" table:style-name="ce2">
            <text:p>8.035,08</text:p>
          </table:table-cell>
          <table:table-cell office:value-type="float" office:value="392" table:style-name="ce1">
            <text:p>392</text:p>
          </table:table-cell>
          <table:table-cell office:value-type="float" office:value="200.92" table:style-name="ce1">
            <text:p>200,92</text:p>
          </table:table-cell>
          <table:table-cell office:value-type="float" office:value="18787.07" table:style-name="ce2">
            <text:p>18.787,07</text:p>
          </table:table-cell>
          <table:table-cell office:value-type="float" office:value="826" table:style-name="ce1">
            <text:p>826</text:p>
          </table:table-cell>
          <table:table-cell office:value-type="float" office:value="131.74" table:style-name="ce1">
            <text:p>131,74</text:p>
          </table:table-cell>
          <table:table-cell office:value-type="float" office:value="7465.02" table:style-name="ce2">
            <text:p>7.465,02</text:p>
          </table:table-cell>
          <table:table-cell office:value-type="float" office:value="260" table:style-name="ce1">
            <text:p>260</text:p>
          </table:table-cell>
          <table:table-cell office:value-type="float" office:value="44.28" table:style-name="ce1">
            <text:p>44,28</text:p>
          </table:table-cell>
          <table:table-cell office:value-type="float" office:value="2464.84" table:style-name="ce2">
            <text:p>2.464,84</text:p>
          </table:table-cell>
          <table:table-cell office:value-type="float" office:value="573" table:style-name="ce1">
            <text:p>573</text:p>
          </table:table-cell>
          <table:table-cell office:value-type="float" office:value="113.93" table:style-name="ce1">
            <text:p>113,93</text:p>
          </table:table-cell>
          <table:table-cell office:value-type="float" office:value="6346.9" table:style-name="ce2">
            <text:p>6.346,90</text:p>
          </table:table-cell>
          <table:table-cell office:value-type="float" office:value="257" table:style-name="ce1">
            <text:p>257</text:p>
          </table:table-cell>
          <table:table-cell office:value-type="float" office:value="51.43" table:style-name="ce1">
            <text:p>51,43</text:p>
          </table:table-cell>
          <table:table-cell office:value-type="float" office:value="2866.22" table:style-name="ce2">
            <text:p>2.866,22</text:p>
          </table:table-cell>
          <table:table-cell office:value-type="float" office:value="236" table:style-name="ce1">
            <text:p>236</text:p>
          </table:table-cell>
          <table:table-cell office:value-type="float" office:value="51.96" table:style-name="ce1">
            <text:p>51,96</text:p>
          </table:table-cell>
          <table:table-cell office:value-type="float" office:value="2817.81" table:style-name="ce2">
            <text:p>2.817,81</text:p>
          </table:table-cell>
          <table:table-cell office:value-type="float" office:value="934" table:style-name="ce1">
            <text:p>934</text:p>
          </table:table-cell>
          <table:table-cell office:value-type="float" office:value="112.72" table:style-name="ce1">
            <text:p>112,72</text:p>
          </table:table-cell>
          <table:table-cell office:value-type="float" office:value="6470.36" table:style-name="ce2">
            <text:p>6.470,36</text:p>
          </table:table-cell>
          <table:table-cell office:value-type="float" office:value="760" table:style-name="ce1">
            <text:p>760</text:p>
          </table:table-cell>
          <table:table-cell office:value-type="float" office:value="95.15" table:style-name="ce1">
            <text:p>95,15</text:p>
          </table:table-cell>
          <table:table-cell office:value-type="float" office:value="5394.2" table:style-name="ce2">
            <text:p>5.394,2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5.96" table:style-name="ce1">
            <text:p>5,96</text:p>
          </table:table-cell>
          <table:table-cell office:value-type="float" office:value="487.65" table:style-name="ce1">
            <text:p>487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47" table:style-name="ce1">
            <text:p>5,47</text:p>
          </table:table-cell>
          <table:table-cell office:value-type="float" office:value="557.48" table:style-name="ce1">
            <text:p>557,48</text:p>
          </table:table-cell>
          <table:table-cell office:value-type="float" office:value="56" table:style-name="ce1">
            <text:p>56</text:p>
          </table:table-cell>
          <table:table-cell office:value-type="float" office:value="101.57" table:style-name="ce1">
            <text:p>101,57</text:p>
          </table:table-cell>
          <table:table-cell office:value-type="float" office:value="8239.07" table:style-name="ce2">
            <text:p>8.239,07</text:p>
          </table:table-cell>
          <table:table-cell office:value-type="float" office:value="3" table:style-name="ce1">
            <text:p>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69.97" table:style-name="ce1">
            <text:p>469,97</text:p>
          </table:table-cell>
          <table:table-cell office:value-type="float" office:value="8" table:style-name="ce1">
            <text:p>8</text:p>
          </table:table-cell>
          <table:table-cell office:value-type="float" office:value="5.59" table:style-name="ce1">
            <text:p>5,59</text:p>
          </table:table-cell>
          <table:table-cell office:value-type="float" office:value="595.95000000000005" table:style-name="ce1">
            <text:p>595,95</text:p>
          </table:table-cell>
          <table:table-cell office:value-type="float" office:value="7" table:style-name="ce1">
            <text:p>7</text:p>
          </table:table-cell>
          <table:table-cell office:value-type="float" office:value="12.91" table:style-name="ce1">
            <text:p>12,91</text:p>
          </table:table-cell>
          <table:table-cell office:value-type="float" office:value="1077.25" table:style-name="ce2">
            <text:p>1.077,25</text:p>
          </table:table-cell>
          <table:table-cell office:value-type="float" office:value="19" table:style-name="ce1">
            <text:p>19</text:p>
          </table:table-cell>
          <table:table-cell office:value-type="float" office:value="29.66" table:style-name="ce1">
            <text:p>29,66</text:p>
          </table:table-cell>
          <table:table-cell office:value-type="float" office:value="2582.37" table:style-name="ce2">
            <text:p>2.582,37</text:p>
          </table:table-cell>
          <table:table-cell office:value-type="float" office:value="2" table:style-name="ce1">
            <text:p>2</text:p>
          </table:table-cell>
          <table:table-cell office:value-type="float" office:value="0.91" table:style-name="ce1">
            <text:p>0,91</text:p>
          </table:table-cell>
          <table:table-cell office:value-type="float" office:value="84.66" table:style-name="ce1">
            <text:p>84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54" table:style-name="ce1">
            <text:p>2,54</text:p>
          </table:table-cell>
          <table:table-cell office:value-type="float" office:value="359.64" table:style-name="ce1">
            <text:p>359,6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95.6" table:style-name="ce1">
            <text:p>95,6</text:p>
          </table:table-cell>
          <table:table-cell office:value-type="float" office:value="7241.1" table:style-name="ce2">
            <text:p>7.241,1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7.84" table:style-name="ce1">
            <text:p>27,84</text:p>
          </table:table-cell>
          <table:table-cell office:value-type="float" office:value="1122.58" table:style-name="ce2">
            <text:p>1.122,58</text:p>
          </table:table-cell>
          <table:table-cell office:value-type="float" office:value="4" table:style-name="ce1">
            <text:p>4</text:p>
          </table:table-cell>
          <table:table-cell office:value-type="float" office:value="3.37" table:style-name="ce1">
            <text:p>3,37</text:p>
          </table:table-cell>
          <table:table-cell office:value-type="float" office:value="137.63999999999999" table:style-name="ce1">
            <text:p>137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.96" table:style-name="ce1">
            <text:p>5,96</text:p>
          </table:table-cell>
          <table:table-cell office:value-type="float" office:value="243.84" table:style-name="ce1">
            <text:p>243,84</text:p>
          </table:table-cell>
          <table:table-cell office:value-type="float" office:value="1" table:style-name="ce1">
            <text:p>1</text:p>
          </table:table-cell>
          <table:table-cell office:value-type="float" office:value="2.38" table:style-name="ce1">
            <text:p>2,38</text:p>
          </table:table-cell>
          <table:table-cell office:value-type="float" office:value="95.86" table:style-name="ce1">
            <text:p>95,86</text:p>
          </table:table-cell>
          <table:table-cell office:value-type="float" office:value="11" table:style-name="ce1">
            <text:p>11</text:p>
          </table:table-cell>
          <table:table-cell office:value-type="float" office:value="11.15" table:style-name="ce1">
            <text:p>11,15</text:p>
          </table:table-cell>
          <table:table-cell office:value-type="float" office:value="453.5" table:style-name="ce1">
            <text:p>453,5</text:p>
          </table:table-cell>
          <table:table-cell office:value-type="float" office:value="7" table:style-name="ce1">
            <text:p>7</text:p>
          </table:table-cell>
          <table:table-cell office:value-type="float" office:value="35.85" table:style-name="ce1">
            <text:p>35,85</text:p>
          </table:table-cell>
          <table:table-cell office:value-type="float" office:value="1475.85" table:style-name="ce2">
            <text:p>1.475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725.9" table:style-name="ce1">
            <text:p>725,9</text:p>
          </table:table-cell>
          <table:table-cell office:value-type="float" office:value="53" table:style-name="ce1">
            <text:p>53</text:p>
          </table:table-cell>
          <table:table-cell office:value-type="float" office:value="37.909999999999997" table:style-name="ce1">
            <text:p>37,91</text:p>
          </table:table-cell>
          <table:table-cell office:value-type="float" office:value="1553.34" table:style-name="ce2">
            <text:p>1.553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5.78" table:style-name="ce1">
            <text:p>15,78</text:p>
          </table:table-cell>
          <table:table-cell office:value-type="float" office:value="1395.55" table:style-name="ce2">
            <text:p>1.395,55</text:p>
          </table:table-cell>
          <table:table-cell office:value-type="float" office:value="10" table:style-name="ce1">
            <text:p>10</text:p>
          </table:table-cell>
          <table:table-cell office:value-type="float" office:value="50.48" table:style-name="ce1">
            <text:p>50,48</text:p>
          </table:table-cell>
          <table:table-cell office:value-type="float" office:value="4581.95" table:style-name="ce2">
            <text:p>4.581,95</text:p>
          </table:table-cell>
          <table:table-cell office:value-type="float" office:value="50" table:style-name="ce1">
            <text:p>50</text:p>
          </table:table-cell>
          <table:table-cell office:value-type="float" office:value="43.03" table:style-name="ce1">
            <text:p>43,03</text:p>
          </table:table-cell>
          <table:table-cell office:value-type="float" office:value="4214.9399999999996" table:style-name="ce2">
            <text:p>4.214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7.94" table:style-name="ce1">
            <text:p>27,94</text:p>
          </table:table-cell>
          <table:table-cell office:value-type="float" office:value="2461.34" table:style-name="ce2">
            <text:p>2.461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52" table:style-name="ce1">
            <text:p>5,52</text:p>
          </table:table-cell>
          <table:table-cell office:value-type="float" office:value="459.94" table:style-name="ce1">
            <text:p>459,94</text:p>
          </table:table-cell>
          <table:table-cell office:value-type="float" office:value="28" table:style-name="ce1">
            <text:p>28</text:p>
          </table:table-cell>
          <table:table-cell office:value-type="float" office:value="23.55" table:style-name="ce1">
            <text:p>23,55</text:p>
          </table:table-cell>
          <table:table-cell office:value-type="float" office:value="2236.89" table:style-name="ce2">
            <text:p>2.236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0.99" table:style-name="ce1">
            <text:p>50,99</text:p>
          </table:table-cell>
          <table:table-cell office:value-type="float" office:value="4592.54" table:style-name="ce2">
            <text:p>4.592,5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4.52" table:style-name="ce1">
            <text:p>14,52</text:p>
          </table:table-cell>
          <table:table-cell office:value-type="float" office:value="953.73" table:style-name="ce1">
            <text:p>953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9.93" table:style-name="ce1">
            <text:p>19,93</text:p>
          </table:table-cell>
          <table:table-cell office:value-type="float" office:value="1346.3" table:style-name="ce2">
            <text:p>1.346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590.04999999999995" table:style-name="ce1">
            <text:p>59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9.59" table:style-name="ce1">
            <text:p>19,59</text:p>
          </table:table-cell>
          <table:table-cell office:value-type="float" office:value="1287.56" table:style-name="ce2">
            <text:p>1.287,56</text:p>
          </table:table-cell>
          <table:table-cell office:value-type="float" office:value="12" table:style-name="ce1">
            <text:p>12</text:p>
          </table:table-cell>
          <table:table-cell office:value-type="float" office:value="5.96" table:style-name="ce1">
            <text:p>5,96</text:p>
          </table:table-cell>
          <table:table-cell office:value-type="float" office:value="392.11" table:style-name="ce1">
            <text:p>392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5290.36" table:style-name="ce2">
            <text:p>5.290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79" table:style-name="ce1">
            <text:p>1,79</text:p>
          </table:table-cell>
          <table:table-cell office:value-type="float" office:value="218.39" table:style-name="ce1">
            <text:p>218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663.22" table:style-name="ce1">
            <text:p>663,22</text:p>
          </table:table-cell>
          <table:table-cell office:value-type="float" office:value="42360.04" table:style-name="ce2">
            <text:p>42.360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2" table:style-name="ce1">
            <text:p>0,1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91" table:style-name="ce1">
            <text:p>0,91</text:p>
          </table:table-cell>
          <table:table-cell office:value-type="float" office:value="50.45" table:style-name="ce1">
            <text:p>50,45</text:p>
          </table:table-cell>
          <table:table-cell office:value-type="float" office:value="1" table:style-name="ce1">
            <text:p>1</text:p>
          </table:table-cell>
          <table:table-cell office:value-type="float" office:value="0.01" table:style-name="ce1">
            <text:p>0,01</text:p>
          </table:table-cell>
          <table:table-cell office:value-type="float" office:value="1.58" table:style-name="ce1">
            <text:p>1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7" table:style-name="ce1">
            <text:p>0,37</text:p>
          </table:table-cell>
          <table:table-cell office:value-type="float" office:value="17.84" table:style-name="ce1">
            <text:p>17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,19</text:p>
          </table:table-cell>
          <table:table-cell office:value-type="float" office:value="16.54" table:style-name="ce1">
            <text:p>16,5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68" table:style-name="ce1">
            <text:p>0,68</text:p>
          </table:table-cell>
          <table:table-cell office:value-type="float" office:value="56.74" table:style-name="ce1">
            <text:p>56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4" table:style-name="ce1">
            <text:p>354</text:p>
          </table:table-cell>
          <table:table-cell office:value-type="float" office:value="103.17" table:style-name="ce1">
            <text:p>103,17</text:p>
          </table:table-cell>
          <table:table-cell office:value-type="float" office:value="9629.6299999999992" table:style-name="ce2">
            <text:p>9.629,63</text:p>
          </table:table-cell>
          <table:table-cell office:value-type="float" office:value="1019" table:style-name="ce3">
            <text:p>1.019</text:p>
          </table:table-cell>
          <table:table-cell office:value-type="float" office:value="464.77" table:style-name="ce1">
            <text:p>464,77</text:p>
          </table:table-cell>
          <table:table-cell office:value-type="float" office:value="42848.44" table:style-name="ce2">
            <text:p>42.848,44</text:p>
          </table:table-cell>
          <table:table-cell office:value-type="float" office:value="402" table:style-name="ce1">
            <text:p>402</text:p>
          </table:table-cell>
          <table:table-cell office:value-type="float" office:value="153.84" table:style-name="ce1">
            <text:p>153,84</text:p>
          </table:table-cell>
          <table:table-cell office:value-type="float" office:value="14192.01" table:style-name="ce2">
            <text:p>14.192,01</text:p>
          </table:table-cell>
          <table:table-cell office:value-type="float" office:value="1391" table:style-name="ce3">
            <text:p>1.391</text:p>
          </table:table-cell>
          <table:table-cell office:value-type="float" office:value="1016.92" table:style-name="ce2">
            <text:p>1.016,92</text:p>
          </table:table-cell>
          <table:table-cell office:value-type="float" office:value="98329.36" table:style-name="ce2">
            <text:p>98.329,36</text:p>
          </table:table-cell>
          <table:table-cell office:value-type="float" office:value="631" table:style-name="ce1">
            <text:p>631</text:p>
          </table:table-cell>
          <table:table-cell office:value-type="float" office:value="473.38" table:style-name="ce1">
            <text:p>473,38</text:p>
          </table:table-cell>
          <table:table-cell office:value-type="float" office:value="43483.38" table:style-name="ce2">
            <text:p>43.483,38</text:p>
          </table:table-cell>
          <table:table-cell office:value-type="float" office:value="285" table:style-name="ce1">
            <text:p>285</text:p>
          </table:table-cell>
          <table:table-cell office:value-type="float" office:value="205.05" table:style-name="ce1">
            <text:p>205,05</text:p>
          </table:table-cell>
          <table:table-cell office:value-type="float" office:value="18855.439999999999" table:style-name="ce2">
            <text:p>18.855,44</text:p>
          </table:table-cell>
          <table:table-cell office:value-type="float" office:value="520" table:style-name="ce1">
            <text:p>520</text:p>
          </table:table-cell>
          <table:table-cell office:value-type="float" office:value="329.57" table:style-name="ce1">
            <text:p>329,57</text:p>
          </table:table-cell>
          <table:table-cell office:value-type="float" office:value="30244.05" table:style-name="ce2">
            <text:p>30.244,05</text:p>
          </table:table-cell>
          <table:table-cell office:value-type="float" office:value="354" table:style-name="ce1">
            <text:p>354</text:p>
          </table:table-cell>
          <table:table-cell office:value-type="float" office:value="274.48" table:style-name="ce1">
            <text:p>274,48</text:p>
          </table:table-cell>
          <table:table-cell office:value-type="float" office:value="25544.880000000001" table:style-name="ce2">
            <text:p>25.544,88</text:p>
          </table:table-cell>
          <table:table-cell office:value-type="float" office:value="604" table:style-name="ce1">
            <text:p>604</text:p>
          </table:table-cell>
          <table:table-cell office:value-type="float" office:value="700.4" table:style-name="ce1">
            <text:p>700,4</text:p>
          </table:table-cell>
          <table:table-cell office:value-type="float" office:value="64704.1" table:style-name="ce2">
            <text:p>64.704,10</text:p>
          </table:table-cell>
          <table:table-cell office:value-type="float" office:value="675" table:style-name="ce1">
            <text:p>675</text:p>
          </table:table-cell>
          <table:table-cell office:value-type="float" office:value="483.86" table:style-name="ce1">
            <text:p>483,86</text:p>
          </table:table-cell>
          <table:table-cell office:value-type="float" office:value="44488.25" table:style-name="ce2">
            <text:p>44.488,25</text:p>
          </table:table-cell>
          <table:table-cell office:value-type="float" office:value="279" table:style-name="ce1">
            <text:p>279</text:p>
          </table:table-cell>
          <table:table-cell office:value-type="float" office:value="117.93" table:style-name="ce1">
            <text:p>117,93</text:p>
          </table:table-cell>
          <table:table-cell office:value-type="float" office:value="10849.15" table:style-name="ce2">
            <text:p>10.849,1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4121.47" table:style-name="ce2">
            <text:p>4.121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7.03" table:style-name="ce1">
            <text:p>57,03</text:p>
          </table:table-cell>
          <table:table-cell office:value-type="float" office:value="5755.53" table:style-name="ce2">
            <text:p>5.755,53</text:p>
          </table:table-cell>
          <table:table-cell office:value-type="float" office:value="309" table:style-name="ce1">
            <text:p>309</text:p>
          </table:table-cell>
          <table:table-cell office:value-type="float" office:value="926.05" table:style-name="ce1">
            <text:p>926,05</text:p>
          </table:table-cell>
          <table:table-cell office:value-type="float" office:value="92294.91" table:style-name="ce2">
            <text:p>92.294,91</text:p>
          </table:table-cell>
          <table:table-cell office:value-type="float" office:value="66" table:style-name="ce1">
            <text:p>66</text:p>
          </table:table-cell>
          <table:table-cell office:value-type="float" office:value="107.73" table:style-name="ce1">
            <text:p>107,73</text:p>
          </table:table-cell>
          <table:table-cell office:value-type="float" office:value="12005.2" table:style-name="ce2">
            <text:p>12.005,20</text:p>
          </table:table-cell>
          <table:table-cell office:value-type="float" office:value="28" table:style-name="ce1">
            <text:p>28</text:p>
          </table:table-cell>
          <table:table-cell office:value-type="float" office:value="92.98" table:style-name="ce1">
            <text:p>92,98</text:p>
          </table:table-cell>
          <table:table-cell office:value-type="float" office:value="9593.98" table:style-name="ce2">
            <text:p>9.593,98</text:p>
          </table:table-cell>
          <table:table-cell office:value-type="float" office:value="119" table:style-name="ce1">
            <text:p>119</text:p>
          </table:table-cell>
          <table:table-cell office:value-type="float" office:value="246.94" table:style-name="ce1">
            <text:p>246,94</text:p>
          </table:table-cell>
          <table:table-cell office:value-type="float" office:value="24877.4" table:style-name="ce2">
            <text:p>24.877,40</text:p>
          </table:table-cell>
          <table:table-cell office:value-type="float" office:value="56" table:style-name="ce1">
            <text:p>56</text:p>
          </table:table-cell>
          <table:table-cell office:value-type="float" office:value="233.01" table:style-name="ce1">
            <text:p>233,01</text:p>
          </table:table-cell>
          <table:table-cell office:value-type="float" office:value="23559.97" table:style-name="ce2">
            <text:p>23.559,97</text:p>
          </table:table-cell>
          <table:table-cell office:value-type="float" office:value="12" table:style-name="ce1">
            <text:p>12</text:p>
          </table:table-cell>
          <table:table-cell office:value-type="float" office:value="26.58" table:style-name="ce1">
            <text:p>26,58</text:p>
          </table:table-cell>
          <table:table-cell office:value-type="float" office:value="2613.52" table:style-name="ce2">
            <text:p>2.613,52</text:p>
          </table:table-cell>
          <table:table-cell office:value-type="float" office:value="3" table:style-name="ce1">
            <text:p>3</text:p>
          </table:table-cell>
          <table:table-cell office:value-type="float" office:value="6.89" table:style-name="ce1">
            <text:p>6,89</text:p>
          </table:table-cell>
          <table:table-cell office:value-type="float" office:value="655.82" table:style-name="ce1">
            <text:p>655,82</text:p>
          </table:table-cell>
          <table:table-cell office:value-type="float" office:value="30" table:style-name="ce1">
            <text:p>30</text:p>
          </table:table-cell>
          <table:table-cell office:value-type="float" office:value="28.34" table:style-name="ce1">
            <text:p>28,34</text:p>
          </table:table-cell>
          <table:table-cell office:value-type="float" office:value="3200.12" table:style-name="ce2">
            <text:p>3.200,1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53" table:style-name="ce1">
            <text:p>1,53</text:p>
          </table:table-cell>
          <table:table-cell office:value-type="float" office:value="218.05" table:style-name="ce1">
            <text:p>218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1.55" table:style-name="ce1">
            <text:p>81,55</text:p>
          </table:table-cell>
          <table:table-cell office:value-type="float" office:value="7716.22" table:style-name="ce2">
            <text:p>7.716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2" table:style-name="ce1">
            <text:p>222</text:p>
          </table:table-cell>
          <table:table-cell office:value-type="float" office:value="850.7" table:style-name="ce1">
            <text:p>850,7</text:p>
          </table:table-cell>
          <table:table-cell office:value-type="float" office:value="82730.48" table:style-name="ce2">
            <text:p>82.730,4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1.94" table:style-name="ce1">
            <text:p>1,94</text:p>
          </table:table-cell>
          <table:table-cell office:value-type="float" office:value="215.51" table:style-name="ce1">
            <text:p>215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7" table:style-name="ce1">
            <text:p>2,7</text:p>
          </table:table-cell>
          <table:table-cell office:value-type="float" office:value="390.78" table:style-name="ce1">
            <text:p>390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617.21" table:style-name="ce1">
            <text:p>617,2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.4" table:style-name="ce1">
            <text:p>5,4</text:p>
          </table:table-cell>
          <table:table-cell office:value-type="float" office:value="495.28" table:style-name="ce1">
            <text:p>495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38" table:style-name="ce1">
            <text:p>0,38</text:p>
          </table:table-cell>
          <table:table-cell office:value-type="float" office:value="46.9" table:style-name="ce1">
            <text:p>46,9</text:p>
          </table:table-cell>
          <table:table-cell office:value-type="float" office:value="14" table:style-name="ce1">
            <text:p>14</text:p>
          </table:table-cell>
          <table:table-cell office:value-type="float" office:value="1.42" table:style-name="ce1">
            <text:p>1,42</text:p>
          </table:table-cell>
          <table:table-cell office:value-type="float" office:value="138.27000000000001" table:style-name="ce1">
            <text:p>138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91" table:style-name="ce1">
            <text:p>1,91</text:p>
          </table:table-cell>
          <table:table-cell office:value-type="float" office:value="175.72" table:style-name="ce1">
            <text:p>175,72</text:p>
          </table:table-cell>
          <table:table-cell office:value-type="float" office:value="11" table:style-name="ce1">
            <text:p>11</text:p>
          </table:table-cell>
          <table:table-cell office:value-type="float" office:value="3.48" table:style-name="ce1">
            <text:p>3,48</text:p>
          </table:table-cell>
          <table:table-cell office:value-type="float" office:value="322.17" table:style-name="ce1">
            <text:p>322,17</text:p>
          </table:table-cell>
          <table:table-cell office:value-type="float" office:value="1" table:style-name="ce1">
            <text:p>1</text:p>
          </table:table-cell>
          <table:table-cell office:value-type="float" office:value="0.34" table:style-name="ce1">
            <text:p>0,34</text:p>
          </table:table-cell>
          <table:table-cell office:value-type="float" office:value="29.36" table:style-name="ce1">
            <text:p>29,36</text:p>
          </table:table-cell>
          <table:table-cell office:value-type="float" office:value="11" table:style-name="ce1">
            <text:p>11</text:p>
          </table:table-cell>
          <table:table-cell office:value-type="float" office:value="6.13" table:style-name="ce1">
            <text:p>6,13</text:p>
          </table:table-cell>
          <table:table-cell office:value-type="float" office:value="566.04" table:style-name="ce1">
            <text:p>566,04</text:p>
          </table:table-cell>
          <table:table-cell office:value-type="float" office:value="8" table:style-name="ce1">
            <text:p>8</text:p>
          </table:table-cell>
          <table:table-cell office:value-type="float" office:value="1.56" table:style-name="ce1">
            <text:p>1,56</text:p>
          </table:table-cell>
          <table:table-cell office:value-type="float" office:value="146.72999999999999" table:style-name="ce1">
            <text:p>146,73</text:p>
          </table:table-cell>
          <table:table-cell office:value-type="float" office:value="6" table:style-name="ce1">
            <text:p>6</text:p>
          </table:table-cell>
          <table:table-cell office:value-type="float" office:value="0.13" table:style-name="ce1">
            <text:p>0,13</text:p>
          </table:table-cell>
          <table:table-cell office:value-type="float" office:value="19.28" table:style-name="ce1">
            <text:p>19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.15" table:style-name="ce1">
            <text:p>3,15</text:p>
          </table:table-cell>
          <table:table-cell office:value-type="float" office:value="269.86" table:style-name="ce1">
            <text:p>269,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36" table:style-name="ce1">
            <text:p>2,36</text:p>
          </table:table-cell>
          <table:table-cell office:value-type="float" office:value="193.27" table:style-name="ce1">
            <text:p>193,27</text:p>
          </table:table-cell>
          <table:table-cell office:value-type="float" office:value="1" table:style-name="ce1">
            <text:p>1</text:p>
          </table:table-cell>
          <table:table-cell office:value-type="float" office:value="1.59" table:style-name="ce1">
            <text:p>1,59</text:p>
          </table:table-cell>
          <table:table-cell office:value-type="float" office:value="141.94999999999999" table:style-name="ce1">
            <text:p>141,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354.6" table:style-name="ce1">
            <text:p>354,6</text:p>
          </table:table-cell>
          <table:table-cell office:value-type="float" office:value="13" table:style-name="ce1">
            <text:p>13</text:p>
          </table:table-cell>
          <table:table-cell office:value-type="float" office:value="13.38" table:style-name="ce1">
            <text:p>13,38</text:p>
          </table:table-cell>
          <table:table-cell office:value-type="float" office:value="1107.1300000000001" table:style-name="ce2">
            <text:p>1.107,13</text:p>
          </table:table-cell>
          <table:table-cell office:value-type="float" office:value="27" table:style-name="ce1">
            <text:p>27</text:p>
          </table:table-cell>
          <table:table-cell office:value-type="float" office:value="28.74" table:style-name="ce1">
            <text:p>28,74</text:p>
          </table:table-cell>
          <table:table-cell office:value-type="float" office:value="2364.1999999999998" table:style-name="ce2">
            <text:p>2.364,20</text:p>
          </table:table-cell>
          <table:table-cell office:value-type="float" office:value="6" table:style-name="ce1">
            <text:p>6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669.66" table:style-name="ce1">
            <text:p>669,66</text:p>
          </table:table-cell>
          <table:table-cell office:value-type="float" office:value="21" table:style-name="ce1">
            <text:p>21</text:p>
          </table:table-cell>
          <table:table-cell office:value-type="float" office:value="15.09" table:style-name="ce1">
            <text:p>15,09</text:p>
          </table:table-cell>
          <table:table-cell office:value-type="float" office:value="1235.9000000000001" table:style-name="ce2">
            <text:p>1.235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,2</text:p>
          </table:table-cell>
          <table:table-cell office:value-type="float" office:value="18.809999999999999" table:style-name="ce1">
            <text:p>18,81</text:p>
          </table:table-cell>
          <table:table-cell office:value-type="float" office:value="6" table:style-name="ce1">
            <text:p>6</text:p>
          </table:table-cell>
          <table:table-cell office:value-type="float" office:value="0.74" table:style-name="ce1">
            <text:p>0,74</text:p>
          </table:table-cell>
          <table:table-cell office:value-type="float" office:value="68.84" table:style-name="ce1">
            <text:p>68,84</text:p>
          </table:table-cell>
          <table:table-cell office:value-type="float" office:value="10" table:style-name="ce1">
            <text:p>10</text:p>
          </table:table-cell>
          <table:table-cell office:value-type="float" office:value="6.08" table:style-name="ce1">
            <text:p>6,08</text:p>
          </table:table-cell>
          <table:table-cell office:value-type="float" office:value="595.66999999999996" table:style-name="ce1">
            <text:p>595,67</text:p>
          </table:table-cell>
          <table:table-cell office:value-type="float" office:value="4" table:style-name="ce1">
            <text:p>4</text:p>
          </table:table-cell>
          <table:table-cell office:value-type="float" office:value="10.09" table:style-name="ce1">
            <text:p>10,09</text:p>
          </table:table-cell>
          <table:table-cell office:value-type="float" office:value="933.62" table:style-name="ce1">
            <text:p>933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48" table:style-name="ce1">
            <text:p>8,48</text:p>
          </table:table-cell>
          <table:table-cell office:value-type="float" office:value="891.79" table:style-name="ce1">
            <text:p>891,79</text:p>
          </table:table-cell>
          <table:table-cell office:value-type="float" office:value="2" table:style-name="ce1">
            <text:p>2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120.75" table:style-name="ce1">
            <text:p>120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.27" table:style-name="ce1">
            <text:p>10,27</text:p>
          </table:table-cell>
          <table:table-cell office:value-type="float" office:value="1323.67" table:style-name="ce2">
            <text:p>1.323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.98" table:style-name="ce1">
            <text:p>8,98</text:p>
          </table:table-cell>
          <table:table-cell office:value-type="float" office:value="717.03" table:style-name="ce1">
            <text:p>717,0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4.85" table:style-name="ce1">
            <text:p>14,85</text:p>
          </table:table-cell>
          <table:table-cell office:value-type="float" office:value="606.02" table:style-name="ce1">
            <text:p>606,02</text:p>
          </table:table-cell>
          <table:table-cell office:value-type="float" office:value="14" table:style-name="ce1">
            <text:p>14</text:p>
          </table:table-cell>
          <table:table-cell office:value-type="float" office:value="10.64" table:style-name="ce1">
            <text:p>10,64</text:p>
          </table:table-cell>
          <table:table-cell office:value-type="float" office:value="435.08" table:style-name="ce1">
            <text:p>435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8" table:style-name="ce1">
            <text:p>658</text:p>
          </table:table-cell>
          <table:table-cell office:value-type="float" office:value="299.45" table:style-name="ce1">
            <text:p>299,45</text:p>
          </table:table-cell>
          <table:table-cell office:value-type="float" office:value="12438.68" table:style-name="ce2">
            <text:p>12.438,68</text:p>
          </table:table-cell>
          <table:table-cell office:value-type="float" office:value="46" table:style-name="ce1">
            <text:p>46</text:p>
          </table:table-cell>
          <table:table-cell office:value-type="float" office:value="23.41" table:style-name="ce1">
            <text:p>23,41</text:p>
          </table:table-cell>
          <table:table-cell office:value-type="float" office:value="968.72" table:style-name="ce1">
            <text:p>968,72</text:p>
          </table:table-cell>
          <table:table-cell office:value-type="float" office:value="993" table:style-name="ce1">
            <text:p>993</text:p>
          </table:table-cell>
          <table:table-cell office:value-type="float" office:value="434.18" table:style-name="ce1">
            <text:p>434,18</text:p>
          </table:table-cell>
          <table:table-cell office:value-type="float" office:value="15527.08" table:style-name="ce2">
            <text:p>15.527,08</text:p>
          </table:table-cell>
          <table:table-cell office:value-type="float" office:value="18" table:style-name="ce1">
            <text:p>18</text:p>
          </table:table-cell>
          <table:table-cell office:value-type="float" office:value="31.21" table:style-name="ce1">
            <text:p>31,21</text:p>
          </table:table-cell>
          <table:table-cell office:value-type="float" office:value="1286.19" table:style-name="ce2">
            <text:p>1.286,19</text:p>
          </table:table-cell>
          <table:table-cell office:value-type="float" office:value="14" table:style-name="ce1">
            <text:p>14</text:p>
          </table:table-cell>
          <table:table-cell office:value-type="float" office:value="7.77" table:style-name="ce1">
            <text:p>7,77</text:p>
          </table:table-cell>
          <table:table-cell office:value-type="float" office:value="320.68" table:style-name="ce1">
            <text:p>320,68</text:p>
          </table:table-cell>
          <table:table-cell office:value-type="float" office:value="33" table:style-name="ce1">
            <text:p>33</text:p>
          </table:table-cell>
          <table:table-cell office:value-type="float" office:value="32.14" table:style-name="ce1">
            <text:p>32,14</text:p>
          </table:table-cell>
          <table:table-cell office:value-type="float" office:value="1308.82" table:style-name="ce2">
            <text:p>1.308,82</text:p>
          </table:table-cell>
          <table:table-cell office:value-type="float" office:value="102" table:style-name="ce1">
            <text:p>102</text:p>
          </table:table-cell>
          <table:table-cell office:value-type="float" office:value="65.47" table:style-name="ce1">
            <text:p>65,47</text:p>
          </table:table-cell>
          <table:table-cell office:value-type="float" office:value="2690.24" table:style-name="ce2">
            <text:p>2.690,2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85" table:style-name="ce1">
            <text:p>2,85</text:p>
          </table:table-cell>
          <table:table-cell office:value-type="float" office:value="468.94" table:style-name="ce1">
            <text:p>468,94</text:p>
          </table:table-cell>
          <table:table-cell office:value-type="float" office:value="45" table:style-name="ce1">
            <text:p>45</text:p>
          </table:table-cell>
          <table:table-cell office:value-type="float" office:value="174.03" table:style-name="ce1">
            <text:p>174,03</text:p>
          </table:table-cell>
          <table:table-cell office:value-type="float" office:value="16211.63" table:style-name="ce2">
            <text:p>16.211,63</text:p>
          </table:table-cell>
          <table:table-cell office:value-type="float" office:value="360" table:style-name="ce1">
            <text:p>360</text:p>
          </table:table-cell>
          <table:table-cell office:value-type="float" office:value="190.94" table:style-name="ce1">
            <text:p>190,94</text:p>
          </table:table-cell>
          <table:table-cell office:value-type="float" office:value="21211.88" table:style-name="ce2">
            <text:p>21.211,88</text:p>
          </table:table-cell>
          <table:table-cell office:value-type="float" office:value="12" table:style-name="ce1">
            <text:p>12</text:p>
          </table:table-cell>
          <table:table-cell office:value-type="float" office:value="35.229999999999997" table:style-name="ce1">
            <text:p>35,23</text:p>
          </table:table-cell>
          <table:table-cell office:value-type="float" office:value="3508.78" table:style-name="ce2">
            <text:p>3.508,78</text:p>
          </table:table-cell>
          <table:table-cell office:value-type="float" office:value="44" table:style-name="ce1">
            <text:p>44</text:p>
          </table:table-cell>
          <table:table-cell office:value-type="float" office:value="206.22" table:style-name="ce1">
            <text:p>206,22</text:p>
          </table:table-cell>
          <table:table-cell office:value-type="float" office:value="18137.560000000001" table:style-name="ce2">
            <text:p>18.137,56</text:p>
          </table:table-cell>
          <table:table-cell office:value-type="float" office:value="17" table:style-name="ce1">
            <text:p>17</text:p>
          </table:table-cell>
          <table:table-cell office:value-type="float" office:value="85.02" table:style-name="ce1">
            <text:p>85,02</text:p>
          </table:table-cell>
          <table:table-cell office:value-type="float" office:value="8567.93" table:style-name="ce2">
            <text:p>8.567,93</text:p>
          </table:table-cell>
          <table:table-cell office:value-type="float" office:value="10" table:style-name="ce1">
            <text:p>10</text:p>
          </table:table-cell>
          <table:table-cell office:value-type="float" office:value="15.71" table:style-name="ce1">
            <text:p>15,71</text:p>
          </table:table-cell>
          <table:table-cell office:value-type="float" office:value="1688.88" table:style-name="ce2">
            <text:p>1.688,88</text:p>
          </table:table-cell>
          <table:table-cell office:value-type="float" office:value="3" table:style-name="ce1">
            <text:p>3</text:p>
          </table:table-cell>
          <table:table-cell office:value-type="float" office:value="6.18" table:style-name="ce1">
            <text:p>6,18</text:p>
          </table:table-cell>
          <table:table-cell office:value-type="float" office:value="532.17999999999995" table:style-name="ce1">
            <text:p>532,18</text:p>
          </table:table-cell>
          <table:table-cell office:value-type="float" office:value="23" table:style-name="ce1">
            <text:p>23</text:p>
          </table:table-cell>
          <table:table-cell office:value-type="float" office:value="20.12" table:style-name="ce1">
            <text:p>20,12</text:p>
          </table:table-cell>
          <table:table-cell office:value-type="float" office:value="2029.19" table:style-name="ce2">
            <text:p>2.029,1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74" table:style-name="ce1">
            <text:p>2,74</text:p>
          </table:table-cell>
          <table:table-cell office:value-type="float" office:value="311.58999999999997" table:style-name="ce1">
            <text:p>311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.53" table:style-name="ce1">
            <text:p>16,53</text:p>
          </table:table-cell>
          <table:table-cell office:value-type="float" office:value="2420.9899999999998" table:style-name="ce2">
            <text:p>2.420,99</text:p>
          </table:table-cell>
          <table:table-cell office:value-type="float" office:value="2" table:style-name="ce1">
            <text:p>2</text:p>
          </table:table-cell>
          <table:table-cell office:value-type="float" office:value="47.37" table:style-name="ce1">
            <text:p>47,37</text:p>
          </table:table-cell>
          <table:table-cell office:value-type="float" office:value="3575.38" table:style-name="ce2">
            <text:p>3.575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.02" table:style-name="ce1">
            <text:p>14,02</text:p>
          </table:table-cell>
          <table:table-cell office:value-type="float" office:value="1099.69" table:style-name="ce2">
            <text:p>1.099,6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07" table:style-name="ce1">
            <text:p>307</text:p>
          </table:table-cell>
          <table:table-cell office:value-type="float" office:value="19.05" table:style-name="ce1">
            <text:p>19,05</text:p>
          </table:table-cell>
          <table:table-cell office:value-type="float" office:value="1439.8" table:style-name="ce2">
            <text:p>1.439,80</text:p>
          </table:table-cell>
          <table:table-cell office:value-type="float" office:value="539" table:style-name="ce1">
            <text:p>539</text:p>
          </table:table-cell>
          <table:table-cell office:value-type="float" office:value="92.9" table:style-name="ce1">
            <text:p>92,9</text:p>
          </table:table-cell>
          <table:table-cell office:value-type="float" office:value="5122.83" table:style-name="ce2">
            <text:p>5.122,83</text:p>
          </table:table-cell>
          <table:table-cell office:value-type="float" office:value="428" table:style-name="ce1">
            <text:p>428</text:p>
          </table:table-cell>
          <table:table-cell office:value-type="float" office:value="88.03" table:style-name="ce1">
            <text:p>88,03</text:p>
          </table:table-cell>
          <table:table-cell office:value-type="float" office:value="4636.33" table:style-name="ce2">
            <text:p>4.636,33</text:p>
          </table:table-cell>
          <table:table-cell office:value-type="float" office:value="385" table:style-name="ce1">
            <text:p>385</text:p>
          </table:table-cell>
          <table:table-cell office:value-type="float" office:value="190.1" table:style-name="ce1">
            <text:p>190,1</text:p>
          </table:table-cell>
          <table:table-cell office:value-type="float" office:value="17684.330000000002" table:style-name="ce2">
            <text:p>17.684,33</text:p>
          </table:table-cell>
          <table:table-cell office:value-type="float" office:value="923" table:style-name="ce1">
            <text:p>923</text:p>
          </table:table-cell>
          <table:table-cell office:value-type="float" office:value="230.52" table:style-name="ce1">
            <text:p>230,52</text:p>
          </table:table-cell>
          <table:table-cell office:value-type="float" office:value="12473.48" table:style-name="ce2">
            <text:p>12.473,48</text:p>
          </table:table-cell>
          <table:table-cell office:value-type="float" office:value="419" table:style-name="ce1">
            <text:p>419</text:p>
          </table:table-cell>
          <table:table-cell office:value-type="float" office:value="78.260000000000005" table:style-name="ce1">
            <text:p>78,26</text:p>
          </table:table-cell>
          <table:table-cell office:value-type="float" office:value="4184.8599999999997" table:style-name="ce2">
            <text:p>4.184,86</text:p>
          </table:table-cell>
          <table:table-cell office:value-type="float" office:value="381" table:style-name="ce1">
            <text:p>381</text:p>
          </table:table-cell>
          <table:table-cell office:value-type="float" office:value="98.53" table:style-name="ce1">
            <text:p>98,53</text:p>
          </table:table-cell>
          <table:table-cell office:value-type="float" office:value="5222.8100000000004" table:style-name="ce2">
            <text:p>5.222,81</text:p>
          </table:table-cell>
          <table:table-cell office:value-type="float" office:value="413" table:style-name="ce1">
            <text:p>413</text:p>
          </table:table-cell>
          <table:table-cell office:value-type="float" office:value="83.04" table:style-name="ce1">
            <text:p>83,04</text:p>
          </table:table-cell>
          <table:table-cell office:value-type="float" office:value="4294.8900000000003" table:style-name="ce2">
            <text:p>4.294,89</text:p>
          </table:table-cell>
          <table:table-cell office:value-type="float" office:value="267" table:style-name="ce1">
            <text:p>267</text:p>
          </table:table-cell>
          <table:table-cell office:value-type="float" office:value="56.55" table:style-name="ce1">
            <text:p>56,55</text:p>
          </table:table-cell>
          <table:table-cell office:value-type="float" office:value="2898.66" table:style-name="ce2">
            <text:p>2.898,66</text:p>
          </table:table-cell>
          <table:table-cell office:value-type="float" office:value="728" table:style-name="ce1">
            <text:p>728</text:p>
          </table:table-cell>
          <table:table-cell office:value-type="float" office:value="119.11" table:style-name="ce1">
            <text:p>119,11</text:p>
          </table:table-cell>
          <table:table-cell office:value-type="float" office:value="6439.07" table:style-name="ce2">
            <text:p>6.439,07</text:p>
          </table:table-cell>
          <table:table-cell office:value-type="float" office:value="407" table:style-name="ce1">
            <text:p>407</text:p>
          </table:table-cell>
          <table:table-cell office:value-type="float" office:value="46.47" table:style-name="ce1">
            <text:p>46,47</text:p>
          </table:table-cell>
          <table:table-cell office:value-type="float" office:value="2536.29" table:style-name="ce2">
            <text:p>2.536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68.37" table:style-name="ce1">
            <text:p>68,37</text:p>
          </table:table-cell>
          <table:table-cell office:value-type="float" office:value="6910.24" table:style-name="ce2">
            <text:p>6.910,24</text:p>
          </table:table-cell>
          <table:table-cell office:value-type="float" office:value="14" table:style-name="ce1">
            <text:p>14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863.56" table:style-name="ce1">
            <text:p>863,56</text:p>
          </table:table-cell>
          <table:table-cell office:value-type="float" office:value="3" table:style-name="ce1">
            <text:p>3</text:p>
          </table:table-cell>
          <table:table-cell office:value-type="float" office:value="4.49" table:style-name="ce1">
            <text:p>4,49</text:p>
          </table:table-cell>
          <table:table-cell office:value-type="float" office:value="421.89" table:style-name="ce1">
            <text:p>421,89</text:p>
          </table:table-cell>
          <table:table-cell office:value-type="float" office:value="2" table:style-name="ce1">
            <text:p>2</text:p>
          </table:table-cell>
          <table:table-cell office:value-type="float" office:value="4.49" table:style-name="ce1">
            <text:p>4,49</text:p>
          </table:table-cell>
          <table:table-cell office:value-type="float" office:value="375.35" table:style-name="ce1">
            <text:p>375,35</text:p>
          </table:table-cell>
          <table:table-cell office:value-type="float" office:value="15" table:style-name="ce1">
            <text:p>15</text:p>
          </table:table-cell>
          <table:table-cell office:value-type="float" office:value="20.94" table:style-name="ce1">
            <text:p>20,94</text:p>
          </table:table-cell>
          <table:table-cell office:value-type="float" office:value="2394.58" table:style-name="ce2">
            <text:p>2.394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8.29" table:style-name="ce1">
            <text:p>18,29</text:p>
          </table:table-cell>
          <table:table-cell office:value-type="float" office:value="2107.92" table:style-name="ce2">
            <text:p>2.107,92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,8</text:p>
          </table:table-cell>
          <table:table-cell office:value-type="float" office:value="221.23" table:style-name="ce1">
            <text:p>221,23</text:p>
          </table:table-cell>
          <table:table-cell office:value-type="float" office:value="1" table:style-name="ce1">
            <text:p>1</text:p>
          </table:table-cell>
          <table:table-cell office:value-type="float" office:value="1.93" table:style-name="ce1">
            <text:p>1,93</text:p>
          </table:table-cell>
          <table:table-cell office:value-type="float" office:value="222.87" table:style-name="ce1">
            <text:p>222,87</text:p>
          </table:table-cell>
          <table:table-cell office:value-type="float" office:value="2" table:style-name="ce1">
            <text:p>2</text:p>
          </table:table-cell>
          <table:table-cell office:value-type="float" office:value="6.64" table:style-name="ce1">
            <text:p>6,64</text:p>
          </table:table-cell>
          <table:table-cell office:value-type="float" office:value="740.07" table:style-name="ce1">
            <text:p>740,0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8" table:style-name="ce1">
            <text:p>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88.38" table:style-name="ce1">
            <text:p>188,38</text:p>
          </table:table-cell>
          <table:table-cell office:value-type="float" office:value="15156.46" table:style-name="ce2">
            <text:p>15.156,46</text:p>
          </table:table-cell>
          <table:table-cell office:value-type="float" office:value="6" table:style-name="ce1">
            <text:p>6</text:p>
          </table:table-cell>
          <table:table-cell office:value-type="float" office:value="16.14" table:style-name="ce1">
            <text:p>16,14</text:p>
          </table:table-cell>
          <table:table-cell office:value-type="float" office:value="1434.28" table:style-name="ce2">
            <text:p>1.434,28</text:p>
          </table:table-cell>
          <table:table-cell office:value-type="float" office:value="3" table:style-name="ce1">
            <text:p>3</text:p>
          </table:table-cell>
          <table:table-cell office:value-type="float" office:value="23.76" table:style-name="ce1">
            <text:p>23,76</text:p>
          </table:table-cell>
          <table:table-cell office:value-type="float" office:value="1750.3" table:style-name="ce2">
            <text:p>1.750,30</text:p>
          </table:table-cell>
          <table:table-cell office:value-type="float" office:value="5" table:style-name="ce1">
            <text:p>5</text:p>
          </table:table-cell>
          <table:table-cell office:value-type="float" office:value="16.38" table:style-name="ce1">
            <text:p>16,38</text:p>
          </table:table-cell>
          <table:table-cell office:value-type="float" office:value="1308.76" table:style-name="ce2">
            <text:p>1.308,76</text:p>
          </table:table-cell>
          <table:table-cell office:value-type="float" office:value="1" table:style-name="ce1">
            <text:p>1</text:p>
          </table:table-cell>
          <table:table-cell office:value-type="float" office:value="1.49" table:style-name="ce1">
            <text:p>1,49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3" table:style-name="ce1">
            <text:p>0,93</text:p>
          </table:table-cell>
          <table:table-cell office:value-type="float" office:value="84.8" table:style-name="ce1">
            <text:p>84,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295.06" table:style-name="ce1">
            <text:p>295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46" table:style-name="ce1">
            <text:p>5,46</text:p>
          </table:table-cell>
          <table:table-cell office:value-type="float" office:value="429.79" table:style-name="ce1">
            <text:p>429,79</text:p>
          </table:table-cell>
          <table:table-cell office:value-type="float" office:value="4" table:style-name="ce1">
            <text:p>4</text:p>
          </table:table-cell>
          <table:table-cell office:value-type="float" office:value="5.22" table:style-name="ce1">
            <text:p>5,22</text:p>
          </table:table-cell>
          <table:table-cell office:value-type="float" office:value="424.6" table:style-name="ce1">
            <text:p>424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55.59" table:style-name="ce1">
            <text:p>55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0.5" table:style-name="ce1">
            <text:p>10,5</text:p>
          </table:table-cell>
          <table:table-cell office:value-type="float" office:value="970.76" table:style-name="ce1">
            <text:p>970,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48" table:style-name="ce1">
            <text:p>31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0.75" table:style-name="ce1">
            <text:p>10,75</text:p>
          </table:table-cell>
          <table:table-cell office:value-type="float" office:value="578.95000000000005" table:style-name="ce1">
            <text:p>578,95</text:p>
          </table:table-cell>
          <table:table-cell office:value-type="float" office:value="44" table:style-name="ce1">
            <text:p>44</text:p>
          </table:table-cell>
          <table:table-cell office:value-type="float" office:value="14.16" table:style-name="ce1">
            <text:p>14,16</text:p>
          </table:table-cell>
          <table:table-cell office:value-type="float" office:value="791.2" table:style-name="ce1">
            <text:p>791,2</text:p>
          </table:table-cell>
          <table:table-cell office:value-type="float" office:value="410" table:style-name="ce1">
            <text:p>410</text:p>
          </table:table-cell>
          <table:table-cell office:value-type="float" office:value="233.78" table:style-name="ce1">
            <text:p>233,78</text:p>
          </table:table-cell>
          <table:table-cell office:value-type="float" office:value="22180.84" table:style-name="ce2">
            <text:p>22.180,84</text:p>
          </table:table-cell>
          <table:table-cell office:value-type="float" office:value="51" table:style-name="ce1">
            <text:p>51</text:p>
          </table:table-cell>
          <table:table-cell office:value-type="float" office:value="25.19" table:style-name="ce1">
            <text:p>25,19</text:p>
          </table:table-cell>
          <table:table-cell office:value-type="float" office:value="1396.47" table:style-name="ce2">
            <text:p>1.396,47</text:p>
          </table:table-cell>
          <table:table-cell office:value-type="float" office:value="30" table:style-name="ce1">
            <text:p>30</text:p>
          </table:table-cell>
          <table:table-cell office:value-type="float" office:value="15.07" table:style-name="ce1">
            <text:p>15,07</text:p>
          </table:table-cell>
          <table:table-cell office:value-type="float" office:value="848.76" table:style-name="ce1">
            <text:p>848,76</text:p>
          </table:table-cell>
          <table:table-cell office:value-type="float" office:value="343" table:style-name="ce1">
            <text:p>343</text:p>
          </table:table-cell>
          <table:table-cell office:value-type="float" office:value="132.61000000000001" table:style-name="ce1">
            <text:p>132,61</text:p>
          </table:table-cell>
          <table:table-cell office:value-type="float" office:value="7333.19" table:style-name="ce2">
            <text:p>7.333,19</text:p>
          </table:table-cell>
          <table:table-cell office:value-type="float" office:value="30" table:style-name="ce1">
            <text:p>30</text:p>
          </table:table-cell>
          <table:table-cell office:value-type="float" office:value="11.01" table:style-name="ce1">
            <text:p>11,01</text:p>
          </table:table-cell>
          <table:table-cell office:value-type="float" office:value="561.78" table:style-name="ce1">
            <text:p>561,78</text:p>
          </table:table-cell>
          <table:table-cell office:value-type="float" office:value="18" table:style-name="ce1">
            <text:p>18</text:p>
          </table:table-cell>
          <table:table-cell office:value-type="float" office:value="3.76" table:style-name="ce1">
            <text:p>3,76</text:p>
          </table:table-cell>
          <table:table-cell office:value-type="float" office:value="209.92" table:style-name="ce1">
            <text:p>209,92</text:p>
          </table:table-cell>
          <table:table-cell office:value-type="float" office:value="4" table:style-name="ce1">
            <text:p>4</text:p>
          </table:table-cell>
          <table:table-cell office:value-type="float" office:value="1.51" table:style-name="ce1">
            <text:p>1,51</text:p>
          </table:table-cell>
          <table:table-cell office:value-type="float" office:value="90.71" table:style-name="ce1">
            <text:p>90,71</text:p>
          </table:table-cell>
          <table:table-cell office:value-type="float" office:value="46" table:style-name="ce1">
            <text:p>46</text:p>
          </table:table-cell>
          <table:table-cell office:value-type="float" office:value="7.09" table:style-name="ce1">
            <text:p>7,09</text:p>
          </table:table-cell>
          <table:table-cell office:value-type="float" office:value="402.66" table:style-name="ce1">
            <text:p>402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43" table:style-name="ce1">
            <text:p>0,43</text:p>
          </table:table-cell>
          <table:table-cell office:value-type="float" office:value="23.46" table:style-name="ce1">
            <text:p>23,46</text:p>
          </table:table-cell>
          <table:table-cell office:value-type="float" office:value="58" table:style-name="ce1">
            <text:p>58</text:p>
          </table:table-cell>
          <table:table-cell office:value-type="float" office:value="14.7" table:style-name="ce1">
            <text:p>14,7</text:p>
          </table:table-cell>
          <table:table-cell office:value-type="float" office:value="804.65" table:style-name="ce1">
            <text:p>804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.2" table:style-name="ce1">
            <text:p>6,2</text:p>
          </table:table-cell>
          <table:table-cell office:value-type="float" office:value="327.93" table:style-name="ce1">
            <text:p>327,93</text:p>
          </table:table-cell>
          <table:table-cell office:value-type="float" office:value="99" table:style-name="ce1">
            <text:p>99</text:p>
          </table:table-cell>
          <table:table-cell office:value-type="float" office:value="23.52" table:style-name="ce1">
            <text:p>23,52</text:p>
          </table:table-cell>
          <table:table-cell office:value-type="float" office:value="1340.23" table:style-name="ce2">
            <text:p>1.340,23</text:p>
          </table:table-cell>
          <table:table-cell office:value-type="float" office:value="247" table:style-name="ce1">
            <text:p>247</text:p>
          </table:table-cell>
          <table:table-cell office:value-type="float" office:value="51.92" table:style-name="ce1">
            <text:p>51,92</text:p>
          </table:table-cell>
          <table:table-cell office:value-type="float" office:value="2909.35" table:style-name="ce2">
            <text:p>2.909,35</text:p>
          </table:table-cell>
          <table:table-cell office:value-type="float" office:value="63" table:style-name="ce1">
            <text:p>63</text:p>
          </table:table-cell>
          <table:table-cell office:value-type="float" office:value="6.48" table:style-name="ce1">
            <text:p>6,48</text:p>
          </table:table-cell>
          <table:table-cell office:value-type="float" office:value="409.56" table:style-name="ce1">
            <text:p>409,56</text:p>
          </table:table-cell>
          <table:table-cell office:value-type="float" office:value="22" table:style-name="ce1">
            <text:p>22</text:p>
          </table:table-cell>
          <table:table-cell office:value-type="float" office:value="6.79" table:style-name="ce1">
            <text:p>6,79</text:p>
          </table:table-cell>
          <table:table-cell office:value-type="float" office:value="377.01" table:style-name="ce1">
            <text:p>377,01</text:p>
          </table:table-cell>
          <table:table-cell office:value-type="float" office:value="75" table:style-name="ce1">
            <text:p>75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439.01" table:style-name="ce1">
            <text:p>439,01</text:p>
          </table:table-cell>
          <table:table-cell office:value-type="float" office:value="51" table:style-name="ce1">
            <text:p>51</text:p>
          </table:table-cell>
          <table:table-cell office:value-type="float" office:value="11.25" table:style-name="ce1">
            <text:p>11,25</text:p>
          </table:table-cell>
          <table:table-cell office:value-type="float" office:value="622.66" table:style-name="ce1">
            <text:p>622,6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7.35" table:style-name="ce1">
            <text:p>7,35</text:p>
          </table:table-cell>
          <table:table-cell office:value-type="float" office:value="682.17" table:style-name="ce1">
            <text:p>68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91" table:style-name="ce1">
            <text:p>3,91</text:p>
          </table:table-cell>
          <table:table-cell office:value-type="float" office:value="383.58" table:style-name="ce1">
            <text:p>383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.08" table:style-name="ce1">
            <text:p>3,08</text:p>
          </table:table-cell>
          <table:table-cell office:value-type="float" office:value="280.18" table:style-name="ce1">
            <text:p>280,18</text:p>
          </table:table-cell>
          <table:table-cell office:value-type="float" office:value="16" table:style-name="ce1">
            <text:p>16</text:p>
          </table:table-cell>
          <table:table-cell office:value-type="float" office:value="1.67" table:style-name="ce1">
            <text:p>1,67</text:p>
          </table:table-cell>
          <table:table-cell office:value-type="float" office:value="163.05000000000001" table:style-name="ce1">
            <text:p>163,05</text:p>
          </table:table-cell>
          <table:table-cell office:value-type="float" office:value="6" table:style-name="ce1">
            <text:p>6</text:p>
          </table:table-cell>
          <table:table-cell office:value-type="float" office:value="2.31" table:style-name="ce1">
            <text:p>2,31</text:p>
          </table:table-cell>
          <table:table-cell office:value-type="float" office:value="212.71" table:style-name="ce1">
            <text:p>212,71</text:p>
          </table:table-cell>
          <table:table-cell office:value-type="float" office:value="6" table:style-name="ce1">
            <text:p>6</text:p>
          </table:table-cell>
          <table:table-cell office:value-type="float" office:value="2.88" table:style-name="ce1">
            <text:p>2,88</text:p>
          </table:table-cell>
          <table:table-cell office:value-type="float" office:value="262.92" table:style-name="ce1">
            <text:p>262,92</text:p>
          </table:table-cell>
          <table:table-cell office:value-type="float" office:value="20" table:style-name="ce1">
            <text:p>20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402.49" table:style-name="ce1">
            <text:p>402,49</text:p>
          </table:table-cell>
          <table:table-cell office:value-type="float" office:value="10" table:style-name="ce1">
            <text:p>10</text:p>
          </table:table-cell>
          <table:table-cell office:value-type="float" office:value="0.82" table:style-name="ce1">
            <text:p>0,82</text:p>
          </table:table-cell>
          <table:table-cell office:value-type="float" office:value="81.17" table:style-name="ce1">
            <text:p>81,1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3.63" table:style-name="ce1">
            <text:p>43,63</text:p>
          </table:table-cell>
          <table:table-cell office:value-type="float" office:value="3570.31" table:style-name="ce2">
            <text:p>3.570,31</text:p>
          </table:table-cell>
          <table:table-cell office:value-type="float" office:value="5" table:style-name="ce1">
            <text:p>5</text:p>
          </table:table-cell>
          <table:table-cell office:value-type="float" office:value="2.89" table:style-name="ce1">
            <text:p>2,89</text:p>
          </table:table-cell>
          <table:table-cell office:value-type="float" office:value="233.48" table:style-name="ce1">
            <text:p>233,48</text:p>
          </table:table-cell>
          <table:table-cell office:value-type="float" office:value="12" table:style-name="ce1">
            <text:p>12</text:p>
          </table:table-cell>
          <table:table-cell office:value-type="float" office:value="7.91" table:style-name="ce1">
            <text:p>7,91</text:p>
          </table:table-cell>
          <table:table-cell office:value-type="float" office:value="691.71" table:style-name="ce1">
            <text:p>691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2782.83" table:style-name="ce2">
            <text:p>2.782,83</text:p>
          </table:table-cell>
          <table:table-cell office:value-type="float" office:value="254" table:style-name="ce1">
            <text:p>254</text:p>
          </table:table-cell>
          <table:table-cell office:value-type="float" office:value="92.34" table:style-name="ce1">
            <text:p>92,34</text:p>
          </table:table-cell>
          <table:table-cell office:value-type="float" office:value="7676.76" table:style-name="ce2">
            <text:p>7.676,76</text:p>
          </table:table-cell>
          <table:table-cell office:value-type="float" office:value="72" table:style-name="ce1">
            <text:p>72</text:p>
          </table:table-cell>
          <table:table-cell office:value-type="float" office:value="55.1" table:style-name="ce1">
            <text:p>55,1</text:p>
          </table:table-cell>
          <table:table-cell office:value-type="float" office:value="4513.22" table:style-name="ce2">
            <text:p>4.513,22</text:p>
          </table:table-cell>
          <table:table-cell office:value-type="float" office:value="24" table:style-name="ce1">
            <text:p>24</text:p>
          </table:table-cell>
          <table:table-cell office:value-type="float" office:value="15.91" table:style-name="ce1">
            <text:p>15,91</text:p>
          </table:table-cell>
          <table:table-cell office:value-type="float" office:value="1302.42" table:style-name="ce2">
            <text:p>1.302,42</text:p>
          </table:table-cell>
          <table:table-cell office:value-type="float" office:value="100" table:style-name="ce1">
            <text:p>100</text:p>
          </table:table-cell>
          <table:table-cell office:value-type="float" office:value="87.66" table:style-name="ce1">
            <text:p>87,66</text:p>
          </table:table-cell>
          <table:table-cell office:value-type="float" office:value="7194.98" table:style-name="ce2">
            <text:p>7.194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1" table:style-name="ce1">
            <text:p>0,21</text:p>
          </table:table-cell>
          <table:table-cell office:value-type="float" office:value="20.27" table:style-name="ce1">
            <text:p>20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6.64" table:style-name="ce1">
            <text:p>26,64</text:p>
          </table:table-cell>
          <table:table-cell office:value-type="float" office:value="2455.9499999999998" table:style-name="ce2">
            <text:p>2.455,95</text:p>
          </table:table-cell>
          <table:table-cell office:value-type="float" office:value="39" table:style-name="ce1">
            <text:p>39</text:p>
          </table:table-cell>
          <table:table-cell office:value-type="float" office:value="27.24" table:style-name="ce1">
            <text:p>27,24</text:p>
          </table:table-cell>
          <table:table-cell office:value-type="float" office:value="2473.83" table:style-name="ce2">
            <text:p>2.473,83</text:p>
          </table:table-cell>
          <table:table-cell office:value-type="float" office:value="654" table:style-name="ce1">
            <text:p>654</text:p>
          </table:table-cell>
          <table:table-cell office:value-type="float" office:value="204.34" table:style-name="ce1">
            <text:p>204,34</text:p>
          </table:table-cell>
          <table:table-cell office:value-type="float" office:value="18973.849999999999" table:style-name="ce2">
            <text:p>18.973,85</text:p>
          </table:table-cell>
          <table:table-cell office:value-type="float" office:value="520" table:style-name="ce1">
            <text:p>520</text:p>
          </table:table-cell>
          <table:table-cell office:value-type="float" office:value="296.43" table:style-name="ce1">
            <text:p>296,43</text:p>
          </table:table-cell>
          <table:table-cell office:value-type="float" office:value="27320.69" table:style-name="ce2">
            <text:p>27.320,69</text:p>
          </table:table-cell>
          <table:table-cell office:value-type="float" office:value="1" table:style-name="ce1">
            <text:p>1</text:p>
          </table:table-cell>
          <table:table-cell office:value-type="float" office:value="0.04" table:style-name="ce1">
            <text:p>0,04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70" table:style-name="ce1">
            <text:p>70</text:p>
          </table:table-cell>
          <table:table-cell office:value-type="float" office:value="38.479999999999997" table:style-name="ce1">
            <text:p>38,48</text:p>
          </table:table-cell>
          <table:table-cell office:value-type="float" office:value="3509.27" table:style-name="ce2">
            <text:p>3.509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" table:style-name="ce1">
            <text:p>316</text:p>
          </table:table-cell>
          <table:table-cell office:value-type="float" office:value="626.42999999999995" table:style-name="ce1">
            <text:p>626,43</text:p>
          </table:table-cell>
          <table:table-cell office:value-type="float" office:value="57879.6" table:style-name="ce2">
            <text:p>57.879,60</text:p>
          </table:table-cell>
          <table:table-cell office:value-type="float" office:value="121" table:style-name="ce1">
            <text:p>121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1647.77" table:style-name="ce2">
            <text:p>1.647,77</text:p>
          </table:table-cell>
          <table:table-cell office:value-type="float" office:value="41" table:style-name="ce1">
            <text:p>41</text:p>
          </table:table-cell>
          <table:table-cell office:value-type="float" office:value="1.49" table:style-name="ce1">
            <text:p>1,49</text:p>
          </table:table-cell>
          <table:table-cell office:value-type="float" office:value="181.85" table:style-name="ce1">
            <text:p>181,8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.62" table:style-name="ce1">
            <text:p>7,62</text:p>
          </table:table-cell>
          <table:table-cell office:value-type="float" office:value="825.54" table:style-name="ce1">
            <text:p>825,54</text:p>
          </table:table-cell>
          <table:table-cell office:value-type="float" office:value="231" table:style-name="ce1">
            <text:p>231</text:p>
          </table:table-cell>
          <table:table-cell office:value-type="float" office:value="487.8" table:style-name="ce1">
            <text:p>487,8</text:p>
          </table:table-cell>
          <table:table-cell office:value-type="float" office:value="50340.1" table:style-name="ce2">
            <text:p>50.340,10</text:p>
          </table:table-cell>
          <table:table-cell office:value-type="float" office:value="85" table:style-name="ce1">
            <text:p>85</text:p>
          </table:table-cell>
          <table:table-cell office:value-type="float" office:value="264.76" table:style-name="ce1">
            <text:p>264,76</text:p>
          </table:table-cell>
          <table:table-cell office:value-type="float" office:value="29853.27" table:style-name="ce2">
            <text:p>29.853,27</text:p>
          </table:table-cell>
          <table:table-cell office:value-type="float" office:value="1" table:style-name="ce1">
            <text:p>1</text:p>
          </table:table-cell>
          <table:table-cell office:value-type="float" office:value="5.22" table:style-name="ce1">
            <text:p>5,22</text:p>
          </table:table-cell>
          <table:table-cell office:value-type="float" office:value="500.2" table:style-name="ce1">
            <text:p>500,2</text:p>
          </table:table-cell>
          <table:table-cell office:value-type="float" office:value="23" table:style-name="ce1">
            <text:p>23</text:p>
          </table:table-cell>
          <table:table-cell office:value-type="float" office:value="55.7" table:style-name="ce1">
            <text:p>55,7</text:p>
          </table:table-cell>
          <table:table-cell office:value-type="float" office:value="5602.39" table:style-name="ce2">
            <text:p>5.602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3.59" table:style-name="ce1">
            <text:p>183,59</text:p>
          </table:table-cell>
          <table:table-cell office:value-type="float" office:value="15320.79" table:style-name="ce2">
            <text:p>15.320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4.89" table:style-name="ce1">
            <text:p>34,89</text:p>
          </table:table-cell>
          <table:table-cell office:value-type="float" office:value="2995.01" table:style-name="ce2">
            <text:p>2.995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,15</text:p>
          </table:table-cell>
          <table:table-cell office:value-type="float" office:value="13.49" table:style-name="ce1">
            <text:p>13,49</text:p>
          </table:table-cell>
          <table:table-cell office:value-type="float" office:value="2" table:style-name="ce1">
            <text:p>2</text:p>
          </table:table-cell>
          <table:table-cell office:value-type="float" office:value="0.32" table:style-name="ce1">
            <text:p>0,32</text:p>
          </table:table-cell>
          <table:table-cell office:value-type="float" office:value="69.23" table:style-name="ce1">
            <text:p>69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441.62" table:style-name="ce2">
            <text:p>1.441,62</text:p>
          </table:table-cell>
          <table:table-cell office:value-type="float" office:value="15" table:style-name="ce1">
            <text:p>15</text:p>
          </table:table-cell>
          <table:table-cell office:value-type="float" office:value="6.16" table:style-name="ce1">
            <text:p>6,16</text:p>
          </table:table-cell>
          <table:table-cell office:value-type="float" office:value="799.19" table:style-name="ce1">
            <text:p>79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10.27" table:style-name="ce1">
            <text:p>110,27</text:p>
          </table:table-cell>
          <table:table-cell office:value-type="float" office:value="8286.43" table:style-name="ce2">
            <text:p>8.286,43</text:p>
          </table:table-cell>
          <table:table-cell office:value-type="float" office:value="17" table:style-name="ce1">
            <text:p>17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1474.39" table:style-name="ce2">
            <text:p>1.474,39</text:p>
          </table:table-cell>
          <table:table-cell office:value-type="float" office:value="15" table:style-name="ce1">
            <text:p>15</text:p>
          </table:table-cell>
          <table:table-cell office:value-type="float" office:value="131.62" table:style-name="ce1">
            <text:p>131,62</text:p>
          </table:table-cell>
          <table:table-cell office:value-type="float" office:value="10172.35" table:style-name="ce2">
            <text:p>10.172,35</text:p>
          </table:table-cell>
          <table:table-cell office:value-type="float" office:value="24" table:style-name="ce1">
            <text:p>24</text:p>
          </table:table-cell>
          <table:table-cell office:value-type="float" office:value="371.78" table:style-name="ce1">
            <text:p>371,78</text:p>
          </table:table-cell>
          <table:table-cell office:value-type="float" office:value="26500.07" table:style-name="ce2">
            <text:p>26.500,07</text:p>
          </table:table-cell>
          <table:table-cell office:value-type="float" office:value="27" table:style-name="ce1">
            <text:p>27</text:p>
          </table:table-cell>
          <table:table-cell office:value-type="float" office:value="345.6" table:style-name="ce1">
            <text:p>345,6</text:p>
          </table:table-cell>
          <table:table-cell office:value-type="float" office:value="25994.78" table:style-name="ce2">
            <text:p>25.994,78</text:p>
          </table:table-cell>
          <table:table-cell office:value-type="float" office:value="28" table:style-name="ce1">
            <text:p>28</text:p>
          </table:table-cell>
          <table:table-cell office:value-type="float" office:value="336.15" table:style-name="ce1">
            <text:p>336,15</text:p>
          </table:table-cell>
          <table:table-cell office:value-type="float" office:value="24632.51" table:style-name="ce2">
            <text:p>24.632,51</text:p>
          </table:table-cell>
          <table:table-cell office:value-type="float" office:value="38" table:style-name="ce1">
            <text:p>38</text:p>
          </table:table-cell>
          <table:table-cell office:value-type="float" office:value="126.76" table:style-name="ce1">
            <text:p>126,76</text:p>
          </table:table-cell>
          <table:table-cell office:value-type="float" office:value="10203.16" table:style-name="ce2">
            <text:p>10.203,16</text:p>
          </table:table-cell>
          <table:table-cell office:value-type="float" office:value="9" table:style-name="ce1">
            <text:p>9</text:p>
          </table:table-cell>
          <table:table-cell office:value-type="float" office:value="224.7" table:style-name="ce1">
            <text:p>224,7</text:p>
          </table:table-cell>
          <table:table-cell office:value-type="float" office:value="16149.95" table:style-name="ce2">
            <text:p>16.149,95</text:p>
          </table:table-cell>
          <table:table-cell office:value-type="float" office:value="13" table:style-name="ce1">
            <text:p>13</text:p>
          </table:table-cell>
          <table:table-cell office:value-type="float" office:value="381.53" table:style-name="ce1">
            <text:p>381,53</text:p>
          </table:table-cell>
          <table:table-cell office:value-type="float" office:value="27925.74" table:style-name="ce2">
            <text:p>27.925,74</text:p>
          </table:table-cell>
          <table:table-cell office:value-type="float" office:value="17" table:style-name="ce1">
            <text:p>17</text:p>
          </table:table-cell>
          <table:table-cell office:value-type="float" office:value="131.08000000000001" table:style-name="ce1">
            <text:p>131,08</text:p>
          </table:table-cell>
          <table:table-cell office:value-type="float" office:value="10104.5" table:style-name="ce2">
            <text:p>10.104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358.57" table:style-name="ce2">
            <text:p>1.358,57</text:p>
          </table:table-cell>
          <table:table-cell office:value-type="float" office:value="91663.360000000001" table:style-name="ce2">
            <text:p>91.663,36</text:p>
          </table:table-cell>
          <table:table-cell office:value-type="float" office:value="7" table:style-name="ce1">
            <text:p>7</text:p>
          </table:table-cell>
          <table:table-cell office:value-type="float" office:value="138.72" table:style-name="ce1">
            <text:p>138,72</text:p>
          </table:table-cell>
          <table:table-cell office:value-type="float" office:value="10114.69" table:style-name="ce2">
            <text:p>10.114,69</text:p>
          </table:table-cell>
          <table:table-cell office:value-type="float" office:value="19" table:style-name="ce1">
            <text:p>19</text:p>
          </table:table-cell>
          <table:table-cell office:value-type="float" office:value="6175.79" table:style-name="ce2">
            <text:p>6.175,79</text:p>
          </table:table-cell>
          <table:table-cell office:value-type="float" office:value="376391.87" table:style-name="ce2">
            <text:p>376.391,87</text:p>
          </table:table-cell>
          <table:table-cell office:value-type="float" office:value="2" table:style-name="ce1">
            <text:p>2</text:p>
          </table:table-cell>
          <table:table-cell office:value-type="float" office:value="47.24" table:style-name="ce1">
            <text:p>47,24</text:p>
          </table:table-cell>
          <table:table-cell office:value-type="float" office:value="3198.66" table:style-name="ce2">
            <text:p>3.198,66</text:p>
          </table:table-cell>
          <table:table-cell office:value-type="float" office:value="3" table:style-name="ce1">
            <text:p>3</text:p>
          </table:table-cell>
          <table:table-cell office:value-type="float" office:value="503.24" table:style-name="ce1">
            <text:p>503,24</text:p>
          </table:table-cell>
          <table:table-cell office:value-type="float" office:value="33680.160000000003" table:style-name="ce2">
            <text:p>33.680,16</text:p>
          </table:table-cell>
          <table:table-cell office:value-type="float" office:value="18" table:style-name="ce1">
            <text:p>18</text:p>
          </table:table-cell>
          <table:table-cell office:value-type="float" office:value="534.29999999999995" table:style-name="ce1">
            <text:p>534,3</text:p>
          </table:table-cell>
          <table:table-cell office:value-type="float" office:value="37253.370000000003" table:style-name="ce2">
            <text:p>37.253,37</text:p>
          </table:table-cell>
          <table:table-cell office:value-type="float" office:value="1" table:style-name="ce1">
            <text:p>1</text:p>
          </table:table-cell>
          <table:table-cell office:value-type="float" office:value="388.56" table:style-name="ce1">
            <text:p>388,56</text:p>
          </table:table-cell>
          <table:table-cell office:value-type="float" office:value="25356.17" table:style-name="ce2">
            <text:p>25.356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57.1" table:style-name="ce1">
            <text:p>557,1</text:p>
          </table:table-cell>
          <table:table-cell office:value-type="float" office:value="38065.629999999997" table:style-name="ce2">
            <text:p>38.065,63</text:p>
          </table:table-cell>
          <table:table-cell office:value-type="float" office:value="7" table:style-name="ce1">
            <text:p>7</text:p>
          </table:table-cell>
          <table:table-cell office:value-type="float" office:value="195.09" table:style-name="ce1">
            <text:p>195,09</text:p>
          </table:table-cell>
          <table:table-cell office:value-type="float" office:value="13426.3" table:style-name="ce2">
            <text:p>13.426,3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76.66" table:style-name="ce1">
            <text:p>76,66</text:p>
          </table:table-cell>
          <table:table-cell office:value-type="float" office:value="5754.04" table:style-name="ce2">
            <text:p>5.754,04</text:p>
          </table:table-cell>
          <table:table-cell office:value-type="float" office:value="43" table:style-name="ce1">
            <text:p>43</text:p>
          </table:table-cell>
          <table:table-cell office:value-type="float" office:value="33.07" table:style-name="ce1">
            <text:p>33,07</text:p>
          </table:table-cell>
          <table:table-cell office:value-type="float" office:value="2741.52" table:style-name="ce2">
            <text:p>2.741,52</text:p>
          </table:table-cell>
          <table:table-cell office:value-type="float" office:value="51" table:style-name="ce1">
            <text:p>51</text:p>
          </table:table-cell>
          <table:table-cell office:value-type="float" office:value="218.74" table:style-name="ce1">
            <text:p>218,74</text:p>
          </table:table-cell>
          <table:table-cell office:value-type="float" office:value="18483.09" table:style-name="ce2">
            <text:p>18.483,09</text:p>
          </table:table-cell>
          <table:table-cell office:value-type="float" office:value="56" table:style-name="ce1">
            <text:p>56</text:p>
          </table:table-cell>
          <table:table-cell office:value-type="float" office:value="856.61" table:style-name="ce1">
            <text:p>856,61</text:p>
          </table:table-cell>
          <table:table-cell office:value-type="float" office:value="61567.01" table:style-name="ce2">
            <text:p>61.567,01</text:p>
          </table:table-cell>
          <table:table-cell office:value-type="float" office:value="57" table:style-name="ce1">
            <text:p>57</text:p>
          </table:table-cell>
          <table:table-cell office:value-type="float" office:value="250.73" table:style-name="ce1">
            <text:p>250,73</text:p>
          </table:table-cell>
          <table:table-cell office:value-type="float" office:value="22287.05" table:style-name="ce2">
            <text:p>22.287,05</text:p>
          </table:table-cell>
          <table:table-cell office:value-type="float" office:value="29" table:style-name="ce1">
            <text:p>29</text:p>
          </table:table-cell>
          <table:table-cell office:value-type="float" office:value="55.35" table:style-name="ce1">
            <text:p>55,35</text:p>
          </table:table-cell>
          <table:table-cell office:value-type="float" office:value="4714.1899999999996" table:style-name="ce2">
            <text:p>4.714,19</text:p>
          </table:table-cell>
          <table:table-cell office:value-type="float" office:value="123" table:style-name="ce1">
            <text:p>123</text:p>
          </table:table-cell>
          <table:table-cell office:value-type="float" office:value="127.28" table:style-name="ce1">
            <text:p>127,28</text:p>
          </table:table-cell>
          <table:table-cell office:value-type="float" office:value="12152.87" table:style-name="ce2">
            <text:p>12.152,87</text:p>
          </table:table-cell>
          <table:table-cell office:value-type="float" office:value="14" table:style-name="ce1">
            <text:p>14</text:p>
          </table:table-cell>
          <table:table-cell office:value-type="float" office:value="207.72" table:style-name="ce1">
            <text:p>207,72</text:p>
          </table:table-cell>
          <table:table-cell office:value-type="float" office:value="16506.52" table:style-name="ce2">
            <text:p>16.506,52</text:p>
          </table:table-cell>
          <table:table-cell office:value-type="float" office:value="19" table:style-name="ce1">
            <text:p>19</text:p>
          </table:table-cell>
          <table:table-cell office:value-type="float" office:value="55.53" table:style-name="ce1">
            <text:p>55,53</text:p>
          </table:table-cell>
          <table:table-cell office:value-type="float" office:value="5344.51" table:style-name="ce2">
            <text:p>5.344,51</text:p>
          </table:table-cell>
          <table:table-cell office:value-type="float" office:value="34" table:style-name="ce1">
            <text:p>34</text:p>
          </table:table-cell>
          <table:table-cell office:value-type="float" office:value="127.79" table:style-name="ce1">
            <text:p>127,79</text:p>
          </table:table-cell>
          <table:table-cell office:value-type="float" office:value="9914.07" table:style-name="ce2">
            <text:p>9.914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30.81" table:style-name="ce1">
            <text:p>130,81</text:p>
          </table:table-cell>
          <table:table-cell office:value-type="float" office:value="10628.11" table:style-name="ce2">
            <text:p>10.628,11</text:p>
          </table:table-cell>
          <table:table-cell office:value-type="float" office:value="4" table:style-name="ce1">
            <text:p>4</text:p>
          </table:table-cell>
          <table:table-cell office:value-type="float" office:value="9.99" table:style-name="ce1">
            <text:p>9,99</text:p>
          </table:table-cell>
          <table:table-cell office:value-type="float" office:value="1135.94" table:style-name="ce2">
            <text:p>1.135,94</text:p>
          </table:table-cell>
          <table:table-cell office:value-type="float" office:value="21" table:style-name="ce1">
            <text:p>21</text:p>
          </table:table-cell>
          <table:table-cell office:value-type="float" office:value="1491.13" table:style-name="ce2">
            <text:p>1.491,13</text:p>
          </table:table-cell>
          <table:table-cell office:value-type="float" office:value="93702.88" table:style-name="ce2">
            <text:p>93.702,88</text:p>
          </table:table-cell>
          <table:table-cell office:value-type="float" office:value="4" table:style-name="ce1">
            <text:p>4</text:p>
          </table:table-cell>
          <table:table-cell office:value-type="float" office:value="16.45" table:style-name="ce1">
            <text:p>16,45</text:p>
          </table:table-cell>
          <table:table-cell office:value-type="float" office:value="1081.4000000000001" table:style-name="ce2">
            <text:p>1.081,40</text:p>
          </table:table-cell>
          <table:table-cell office:value-type="float" office:value="1" table:style-name="ce1">
            <text:p>1</text:p>
          </table:table-cell>
          <table:table-cell office:value-type="float" office:value="39.1" table:style-name="ce1">
            <text:p>39,1</text:p>
          </table:table-cell>
          <table:table-cell office:value-type="float" office:value="2848.58" table:style-name="ce2">
            <text:p>2.848,58</text:p>
          </table:table-cell>
          <table:table-cell office:value-type="float" office:value="19" table:style-name="ce1">
            <text:p>19</text:p>
          </table:table-cell>
          <table:table-cell office:value-type="float" office:value="666.51" table:style-name="ce1">
            <text:p>666,51</text:p>
          </table:table-cell>
          <table:table-cell office:value-type="float" office:value="49065.279999999999" table:style-name="ce2">
            <text:p>49.065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9.52" table:style-name="ce1">
            <text:p>29,52</text:p>
          </table:table-cell>
          <table:table-cell office:value-type="float" office:value="2368.21" table:style-name="ce2">
            <text:p>2.368,21</text:p>
          </table:table-cell>
          <table:table-cell office:value-type="float" office:value="10" table:style-name="ce1">
            <text:p>10</text:p>
          </table:table-cell>
          <table:table-cell office:value-type="float" office:value="95.7" table:style-name="ce1">
            <text:p>95,7</text:p>
          </table:table-cell>
          <table:table-cell office:value-type="float" office:value="6724.01" table:style-name="ce2">
            <text:p>6.724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75" table:style-name="ce1">
            <text:p>3,75</text:p>
          </table:table-cell>
          <table:table-cell office:value-type="float" office:value="150.86000000000001" table:style-name="ce1">
            <text:p>150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45" table:style-name="ce1">
            <text:p>4,45</text:p>
          </table:table-cell>
          <table:table-cell office:value-type="float" office:value="179.28" table:style-name="ce1">
            <text:p>179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2" table:style-name="ce1">
            <text:p>0,12</text:p>
          </table:table-cell>
          <table:table-cell office:value-type="float" office:value="136.27000000000001" table:style-name="ce1">
            <text:p>136,27</text:p>
          </table:table-cell>
          <table:table-cell office:value-type="float" office:value="44" table:style-name="ce1">
            <text:p>44</text:p>
          </table:table-cell>
          <table:table-cell office:value-type="float" office:value="205.96" table:style-name="ce1">
            <text:p>205,96</text:p>
          </table:table-cell>
          <table:table-cell office:value-type="float" office:value="21095.67" table:style-name="ce2">
            <text:p>21.095,67</text:p>
          </table:table-cell>
          <table:table-cell office:value-type="float" office:value="1" table:style-name="ce1">
            <text:p>1</text:p>
          </table:table-cell>
          <table:table-cell office:value-type="float" office:value="24.64" table:style-name="ce1">
            <text:p>24,64</text:p>
          </table:table-cell>
          <table:table-cell office:value-type="float" office:value="1536.79" table:style-name="ce2">
            <text:p>1.536,79</text:p>
          </table:table-cell>
          <table:table-cell office:value-type="float" office:value="183" table:style-name="ce1">
            <text:p>183</text:p>
          </table:table-cell>
          <table:table-cell office:value-type="float" office:value="1250" table:style-name="ce2">
            <text:p>1.250,00</text:p>
          </table:table-cell>
          <table:table-cell office:value-type="float" office:value="102610.89" table:style-name="ce2">
            <text:p>102.610,89</text:p>
          </table:table-cell>
          <table:table-cell office:value-type="float" office:value="67" table:style-name="ce1">
            <text:p>67</text:p>
          </table:table-cell>
          <table:table-cell office:value-type="float" office:value="1042.75" table:style-name="ce2">
            <text:p>1.042,75</text:p>
          </table:table-cell>
          <table:table-cell office:value-type="float" office:value="83122.080000000002" table:style-name="ce2">
            <text:p>83.122,08</text:p>
          </table:table-cell>
          <table:table-cell office:value-type="float" office:value="30" table:style-name="ce1">
            <text:p>30</text:p>
          </table:table-cell>
          <table:table-cell office:value-type="float" office:value="44.77" table:style-name="ce1">
            <text:p>44,77</text:p>
          </table:table-cell>
          <table:table-cell office:value-type="float" office:value="4468.07" table:style-name="ce2">
            <text:p>4.468,07</text:p>
          </table:table-cell>
          <table:table-cell office:value-type="float" office:value="35" table:style-name="ce1">
            <text:p>35</text:p>
          </table:table-cell>
          <table:table-cell office:value-type="float" office:value="895.63" table:style-name="ce1">
            <text:p>895,63</text:p>
          </table:table-cell>
          <table:table-cell office:value-type="float" office:value="63597.5" table:style-name="ce2">
            <text:p>63.597,50</text:p>
          </table:table-cell>
          <table:table-cell office:value-type="float" office:value="7" table:style-name="ce1">
            <text:p>7</text:p>
          </table:table-cell>
          <table:table-cell office:value-type="float" office:value="36.64" table:style-name="ce1">
            <text:p>36,64</text:p>
          </table:table-cell>
          <table:table-cell office:value-type="float" office:value="3022.07" table:style-name="ce2">
            <text:p>3.022,07</text:p>
          </table:table-cell>
          <table:table-cell office:value-type="float" office:value="41" table:style-name="ce1">
            <text:p>41</text:p>
          </table:table-cell>
          <table:table-cell office:value-type="float" office:value="275.70999999999998" table:style-name="ce1">
            <text:p>275,71</text:p>
          </table:table-cell>
          <table:table-cell office:value-type="float" office:value="22250.080000000002" table:style-name="ce2">
            <text:p>22.25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.87" table:style-name="ce1">
            <text:p>25,87</text:p>
          </table:table-cell>
          <table:table-cell office:value-type="float" office:value="1763.33" table:style-name="ce2">
            <text:p>1.763,33</text:p>
          </table:table-cell>
          <table:table-cell office:value-type="float" office:value="4" table:style-name="ce1">
            <text:p>4</text:p>
          </table:table-cell>
          <table:table-cell office:value-type="float" office:value="357.25" table:style-name="ce1">
            <text:p>357,25</text:p>
          </table:table-cell>
          <table:table-cell office:value-type="float" office:value="25676.19" table:style-name="ce2">
            <text:p>25.676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3390.99" table:style-name="ce2">
            <text:p>3.390,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432.49" table:style-name="ce1">
            <text:p>432,49</text:p>
          </table:table-cell>
          <table:table-cell office:value-type="float" office:value="37924.239999999998" table:style-name="ce2">
            <text:p>37.924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67.24" table:style-name="ce2">
            <text:p>1.667,24</text:p>
          </table:table-cell>
          <table:table-cell office:value-type="float" office:value="121445.32" table:style-name="ce2">
            <text:p>121.445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5.27" table:style-name="ce1">
            <text:p>55,27</text:p>
          </table:table-cell>
          <table:table-cell office:value-type="float" office:value="3890.59" table:style-name="ce2">
            <text:p>3.890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209.13" table:style-name="ce1">
            <text:p>209,13</text:p>
          </table:table-cell>
          <table:table-cell office:value-type="float" office:value="18396.759999999998" table:style-name="ce2">
            <text:p>18.396,76</text:p>
          </table:table-cell>
          <table:table-cell office:value-type="float" office:value="208" table:style-name="ce1">
            <text:p>208</text:p>
          </table:table-cell>
          <table:table-cell office:value-type="float" office:value="319.38" table:style-name="ce1">
            <text:p>319,38</text:p>
          </table:table-cell>
          <table:table-cell office:value-type="float" office:value="27232.5" table:style-name="ce2">
            <text:p>27.232,50</text:p>
          </table:table-cell>
          <table:table-cell office:value-type="float" office:value="166" table:style-name="ce1">
            <text:p>166</text:p>
          </table:table-cell>
          <table:table-cell office:value-type="float" office:value="1417" table:style-name="ce2">
            <text:p>1.417,00</text:p>
          </table:table-cell>
          <table:table-cell office:value-type="float" office:value="129346.4" table:style-name="ce2">
            <text:p>129.346,40</text:p>
          </table:table-cell>
          <table:table-cell office:value-type="float" office:value="176" table:style-name="ce1">
            <text:p>176</text:p>
          </table:table-cell>
          <table:table-cell office:value-type="float" office:value="3374.14" table:style-name="ce2">
            <text:p>3.374,14</text:p>
          </table:table-cell>
          <table:table-cell office:value-type="float" office:value="257149.31" table:style-name="ce2">
            <text:p>257.149,31</text:p>
          </table:table-cell>
          <table:table-cell office:value-type="float" office:value="313" table:style-name="ce1">
            <text:p>313</text:p>
          </table:table-cell>
          <table:table-cell office:value-type="float" office:value="1876.15" table:style-name="ce2">
            <text:p>1.876,15</text:p>
          </table:table-cell>
          <table:table-cell office:value-type="float" office:value="174824.57" table:style-name="ce2">
            <text:p>174.824,57</text:p>
          </table:table-cell>
          <table:table-cell office:value-type="float" office:value="119" table:style-name="ce1">
            <text:p>119</text:p>
          </table:table-cell>
          <table:table-cell office:value-type="float" office:value="670.38" table:style-name="ce1">
            <text:p>670,38</text:p>
          </table:table-cell>
          <table:table-cell office:value-type="float" office:value="60180.68" table:style-name="ce2">
            <text:p>60.180,68</text:p>
          </table:table-cell>
          <table:table-cell office:value-type="float" office:value="492" table:style-name="ce1">
            <text:p>492</text:p>
          </table:table-cell>
          <table:table-cell office:value-type="float" office:value="1474.4" table:style-name="ce2">
            <text:p>1.474,40</text:p>
          </table:table-cell>
          <table:table-cell office:value-type="float" office:value="138231.97" table:style-name="ce2">
            <text:p>138.231,97</text:p>
          </table:table-cell>
          <table:table-cell office:value-type="float" office:value="37" table:style-name="ce1">
            <text:p>37</text:p>
          </table:table-cell>
          <table:table-cell office:value-type="float" office:value="496.73" table:style-name="ce1">
            <text:p>496,73</text:p>
          </table:table-cell>
          <table:table-cell office:value-type="float" office:value="45415.27" table:style-name="ce2">
            <text:p>45.415,27</text:p>
          </table:table-cell>
          <table:table-cell office:value-type="float" office:value="174" table:style-name="ce1">
            <text:p>174</text:p>
          </table:table-cell>
          <table:table-cell office:value-type="float" office:value="1581.72" table:style-name="ce2">
            <text:p>1.581,72</text:p>
          </table:table-cell>
          <table:table-cell office:value-type="float" office:value="147108.82" table:style-name="ce2">
            <text:p>147.108,82</text:p>
          </table:table-cell>
          <table:table-cell office:value-type="float" office:value="115" table:style-name="ce1">
            <text:p>115</text:p>
          </table:table-cell>
          <table:table-cell office:value-type="float" office:value="635.63" table:style-name="ce1">
            <text:p>635,63</text:p>
          </table:table-cell>
          <table:table-cell office:value-type="float" office:value="58267.9" table:style-name="ce2">
            <text:p>58.267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1875.78" table:style-name="ce2">
            <text:p>1.875,78</text:p>
          </table:table-cell>
          <table:table-cell office:value-type="float" office:value="156645.76999999999" table:style-name="ce2">
            <text:p>156.645,77</text:p>
          </table:table-cell>
          <table:table-cell office:value-type="float" office:value="11" table:style-name="ce1">
            <text:p>11</text:p>
          </table:table-cell>
          <table:table-cell office:value-type="float" office:value="239.06" table:style-name="ce1">
            <text:p>239,06</text:p>
          </table:table-cell>
          <table:table-cell office:value-type="float" office:value="22617.74" table:style-name="ce2">
            <text:p>22.617,74</text:p>
          </table:table-cell>
          <table:table-cell office:value-type="float" office:value="131" table:style-name="ce1">
            <text:p>131</text:p>
          </table:table-cell>
          <table:table-cell office:value-type="float" office:value="7528.35" table:style-name="ce2">
            <text:p>7.528,35</text:p>
          </table:table-cell>
          <table:table-cell office:value-type="float" office:value="518018.12" table:style-name="ce2">
            <text:p>518.018,12</text:p>
          </table:table-cell>
          <table:table-cell office:value-type="float" office:value="9" table:style-name="ce1">
            <text:p>9</text:p>
          </table:table-cell>
          <table:table-cell office:value-type="float" office:value="99.55" table:style-name="ce1">
            <text:p>99,55</text:p>
          </table:table-cell>
          <table:table-cell office:value-type="float" office:value="8534.0300000000007" table:style-name="ce2">
            <text:p>8.534,03</text:p>
          </table:table-cell>
          <table:table-cell office:value-type="float" office:value="6" table:style-name="ce1">
            <text:p>6</text:p>
          </table:table-cell>
          <table:table-cell office:value-type="float" office:value="144.66" table:style-name="ce1">
            <text:p>144,66</text:p>
          </table:table-cell>
          <table:table-cell office:value-type="float" office:value="11119.55" table:style-name="ce2">
            <text:p>11.119,55</text:p>
          </table:table-cell>
          <table:table-cell office:value-type="float" office:value="123" table:style-name="ce1">
            <text:p>123</text:p>
          </table:table-cell>
          <table:table-cell office:value-type="float" office:value="2341.19" table:style-name="ce2">
            <text:p>2.341,19</text:p>
          </table:table-cell>
          <table:table-cell office:value-type="float" office:value="194010.68" table:style-name="ce2">
            <text:p>194.010,68</text:p>
          </table:table-cell>
          <table:table-cell office:value-type="float" office:value="1" table:style-name="ce1">
            <text:p>1</text:p>
          </table:table-cell>
          <table:table-cell office:value-type="float" office:value="155.94" table:style-name="ce1">
            <text:p>155,94</text:p>
          </table:table-cell>
          <table:table-cell office:value-type="float" office:value="12248.11" table:style-name="ce2">
            <text:p>12.248,11</text:p>
          </table:table-cell>
          <table:table-cell office:value-type="float" office:value="2" table:style-name="ce1">
            <text:p>2</text:p>
          </table:table-cell>
          <table:table-cell office:value-type="float" office:value="226.93" table:style-name="ce1">
            <text:p>226,93</text:p>
          </table:table-cell>
          <table:table-cell office:value-type="float" office:value="17998.47" table:style-name="ce2">
            <text:p>17.998,47</text:p>
          </table:table-cell>
          <table:table-cell office:value-type="float" office:value="39" table:style-name="ce1">
            <text:p>39</text:p>
          </table:table-cell>
          <table:table-cell office:value-type="float" office:value="1534.39" table:style-name="ce2">
            <text:p>1.534,39</text:p>
          </table:table-cell>
          <table:table-cell office:value-type="float" office:value="118917.5" table:style-name="ce2">
            <text:p>118.917,50</text:p>
          </table:table-cell>
          <table:table-cell office:value-type="float" office:value="31" table:style-name="ce1">
            <text:p>31</text:p>
          </table:table-cell>
          <table:table-cell office:value-type="float" office:value="1269.6400000000001" table:style-name="ce2">
            <text:p>1.269,64</text:p>
          </table:table-cell>
          <table:table-cell office:value-type="float" office:value="101896.5" table:style-name="ce2">
            <text:p>101.896,5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53" table:style-name="ce1">
            <text:p>0,53</text:p>
          </table:table-cell>
          <table:table-cell office:value-type="float" office:value="97.35" table:style-name="ce1">
            <text:p>97,35</text:p>
          </table:table-cell>
          <table:table-cell office:value-type="float" office:value="4" table:style-name="ce1">
            <text:p>4</text:p>
          </table:table-cell>
          <table:table-cell office:value-type="float" office:value="0.82" table:style-name="ce1">
            <text:p>0,82</text:p>
          </table:table-cell>
          <table:table-cell office:value-type="float" office:value="150.29" table:style-name="ce1">
            <text:p>150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96" table:style-name="ce1">
            <text:p>22,96</text:p>
          </table:table-cell>
          <table:table-cell office:value-type="float" office:value="6" table:style-name="ce1">
            <text:p>6</text:p>
          </table:table-cell>
          <table:table-cell office:value-type="float" office:value="14.77" table:style-name="ce1">
            <text:p>14,77</text:p>
          </table:table-cell>
          <table:table-cell office:value-type="float" office:value="1526.34" table:style-name="ce2">
            <text:p>1.526,34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,7</text:p>
          </table:table-cell>
          <table:table-cell office:value-type="float" office:value="276.83999999999997" table:style-name="ce1">
            <text:p>276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62" table:style-name="ce1">
            <text:p>4,62</text:p>
          </table:table-cell>
          <table:table-cell office:value-type="float" office:value="1156.7" table:style-name="ce2">
            <text:p>1.156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.05" table:style-name="ce1">
            <text:p>29,05</text:p>
          </table:table-cell>
          <table:table-cell office:value-type="float" office:value="2548.79" table:style-name="ce2">
            <text:p>2.548,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5.57" table:style-name="ce1">
            <text:p>45,57</text:p>
          </table:table-cell>
          <table:table-cell office:value-type="float" office:value="3833.23" table:style-name="ce2">
            <text:p>3.833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26" table:style-name="ce1">
            <text:p>3,26</text:p>
          </table:table-cell>
          <table:table-cell office:value-type="float" office:value="328.95" table:style-name="ce1">
            <text:p>328,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.38" table:style-name="ce1">
            <text:p>21,38</text:p>
          </table:table-cell>
          <table:table-cell office:value-type="float" office:value="1553.88" table:style-name="ce2">
            <text:p>1.553,8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95.53" table:style-name="ce1">
            <text:p>495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6" table:style-name="ce1">
            <text:p>0,76</text:p>
          </table:table-cell>
          <table:table-cell office:value-type="float" office:value="128.32" table:style-name="ce1">
            <text:p>128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6" table:style-name="ce1">
            <text:p>6</text:p>
          </table:table-cell>
          <table:table-cell office:value-type="float" office:value="2.91" table:style-name="ce1">
            <text:p>2,91</text:p>
          </table:table-cell>
          <table:table-cell office:value-type="float" office:value="288.08999999999997" table:style-name="ce1">
            <text:p>288,09</text:p>
          </table:table-cell>
          <table:table-cell office:value-type="float" office:value="36" table:style-name="ce1">
            <text:p>36</text:p>
          </table:table-cell>
          <table:table-cell office:value-type="float" office:value="1148.73" table:style-name="ce2">
            <text:p>1.148,73</text:p>
          </table:table-cell>
          <table:table-cell office:value-type="float" office:value="56576.5" table:style-name="ce2">
            <text:p>56.576,50</text:p>
          </table:table-cell>
          <table:table-cell office:value-type="float" office:value="1" table:style-name="ce1">
            <text:p>1</text:p>
          </table:table-cell>
          <table:table-cell office:value-type="float" office:value="19.739999999999998" table:style-name="ce1">
            <text:p>19,74</text:p>
          </table:table-cell>
          <table:table-cell office:value-type="float" office:value="965.06" table:style-name="ce1">
            <text:p>965,06</text:p>
          </table:table-cell>
          <table:table-cell office:value-type="float" office:value="17" table:style-name="ce1">
            <text:p>17</text:p>
          </table:table-cell>
          <table:table-cell office:value-type="float" office:value="714.11" table:style-name="ce1">
            <text:p>714,11</text:p>
          </table:table-cell>
          <table:table-cell office:value-type="float" office:value="34730.559999999998" table:style-name="ce2">
            <text:p>34.730,56</text:p>
          </table:table-cell>
          <table:table-cell office:value-type="float" office:value="18" table:style-name="ce1">
            <text:p>18</text:p>
          </table:table-cell>
          <table:table-cell office:value-type="float" office:value="756.82" table:style-name="ce1">
            <text:p>756,82</text:p>
          </table:table-cell>
          <table:table-cell office:value-type="float" office:value="39230.959999999999" table:style-name="ce2">
            <text:p>39.230,96</text:p>
          </table:table-cell>
          <table:table-cell office:value-type="float" office:value="8" table:style-name="ce1">
            <text:p>8</text:p>
          </table:table-cell>
          <table:table-cell office:value-type="float" office:value="43.89" table:style-name="ce1">
            <text:p>43,89</text:p>
          </table:table-cell>
          <table:table-cell office:value-type="float" office:value="2288.81" table:style-name="ce2">
            <text:p>2.288,81</text:p>
          </table:table-cell>
          <table:table-cell office:value-type="float" office:value="65" table:style-name="ce1">
            <text:p>65</text:p>
          </table:table-cell>
          <table:table-cell office:value-type="float" office:value="4691.1499999999996" table:style-name="ce2">
            <text:p>4.691,15</text:p>
          </table:table-cell>
          <table:table-cell office:value-type="float" office:value="222384.33" table:style-name="ce2">
            <text:p>222.384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50.81" table:style-name="ce1">
            <text:p>250,81</text:p>
          </table:table-cell>
          <table:table-cell office:value-type="float" office:value="13604.29" table:style-name="ce2">
            <text:p>13.604,29</text:p>
          </table:table-cell>
          <table:table-cell office:value-type="float" office:value="4" table:style-name="ce1">
            <text:p>4</text:p>
          </table:table-cell>
          <table:table-cell office:value-type="float" office:value="418.61" table:style-name="ce1">
            <text:p>418,61</text:p>
          </table:table-cell>
          <table:table-cell office:value-type="float" office:value="19398.34" table:style-name="ce2">
            <text:p>19.398,3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226.71" table:style-name="ce1">
            <text:p>226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29" table:style-name="ce1">
            <text:p>1,29</text:p>
          </table:table-cell>
          <table:table-cell office:value-type="float" office:value="226.69" table:style-name="ce1">
            <text:p>226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42.78" table:style-name="ce1">
            <text:p>42,78</text:p>
          </table:table-cell>
          <table:table-cell office:value-type="float" office:value="1729.4" table:style-name="ce2">
            <text:p>1.729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3.25" table:style-name="ce1">
            <text:p>83,25</text:p>
          </table:table-cell>
          <table:table-cell office:value-type="float" office:value="3345.24" table:style-name="ce2">
            <text:p>3.345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49.61" table:style-name="ce1">
            <text:p>49,61</text:p>
          </table:table-cell>
          <table:table-cell office:value-type="float" office:value="4596.2299999999996" table:style-name="ce2">
            <text:p>4.596,23</text:p>
          </table:table-cell>
          <table:table-cell office:value-type="float" office:value="24" table:style-name="ce1">
            <text:p>24</text:p>
          </table:table-cell>
          <table:table-cell office:value-type="float" office:value="70.849999999999994" table:style-name="ce1">
            <text:p>70,85</text:p>
          </table:table-cell>
          <table:table-cell office:value-type="float" office:value="8004.95" table:style-name="ce2">
            <text:p>8.004,95</text:p>
          </table:table-cell>
          <table:table-cell office:value-type="float" office:value="29" table:style-name="ce1">
            <text:p>29</text:p>
          </table:table-cell>
          <table:table-cell office:value-type="float" office:value="386.31" table:style-name="ce1">
            <text:p>386,31</text:p>
          </table:table-cell>
          <table:table-cell office:value-type="float" office:value="27364.14" table:style-name="ce2">
            <text:p>27.364,14</text:p>
          </table:table-cell>
          <table:table-cell office:value-type="float" office:value="482" table:style-name="ce1">
            <text:p>482</text:p>
          </table:table-cell>
          <table:table-cell office:value-type="float" office:value="1696.9" table:style-name="ce2">
            <text:p>1.696,90</text:p>
          </table:table-cell>
          <table:table-cell office:value-type="float" office:value="153162.57999999999" table:style-name="ce2">
            <text:p>153.162,58</text:p>
          </table:table-cell>
          <table:table-cell office:value-type="float" office:value="64" table:style-name="ce1">
            <text:p>64</text:p>
          </table:table-cell>
          <table:table-cell office:value-type="float" office:value="378.71" table:style-name="ce1">
            <text:p>378,71</text:p>
          </table:table-cell>
          <table:table-cell office:value-type="float" office:value="31517.81" table:style-name="ce2">
            <text:p>31.517,81</text:p>
          </table:table-cell>
          <table:table-cell office:value-type="float" office:value="215" table:style-name="ce1">
            <text:p>215</text:p>
          </table:table-cell>
          <table:table-cell office:value-type="float" office:value="676" table:style-name="ce1">
            <text:p>676</text:p>
          </table:table-cell>
          <table:table-cell office:value-type="float" office:value="57715.62" table:style-name="ce2">
            <text:p>57.715,62</text:p>
          </table:table-cell>
          <table:table-cell office:value-type="float" office:value="82" table:style-name="ce1">
            <text:p>82</text:p>
          </table:table-cell>
          <table:table-cell office:value-type="float" office:value="2292.64" table:style-name="ce2">
            <text:p>2.292,64</text:p>
          </table:table-cell>
          <table:table-cell office:value-type="float" office:value="179826.82" table:style-name="ce2">
            <text:p>179.826,82</text:p>
          </table:table-cell>
          <table:table-cell office:value-type="float" office:value="273" table:style-name="ce1">
            <text:p>273</text:p>
          </table:table-cell>
          <table:table-cell office:value-type="float" office:value="5572.72" table:style-name="ce2">
            <text:p>5.572,72</text:p>
          </table:table-cell>
          <table:table-cell office:value-type="float" office:value="435463.18" table:style-name="ce2">
            <text:p>435.463,18</text:p>
          </table:table-cell>
          <table:table-cell office:value-type="float" office:value="46" table:style-name="ce1">
            <text:p>46</text:p>
          </table:table-cell>
          <table:table-cell office:value-type="float" office:value="266.56" table:style-name="ce1">
            <text:p>266,56</text:p>
          </table:table-cell>
          <table:table-cell office:value-type="float" office:value="19510.400000000001" table:style-name="ce2">
            <text:p>19.510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0" table:style-name="ce1">
            <text:p>350</text:p>
          </table:table-cell>
          <table:table-cell office:value-type="float" office:value="9716.49" table:style-name="ce2">
            <text:p>9.716,49</text:p>
          </table:table-cell>
          <table:table-cell office:value-type="float" office:value="696114.17" table:style-name="ce2">
            <text:p>696.114,17</text:p>
          </table:table-cell>
          <table:table-cell office:value-type="float" office:value="2" table:style-name="ce1">
            <text:p>2</text:p>
          </table:table-cell>
          <table:table-cell office:value-type="float" office:value="12.87" table:style-name="ce1">
            <text:p>12,87</text:p>
          </table:table-cell>
          <table:table-cell office:value-type="float" office:value="1693.46" table:style-name="ce2">
            <text:p>1.693,46</text:p>
          </table:table-cell>
          <table:table-cell office:value-type="float" office:value="24" table:style-name="ce1">
            <text:p>24</text:p>
          </table:table-cell>
          <table:table-cell office:value-type="float" office:value="2282.3200000000002" table:style-name="ce2">
            <text:p>2.282,32</text:p>
          </table:table-cell>
          <table:table-cell office:value-type="float" office:value="131766.76999999999" table:style-name="ce2">
            <text:p>131.766,77</text:p>
          </table:table-cell>
          <table:table-cell office:value-type="float" office:value="28" table:style-name="ce1">
            <text:p>28</text:p>
          </table:table-cell>
          <table:table-cell office:value-type="float" office:value="513.79999999999995" table:style-name="ce1">
            <text:p>513,8</text:p>
          </table:table-cell>
          <table:table-cell office:value-type="float" office:value="43151.14" table:style-name="ce2">
            <text:p>43.151,14</text:p>
          </table:table-cell>
          <table:table-cell office:value-type="float" office:value="7" table:style-name="ce1">
            <text:p>7</text:p>
          </table:table-cell>
          <table:table-cell office:value-type="float" office:value="258.47000000000003" table:style-name="ce1">
            <text:p>258,47</text:p>
          </table:table-cell>
          <table:table-cell office:value-type="float" office:value="20204.810000000001" table:style-name="ce2">
            <text:p>20.204,81</text:p>
          </table:table-cell>
          <table:table-cell office:value-type="float" office:value="50" table:style-name="ce1">
            <text:p>50</text:p>
          </table:table-cell>
          <table:table-cell office:value-type="float" office:value="718.5" table:style-name="ce1">
            <text:p>718,5</text:p>
          </table:table-cell>
          <table:table-cell office:value-type="float" office:value="52789" table:style-name="ce2">
            <text:p>52.789,00</text:p>
          </table:table-cell>
          <table:table-cell office:value-type="float" office:value="34" table:style-name="ce1">
            <text:p>34</text:p>
          </table:table-cell>
          <table:table-cell office:value-type="float" office:value="4536.3" table:style-name="ce2">
            <text:p>4.536,30</text:p>
          </table:table-cell>
          <table:table-cell office:value-type="float" office:value="308242.11" table:style-name="ce2">
            <text:p>308.242,11</text:p>
          </table:table-cell>
          <table:table-cell office:value-type="float" office:value="23" table:style-name="ce1">
            <text:p>23</text:p>
          </table:table-cell>
          <table:table-cell office:value-type="float" office:value="2123.11" table:style-name="ce2">
            <text:p>2.123,11</text:p>
          </table:table-cell>
          <table:table-cell office:value-type="float" office:value="144624.87" table:style-name="ce2">
            <text:p>144.624,87</text:p>
          </table:table-cell>
          <table:table-cell office:value-type="float" office:value="34" table:style-name="ce1">
            <text:p>34</text:p>
          </table:table-cell>
          <table:table-cell office:value-type="float" office:value="310.95999999999998" table:style-name="ce1">
            <text:p>310,96</text:p>
          </table:table-cell>
          <table:table-cell office:value-type="float" office:value="21602.78" table:style-name="ce2">
            <text:p>21.602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22" table:style-name="ce1">
            <text:p>1,22</text:p>
          </table:table-cell>
          <table:table-cell office:value-type="float" office:value="132.18" table:style-name="ce1">
            <text:p>132,18</text:p>
          </table:table-cell>
          <table:table-cell office:value-type="float" office:value="29" table:style-name="ce1">
            <text:p>29</text:p>
          </table:table-cell>
          <table:table-cell office:value-type="float" office:value="49.88" table:style-name="ce1">
            <text:p>49,88</text:p>
          </table:table-cell>
          <table:table-cell office:value-type="float" office:value="4831.29" table:style-name="ce2">
            <text:p>4.831,29</text:p>
          </table:table-cell>
          <table:table-cell office:value-type="float" office:value="4" table:style-name="ce1">
            <text:p>4</text:p>
          </table:table-cell>
          <table:table-cell office:value-type="float" office:value="8.06" table:style-name="ce1">
            <text:p>8,06</text:p>
          </table:table-cell>
          <table:table-cell office:value-type="float" office:value="778.93" table:style-name="ce1">
            <text:p>778,93</text:p>
          </table:table-cell>
          <table:table-cell office:value-type="float" office:value="36" table:style-name="ce1">
            <text:p>36</text:p>
          </table:table-cell>
          <table:table-cell office:value-type="float" office:value="128.61000000000001" table:style-name="ce1">
            <text:p>128,61</text:p>
          </table:table-cell>
          <table:table-cell office:value-type="float" office:value="12436.83" table:style-name="ce2">
            <text:p>12.436,83</text:p>
          </table:table-cell>
          <table:table-cell office:value-type="float" office:value="51" table:style-name="ce1">
            <text:p>51</text:p>
          </table:table-cell>
          <table:table-cell office:value-type="float" office:value="194.37" table:style-name="ce1">
            <text:p>194,37</text:p>
          </table:table-cell>
          <table:table-cell office:value-type="float" office:value="18344.41" table:style-name="ce2">
            <text:p>18.344,41</text:p>
          </table:table-cell>
          <table:table-cell office:value-type="float" office:value="23" table:style-name="ce1">
            <text:p>23</text:p>
          </table:table-cell>
          <table:table-cell office:value-type="float" office:value="49.35" table:style-name="ce1">
            <text:p>49,35</text:p>
          </table:table-cell>
          <table:table-cell office:value-type="float" office:value="4853.75" table:style-name="ce2">
            <text:p>4.853,75</text:p>
          </table:table-cell>
          <table:table-cell office:value-type="float" office:value="35" table:style-name="ce1">
            <text:p>35</text:p>
          </table:table-cell>
          <table:table-cell office:value-type="float" office:value="37.78" table:style-name="ce1">
            <text:p>37,78</text:p>
          </table:table-cell>
          <table:table-cell office:value-type="float" office:value="4410.95" table:style-name="ce2">
            <text:p>4.410,95</text:p>
          </table:table-cell>
          <table:table-cell office:value-type="float" office:value="11" table:style-name="ce1">
            <text:p>11</text:p>
          </table:table-cell>
          <table:table-cell office:value-type="float" office:value="37.22" table:style-name="ce1">
            <text:p>37,22</text:p>
          </table:table-cell>
          <table:table-cell office:value-type="float" office:value="3842.36" table:style-name="ce2">
            <text:p>3.842,36</text:p>
          </table:table-cell>
          <table:table-cell office:value-type="float" office:value="10" table:style-name="ce1">
            <text:p>10</text:p>
          </table:table-cell>
          <table:table-cell office:value-type="float" office:value="12.94" table:style-name="ce1">
            <text:p>12,94</text:p>
          </table:table-cell>
          <table:table-cell office:value-type="float" office:value="1655.73" table:style-name="ce2">
            <text:p>1.655,73</text:p>
          </table:table-cell>
          <table:table-cell office:value-type="float" office:value="13" table:style-name="ce1">
            <text:p>1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1976.96" table:style-name="ce2">
            <text:p>1.976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.77" table:style-name="ce1">
            <text:p>7,77</text:p>
          </table:table-cell>
          <table:table-cell office:value-type="float" office:value="833.88" table:style-name="ce1">
            <text:p>833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246.02" table:style-name="ce1">
            <text:p>246,02</text:p>
          </table:table-cell>
          <table:table-cell office:value-type="float" office:value="23229.58" table:style-name="ce2">
            <text:p>23.229,58</text:p>
          </table:table-cell>
          <table:table-cell office:value-type="float" office:value="4" table:style-name="ce1">
            <text:p>4</text:p>
          </table:table-cell>
          <table:table-cell office:value-type="float" office:value="20.52" table:style-name="ce1">
            <text:p>20,52</text:p>
          </table:table-cell>
          <table:table-cell office:value-type="float" office:value="1843.36" table:style-name="ce2">
            <text:p>1.843,36</text:p>
          </table:table-cell>
          <table:table-cell office:value-type="float" office:value="5" table:style-name="ce1">
            <text:p>5</text:p>
          </table:table-cell>
          <table:table-cell office:value-type="float" office:value="15.15" table:style-name="ce1">
            <text:p>15,15</text:p>
          </table:table-cell>
          <table:table-cell office:value-type="float" office:value="1609.25" table:style-name="ce2">
            <text:p>1.609,25</text:p>
          </table:table-cell>
          <table:table-cell office:value-type="float" office:value="7" table:style-name="ce1">
            <text:p>7</text:p>
          </table:table-cell>
          <table:table-cell office:value-type="float" office:value="14.91" table:style-name="ce1">
            <text:p>14,91</text:p>
          </table:table-cell>
          <table:table-cell office:value-type="float" office:value="1479.96" table:style-name="ce2">
            <text:p>1.479,96</text:p>
          </table:table-cell>
          <table:table-cell office:value-type="float" office:value="2" table:style-name="ce1">
            <text:p>2</text:p>
          </table:table-cell>
          <table:table-cell office:value-type="float" office:value="2.17" table:style-name="ce1">
            <text:p>2,17</text:p>
          </table:table-cell>
          <table:table-cell office:value-type="float" office:value="272.81" table:style-name="ce1">
            <text:p>272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421.66" table:style-name="ce1">
            <text:p>421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905.27" table:style-name="ce2">
            <text:p>1.905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4.489999999999995" table:style-name="ce1">
            <text:p>74,49</text:p>
          </table:table-cell>
          <table:table-cell office:value-type="float" office:value="7246.53" table:style-name="ce2">
            <text:p>7.246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33" table:style-name="ce1">
            <text:p>10,33</text:p>
          </table:table-cell>
          <table:table-cell office:value-type="float" office:value="2427.87" table:style-name="ce2">
            <text:p>2.427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03" table:style-name="ce1">
            <text:p>1,03</text:p>
          </table:table-cell>
          <table:table-cell office:value-type="float" office:value="86.1" table:style-name="ce1">
            <text:p>86,1</text:p>
          </table:table-cell>
          <table:table-cell office:value-type="float" office:value="7" table:style-name="ce1">
            <text:p>7</text:p>
          </table:table-cell>
          <table:table-cell office:value-type="float" office:value="23.8" table:style-name="ce1">
            <text:p>23,8</text:p>
          </table:table-cell>
          <table:table-cell office:value-type="float" office:value="2333.8200000000002" table:style-name="ce2">
            <text:p>2.333,82</text:p>
          </table:table-cell>
          <table:table-cell office:value-type="float" office:value="115" table:style-name="ce1">
            <text:p>115</text:p>
          </table:table-cell>
          <table:table-cell office:value-type="float" office:value="924.92" table:style-name="ce1">
            <text:p>924,92</text:p>
          </table:table-cell>
          <table:table-cell office:value-type="float" office:value="70377.72" table:style-name="ce2">
            <text:p>70.377,72</text:p>
          </table:table-cell>
          <table:table-cell office:value-type="float" office:value="9" table:style-name="ce1">
            <text:p>9</text:p>
          </table:table-cell>
          <table:table-cell office:value-type="float" office:value="69.27" table:style-name="ce1">
            <text:p>69,27</text:p>
          </table:table-cell>
          <table:table-cell office:value-type="float" office:value="5516.04" table:style-name="ce2">
            <text:p>5.516,04</text:p>
          </table:table-cell>
          <table:table-cell office:value-type="float" office:value="4" table:style-name="ce1">
            <text:p>4</text:p>
          </table:table-cell>
          <table:table-cell office:value-type="float" office:value="27.77" table:style-name="ce1">
            <text:p>27,77</text:p>
          </table:table-cell>
          <table:table-cell office:value-type="float" office:value="2186.9899999999998" table:style-name="ce2">
            <text:p>2.186,99</text:p>
          </table:table-cell>
          <table:table-cell office:value-type="float" office:value="28" table:style-name="ce1">
            <text:p>28</text:p>
          </table:table-cell>
          <table:table-cell office:value-type="float" office:value="64.209999999999994" table:style-name="ce1">
            <text:p>64,21</text:p>
          </table:table-cell>
          <table:table-cell office:value-type="float" office:value="5262.76" table:style-name="ce2">
            <text:p>5.262,76</text:p>
          </table:table-cell>
          <table:table-cell office:value-type="float" office:value="2" table:style-name="ce1">
            <text:p>2</text:p>
          </table:table-cell>
          <table:table-cell office:value-type="float" office:value="8.93" table:style-name="ce1">
            <text:p>8,93</text:p>
          </table:table-cell>
          <table:table-cell office:value-type="float" office:value="691.08" table:style-name="ce1">
            <text:p>691,08</text:p>
          </table:table-cell>
          <table:table-cell office:value-type="float" office:value="2" table:style-name="ce1">
            <text:p>2</text:p>
          </table:table-cell>
          <table:table-cell office:value-type="float" office:value="6.58" table:style-name="ce1">
            <text:p>6,58</text:p>
          </table:table-cell>
          <table:table-cell office:value-type="float" office:value="481.46" table:style-name="ce1">
            <text:p>481,46</text:p>
          </table:table-cell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93.38" table:style-name="ce1">
            <text:p>193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1.07" table:style-name="ce1">
            <text:p>91,07</text:p>
          </table:table-cell>
          <table:table-cell office:value-type="float" office:value="6527.31" table:style-name="ce2">
            <text:p>6.527,31</text:p>
          </table:table-cell>
          <table:table-cell office:value-type="float" office:value="2" table:style-name="ce1">
            <text:p>2</text:p>
          </table:table-cell>
          <table:table-cell office:value-type="float" office:value="22.73" table:style-name="ce1">
            <text:p>22,73</text:p>
          </table:table-cell>
          <table:table-cell office:value-type="float" office:value="1539.9" table:style-name="ce2">
            <text:p>1.539,90</text:p>
          </table:table-cell>
          <table:table-cell office:value-type="float" office:value="38" table:style-name="ce1">
            <text:p>38</text:p>
          </table:table-cell>
          <table:table-cell office:value-type="float" office:value="3821.93" table:style-name="ce2">
            <text:p>3.821,93</text:p>
          </table:table-cell>
          <table:table-cell office:value-type="float" office:value="235847.67" table:style-name="ce2">
            <text:p>235.847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006.3" table:style-name="ce2">
            <text:p>2.006,30</text:p>
          </table:table-cell>
          <table:table-cell office:value-type="float" office:value="132916.68" table:style-name="ce2">
            <text:p>132.916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5" table:style-name="ce1">
            <text:p>6,5</text:p>
          </table:table-cell>
          <table:table-cell office:value-type="float" office:value="574.61" table:style-name="ce1">
            <text:p>574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77" table:style-name="ce1">
            <text:p>9,77</text:p>
          </table:table-cell>
          <table:table-cell office:value-type="float" office:value="946.93" table:style-name="ce1">
            <text:p>946,93</text:p>
          </table:table-cell>
          <table:table-cell office:value-type="float" office:value="6" table:style-name="ce1">
            <text:p>6</text:p>
          </table:table-cell>
          <table:table-cell office:value-type="float" office:value="44.23" table:style-name="ce1">
            <text:p>44,23</text:p>
          </table:table-cell>
          <table:table-cell office:value-type="float" office:value="3374.58" table:style-name="ce2">
            <text:p>3.374,58</text:p>
          </table:table-cell>
          <table:table-cell office:value-type="float" office:value="101" table:style-name="ce1">
            <text:p>101</text:p>
          </table:table-cell>
          <table:table-cell office:value-type="float" office:value="116.68" table:style-name="ce1">
            <text:p>116,68</text:p>
          </table:table-cell>
          <table:table-cell office:value-type="float" office:value="10457.19" table:style-name="ce2">
            <text:p>10.457,19</text:p>
          </table:table-cell>
          <table:table-cell office:value-type="float" office:value="5" table:style-name="ce1">
            <text:p>5</text:p>
          </table:table-cell>
          <table:table-cell office:value-type="float" office:value="23.13" table:style-name="ce1">
            <text:p>23,13</text:p>
          </table:table-cell>
          <table:table-cell office:value-type="float" office:value="2001.46" table:style-name="ce2">
            <text:p>2.001,46</text:p>
          </table:table-cell>
          <table:table-cell office:value-type="float" office:value="7" table:style-name="ce1">
            <text:p>7</text:p>
          </table:table-cell>
          <table:table-cell office:value-type="float" office:value="15.72" table:style-name="ce1">
            <text:p>15,72</text:p>
          </table:table-cell>
          <table:table-cell office:value-type="float" office:value="1517.1" table:style-name="ce2">
            <text:p>1.517,10</text:p>
          </table:table-cell>
          <table:table-cell office:value-type="float" office:value="6" table:style-name="ce1">
            <text:p>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51.15" table:style-name="ce1">
            <text:p>151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7.709999999999994" table:style-name="ce1">
            <text:p>77,71</text:p>
          </table:table-cell>
          <table:table-cell office:value-type="float" office:value="5130.8" table:style-name="ce2">
            <text:p>5.130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41" table:style-name="ce1">
            <text:p>3,41</text:p>
          </table:table-cell>
          <table:table-cell office:value-type="float" office:value="399.75" table:style-name="ce1">
            <text:p>399,75</text:p>
          </table:table-cell>
          <table:table-cell office:value-type="float" office:value="2" table:style-name="ce1">
            <text:p>2</text:p>
          </table:table-cell>
          <table:table-cell office:value-type="float" office:value="6.98" table:style-name="ce1">
            <text:p>6,98</text:p>
          </table:table-cell>
          <table:table-cell office:value-type="float" office:value="558.36" table:style-name="ce1">
            <text:p>558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447.61" table:style-name="ce1">
            <text:p>447,61</text:p>
          </table:table-cell>
          <table:table-cell office:value-type="float" office:value="31" table:style-name="ce1">
            <text:p>31</text:p>
          </table:table-cell>
          <table:table-cell office:value-type="float" office:value="67.05" table:style-name="ce1">
            <text:p>67,05</text:p>
          </table:table-cell>
          <table:table-cell office:value-type="float" office:value="6622.18" table:style-name="ce2">
            <text:p>6.622,18</text:p>
          </table:table-cell>
          <table:table-cell office:value-type="float" office:value="117" table:style-name="ce1">
            <text:p>117</text:p>
          </table:table-cell>
          <table:table-cell office:value-type="float" office:value="1494.59" table:style-name="ce2">
            <text:p>1.494,59</text:p>
          </table:table-cell>
          <table:table-cell office:value-type="float" office:value="116506.9" table:style-name="ce2">
            <text:p>116.506,90</text:p>
          </table:table-cell>
          <table:table-cell office:value-type="float" office:value="144" table:style-name="ce1">
            <text:p>144</text:p>
          </table:table-cell>
          <table:table-cell office:value-type="float" office:value="791.97" table:style-name="ce1">
            <text:p>791,97</text:p>
          </table:table-cell>
          <table:table-cell office:value-type="float" office:value="75171.8" table:style-name="ce2">
            <text:p>75.171,80</text:p>
          </table:table-cell>
          <table:table-cell office:value-type="float" office:value="1" table:style-name="ce1">
            <text:p>1</text:p>
          </table:table-cell>
          <table:table-cell office:value-type="float" office:value="1.01" table:style-name="ce1">
            <text:p>1,01</text:p>
          </table:table-cell>
          <table:table-cell office:value-type="float" office:value="118.39" table:style-name="ce1">
            <text:p>118,39</text:p>
          </table:table-cell>
          <table:table-cell office:value-type="float" office:value="60" table:style-name="ce1">
            <text:p>60</text:p>
          </table:table-cell>
          <table:table-cell office:value-type="float" office:value="210.86" table:style-name="ce1">
            <text:p>210,86</text:p>
          </table:table-cell>
          <table:table-cell office:value-type="float" office:value="19017.419999999998" table:style-name="ce2">
            <text:p>19.017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45.86" table:style-name="ce1">
            <text:p>45,86</text:p>
          </table:table-cell>
          <table:table-cell office:value-type="float" office:value="4570.87" table:style-name="ce2">
            <text:p>4.570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291.48" table:style-name="ce2">
            <text:p>1.291,48</text:p>
          </table:table-cell>
          <table:table-cell office:value-type="float" office:value="91912.74" table:style-name="ce2">
            <text:p>91.912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9.6" table:style-name="ce1">
            <text:p>29,6</text:p>
          </table:table-cell>
          <table:table-cell office:value-type="float" office:value="2307.4499999999998" table:style-name="ce2">
            <text:p>2.307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.130000000000001" table:style-name="ce1">
            <text:p>-10,13</text:p>
          </table:table-cell>
          <table:table-cell office:value-type="float" office:value="-488.2" table:style-name="ce1">
            <text:p>-488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68" table:style-name="ce1">
            <text:p>6,68</text:p>
          </table:table-cell>
          <table:table-cell office:value-type="float" office:value="-45966.17" table:style-name="ce2">
            <text:p>-45.966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7" table:style-name="ce1">
            <text:p>10,7</text:p>
          </table:table-cell>
          <table:table-cell office:value-type="float" office:value="-31748.11" table:style-name="ce2">
            <text:p>-31.748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6" table:style-name="ce1">
            <text:p>1,36</text:p>
          </table:table-cell>
          <table:table-cell office:value-type="float" office:value="5973.13" table:style-name="ce2">
            <text:p>5.973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.7" table:style-name="ce1">
            <text:p>-16,7</text:p>
          </table:table-cell>
          <table:table-cell office:value-type="float" office:value="-5515.72" table:style-name="ce2">
            <text:p>-5.515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1.14" table:style-name="ce1">
            <text:p>-31,14</text:p>
          </table:table-cell>
          <table:table-cell office:value-type="float" office:value="-17611.98" table:style-name="ce2">
            <text:p>-17.611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.04" table:style-name="ce1">
            <text:p>113,04</text:p>
          </table:table-cell>
          <table:table-cell office:value-type="float" office:value="981.47" table:style-name="ce1">
            <text:p>981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87" table:style-name="ce1">
            <text:p>-0,87</text:p>
          </table:table-cell>
          <table:table-cell office:value-type="float" office:value="-689094.02" table:style-name="ce2">
            <text:p>-689.094,0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9.36" table:style-name="ce1">
            <text:p>9,36</text:p>
          </table:table-cell>
          <table:table-cell office:value-type="float" office:value="1113.5899999999999" table:style-name="ce2">
            <text:p>1.113,59</text:p>
          </table:table-cell>
          <table:table-cell office:value-type="float" office:value="680" table:style-name="ce1">
            <text:p>680</text:p>
          </table:table-cell>
          <table:table-cell office:value-type="float" office:value="142.71" table:style-name="ce1">
            <text:p>142,71</text:p>
          </table:table-cell>
          <table:table-cell office:value-type="float" office:value="15129.9" table:style-name="ce2">
            <text:p>15.129,90</text:p>
          </table:table-cell>
          <table:table-cell office:value-type="float" office:value="37" table:style-name="ce1">
            <text:p>37</text:p>
          </table:table-cell>
          <table:table-cell office:value-type="float" office:value="6.56" table:style-name="ce1">
            <text:p>6,56</text:p>
          </table:table-cell>
          <table:table-cell office:value-type="float" office:value="726.77" table:style-name="ce1">
            <text:p>726,77</text:p>
          </table:table-cell>
          <table:table-cell office:value-type="float" office:value="215" table:style-name="ce1">
            <text:p>215</text:p>
          </table:table-cell>
          <table:table-cell office:value-type="float" office:value="22.54" table:style-name="ce1">
            <text:p>22,54</text:p>
          </table:table-cell>
          <table:table-cell office:value-type="float" office:value="2476.79" table:style-name="ce2">
            <text:p>2.476,79</text:p>
          </table:table-cell>
          <table:table-cell office:value-type="float" office:value="3" table:style-name="ce1">
            <text:p>3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59.41" table:style-name="ce1">
            <text:p>59,41</text:p>
          </table:table-cell>
          <table:table-cell office:value-type="float" office:value="271" table:style-name="ce1">
            <text:p>271</text:p>
          </table:table-cell>
          <table:table-cell office:value-type="float" office:value="63.87" table:style-name="ce1">
            <text:p>63,87</text:p>
          </table:table-cell>
          <table:table-cell office:value-type="float" office:value="6942.66" table:style-name="ce2">
            <text:p>6.942,66</text:p>
          </table:table-cell>
          <table:table-cell office:value-type="float" office:value="8" table:style-name="ce1">
            <text:p>8</text:p>
          </table:table-cell>
          <table:table-cell office:value-type="float" office:value="1.26" table:style-name="ce1">
            <text:p>1,26</text:p>
          </table:table-cell>
          <table:table-cell office:value-type="float" office:value="140.15" table:style-name="ce1">
            <text:p>140,15</text:p>
          </table:table-cell>
          <table:table-cell office:value-type="float" office:value="4" table:style-name="ce1">
            <text:p>4</text:p>
          </table:table-cell>
          <table:table-cell office:value-type="float" office:value="0.38" table:style-name="ce1">
            <text:p>0,38</text:p>
          </table:table-cell>
          <table:table-cell office:value-type="float" office:value="41.07" table:style-name="ce1">
            <text:p>41,07</text:p>
          </table:table-cell>
          <table:table-cell office:value-type="float" office:value="12" table:style-name="ce1">
            <text:p>12</text:p>
          </table:table-cell>
          <table:table-cell office:value-type="float" office:value="2.63" table:style-name="ce1">
            <text:p>2,63</text:p>
          </table:table-cell>
          <table:table-cell office:value-type="float" office:value="302.7" table:style-name="ce1">
            <text:p>302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59987" table:style-name="ce3">
            <text:p>59.987</text:p>
          </table:table-cell>
          <table:table-cell office:value-type="float" office:value="3794.94" table:style-name="ce2">
            <text:p>3.794,94</text:p>
          </table:table-cell>
          <table:table-cell office:value-type="float" office:value="439960.31" table:style-name="ce2">
            <text:p>439.960,31</text:p>
          </table:table-cell>
          <table:table-cell office:value-type="float" office:value="215988" table:style-name="ce3">
            <text:p>215.988</text:p>
          </table:table-cell>
          <table:table-cell office:value-type="float" office:value="30396.14" table:style-name="ce2">
            <text:p>30.396,14</text:p>
          </table:table-cell>
          <table:table-cell office:value-type="float" office:value="3297672.65" table:style-name="ce2">
            <text:p>3.297.672,65</text:p>
          </table:table-cell>
          <table:table-cell office:value-type="float" office:value="96191" table:style-name="ce3">
            <text:p>96.191</text:p>
          </table:table-cell>
          <table:table-cell office:value-type="float" office:value="13413.06" table:style-name="ce2">
            <text:p>13.413,06</text:p>
          </table:table-cell>
          <table:table-cell office:value-type="float" office:value="1440186.79" table:style-name="ce2">
            <text:p>1.440.186,79</text:p>
          </table:table-cell>
          <table:table-cell office:value-type="float" office:value="516688" table:style-name="ce3">
            <text:p>516.688</text:p>
          </table:table-cell>
          <table:table-cell office:value-type="float" office:value="125597.8" table:style-name="ce2">
            <text:p>125.597,80</text:p>
          </table:table-cell>
          <table:table-cell office:value-type="float" office:value="13090004.789999999" table:style-name="ce2">
            <text:p>13.090.004,79</text:p>
          </table:table-cell>
          <table:table-cell office:value-type="float" office:value="277560" table:style-name="ce3">
            <text:p>277.560</text:p>
          </table:table-cell>
          <table:table-cell office:value-type="float" office:value="63476.05" table:style-name="ce2">
            <text:p>63.476,05</text:p>
          </table:table-cell>
          <table:table-cell office:value-type="float" office:value="7255833.3499999996" table:style-name="ce2">
            <text:p>7.255.833,35</text:p>
          </table:table-cell>
          <table:table-cell office:value-type="float" office:value="112856" table:style-name="ce3">
            <text:p>112.856</text:p>
          </table:table-cell>
          <table:table-cell office:value-type="float" office:value="15214.19" table:style-name="ce2">
            <text:p>15.214,19</text:p>
          </table:table-cell>
          <table:table-cell office:value-type="float" office:value="1639884.98" table:style-name="ce2">
            <text:p>1.639.884,98</text:p>
          </table:table-cell>
          <table:table-cell office:value-type="float" office:value="267003" table:style-name="ce3">
            <text:p>267.003</text:p>
          </table:table-cell>
          <table:table-cell office:value-type="float" office:value="45984.38" table:style-name="ce2">
            <text:p>45.984,38</text:p>
          </table:table-cell>
          <table:table-cell office:value-type="float" office:value="4957907.7699999996" table:style-name="ce2">
            <text:p>4.957.907,77</text:p>
          </table:table-cell>
          <table:table-cell office:value-type="float" office:value="118859" table:style-name="ce3">
            <text:p>118.859</text:p>
          </table:table-cell>
          <table:table-cell office:value-type="float" office:value="18024.080000000002" table:style-name="ce2">
            <text:p>18.024,08</text:p>
          </table:table-cell>
          <table:table-cell office:value-type="float" office:value="1919033.72" table:style-name="ce2">
            <text:p>1.919.033,72</text:p>
          </table:table-cell>
          <table:table-cell office:value-type="float" office:value="86034" table:style-name="ce3">
            <text:p>86.034</text:p>
          </table:table-cell>
          <table:table-cell office:value-type="float" office:value="13134.27" table:style-name="ce2">
            <text:p>13.134,27</text:p>
          </table:table-cell>
          <table:table-cell office:value-type="float" office:value="1406860.55" table:style-name="ce2">
            <text:p>1.406.860,55</text:p>
          </table:table-cell>
          <table:table-cell office:value-type="float" office:value="194465" table:style-name="ce3">
            <text:p>194.465</text:p>
          </table:table-cell>
          <table:table-cell office:value-type="float" office:value="21773.8" table:style-name="ce2">
            <text:p>21.773,80</text:p>
          </table:table-cell>
          <table:table-cell office:value-type="float" office:value="2332141.2000000002" table:style-name="ce2">
            <text:p>2.332.141,20</text:p>
          </table:table-cell>
          <table:table-cell office:value-type="float" office:value="79366" table:style-name="ce3">
            <text:p>79.366</text:p>
          </table:table-cell>
          <table:table-cell office:value-type="float" office:value="10518" table:style-name="ce2">
            <text:p>10.518,00</text:p>
          </table:table-cell>
          <table:table-cell office:value-type="float" office:value="1712187.29" table:style-name="ce2">
            <text:p>1.712.187,2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22" table:style-name="ce3">
            <text:p>5.822</text:p>
          </table:table-cell>
          <table:table-cell office:value-type="float" office:value="692.51" table:style-name="ce1">
            <text:p>692,51</text:p>
          </table:table-cell>
          <table:table-cell office:value-type="float" office:value="97195.42" table:style-name="ce2">
            <text:p>97.195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.56" table:style-name="ce1">
            <text:p>2,56</text:p>
          </table:table-cell>
          <table:table-cell office:value-type="float" office:value="353.81" table:style-name="ce1">
            <text:p>353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5" table:style-name="ce1">
            <text:p>315</text:p>
          </table:table-cell>
          <table:table-cell office:value-type="float" office:value="27.92" table:style-name="ce1">
            <text:p>27,92</text:p>
          </table:table-cell>
          <table:table-cell office:value-type="float" office:value="3989.7" table:style-name="ce2">
            <text:p>3.989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02" table:style-name="ce3">
            <text:p>13.202</text:p>
          </table:table-cell>
          <table:table-cell office:value-type="float" office:value="1777.44" table:style-name="ce2">
            <text:p>1.777,44</text:p>
          </table:table-cell>
          <table:table-cell office:value-type="float" office:value="248591.4" table:style-name="ce2">
            <text:p>248.591,40</text:p>
          </table:table-cell>
          <table:table-cell office:value-type="float" office:value="3878" table:style-name="ce3">
            <text:p>3.878</text:p>
          </table:table-cell>
          <table:table-cell office:value-type="float" office:value="605.76" table:style-name="ce1">
            <text:p>605,76</text:p>
          </table:table-cell>
          <table:table-cell office:value-type="float" office:value="63092.12" table:style-name="ce2">
            <text:p>63.092,12</text:p>
          </table:table-cell>
          <table:table-cell office:value-type="float" office:value="21" table:style-name="ce1">
            <text:p>21</text:p>
          </table:table-cell>
          <table:table-cell office:value-type="float" office:value="30.27" table:style-name="ce1">
            <text:p>30,27</text:p>
          </table:table-cell>
          <table:table-cell office:value-type="float" office:value="4082.44" table:style-name="ce2">
            <text:p>4.082,4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25" table:style-name="ce3">
            <text:p>3.425</text:p>
          </table:table-cell>
          <table:table-cell office:value-type="float" office:value="411.62" table:style-name="ce1">
            <text:p>411,62</text:p>
          </table:table-cell>
          <table:table-cell office:value-type="float" office:value="34027.42" table:style-name="ce2">
            <text:p>34.027,42</text:p>
          </table:table-cell>
          <table:table-cell office:value-type="float" office:value="29407" table:style-name="ce3">
            <text:p>29.407</text:p>
          </table:table-cell>
          <table:table-cell office:value-type="float" office:value="5126.34" table:style-name="ce2">
            <text:p>5.126,34</text:p>
          </table:table-cell>
          <table:table-cell office:value-type="float" office:value="432183.33" table:style-name="ce2">
            <text:p>432.183,33</text:p>
          </table:table-cell>
          <table:table-cell office:value-type="float" office:value="18072" table:style-name="ce3">
            <text:p>18.072</text:p>
          </table:table-cell>
          <table:table-cell office:value-type="float" office:value="3136.07" table:style-name="ce2">
            <text:p>3.136,07</text:p>
          </table:table-cell>
          <table:table-cell office:value-type="float" office:value="267061.73" table:style-name="ce2">
            <text:p>267.061,73</text:p>
          </table:table-cell>
          <table:table-cell office:value-type="float" office:value="110170" table:style-name="ce3">
            <text:p>110.170</text:p>
          </table:table-cell>
          <table:table-cell office:value-type="float" office:value="25873.14" table:style-name="ce2">
            <text:p>25.873,14</text:p>
          </table:table-cell>
          <table:table-cell office:value-type="float" office:value="2595903.7400000002" table:style-name="ce2">
            <text:p>2.595.903,74</text:p>
          </table:table-cell>
          <table:table-cell office:value-type="float" office:value="55866" table:style-name="ce3">
            <text:p>55.866</text:p>
          </table:table-cell>
          <table:table-cell office:value-type="float" office:value="11833.65" table:style-name="ce2">
            <text:p>11.833,65</text:p>
          </table:table-cell>
          <table:table-cell office:value-type="float" office:value="995789.82" table:style-name="ce2">
            <text:p>995.789,82</text:p>
          </table:table-cell>
          <table:table-cell office:value-type="float" office:value="19788" table:style-name="ce3">
            <text:p>19.788</text:p>
          </table:table-cell>
          <table:table-cell office:value-type="float" office:value="3319.7" table:style-name="ce2">
            <text:p>3.319,70</text:p>
          </table:table-cell>
          <table:table-cell office:value-type="float" office:value="270932.39" table:style-name="ce2">
            <text:p>270.932,39</text:p>
          </table:table-cell>
          <table:table-cell office:value-type="float" office:value="39485" table:style-name="ce3">
            <text:p>39.485</text:p>
          </table:table-cell>
          <table:table-cell office:value-type="float" office:value="8382.7900000000009" table:style-name="ce2">
            <text:p>8.382,79</text:p>
          </table:table-cell>
          <table:table-cell office:value-type="float" office:value="721647.33" table:style-name="ce2">
            <text:p>721.647,33</text:p>
          </table:table-cell>
          <table:table-cell office:value-type="float" office:value="22517" table:style-name="ce3">
            <text:p>22.517</text:p>
          </table:table-cell>
          <table:table-cell office:value-type="float" office:value="4275.1400000000003" table:style-name="ce2">
            <text:p>4.275,14</text:p>
          </table:table-cell>
          <table:table-cell office:value-type="float" office:value="353821.98" table:style-name="ce2">
            <text:p>353.821,98</text:p>
          </table:table-cell>
          <table:table-cell office:value-type="float" office:value="21526" table:style-name="ce3">
            <text:p>21.526</text:p>
          </table:table-cell>
          <table:table-cell office:value-type="float" office:value="3952.24" table:style-name="ce2">
            <text:p>3.952,24</text:p>
          </table:table-cell>
          <table:table-cell office:value-type="float" office:value="320411.65000000002" table:style-name="ce2">
            <text:p>320.411,65</text:p>
          </table:table-cell>
          <table:table-cell office:value-type="float" office:value="32262" table:style-name="ce3">
            <text:p>32.262</text:p>
          </table:table-cell>
          <table:table-cell office:value-type="float" office:value="4843.04" table:style-name="ce2">
            <text:p>4.843,04</text:p>
          </table:table-cell>
          <table:table-cell office:value-type="float" office:value="402988.15" table:style-name="ce2">
            <text:p>402.988,15</text:p>
          </table:table-cell>
          <table:table-cell office:value-type="float" office:value="10123" table:style-name="ce3">
            <text:p>10.123</text:p>
          </table:table-cell>
          <table:table-cell office:value-type="float" office:value="1770.93" table:style-name="ce2">
            <text:p>1.770,93</text:p>
          </table:table-cell>
          <table:table-cell office:value-type="float" office:value="151330.59" table:style-name="ce2">
            <text:p>151.330,5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13.87" table:style-name="ce1">
            <text:p>13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42" table:style-name="ce1">
            <text:p>6,42</text:p>
          </table:table-cell>
          <table:table-cell office:value-type="float" office:value="660.07" table:style-name="ce1">
            <text:p>660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Abr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6.25" table:style-name="ce1">
            <text:p>-146,25</text:p>
          </table:table-cell>
          <table:table-cell office:value-type="float" office:value="-21117.919999999998" table:style-name="ce2">
            <text:p>-21.11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4.62" table:style-name="ce1">
            <text:p>-134,62</text:p>
          </table:table-cell>
          <table:table-cell office:value-type="float" office:value="-8399.6200000000008" table:style-name="ce2">
            <text:p>-8.399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45" table:style-name="ce1">
            <text:p>46,45</text:p>
          </table:table-cell>
          <table:table-cell office:value-type="float" office:value="7797.55" table:style-name="ce2">
            <text:p>7.797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4.770000000000003" table:style-name="ce1">
            <text:p>-34,77</text:p>
          </table:table-cell>
          <table:table-cell office:value-type="float" office:value="6824.56" table:style-name="ce2">
            <text:p>6.824,56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06-08T21:53:18Z</meta:creation-date>
    <dc:date>2022-06-08T21:53:18Z</dc:date>
  </office:meta>
</office:document-meta>
</file>